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left" draw:textarea-vertical-align="top" draw:auto-grow-height="false" draw:fit-to-size="shrink-to-fit" fo:min-height="1.01cm" fo:min-width="4.792cm" fo:padding-top="0.13cm" fo:padding-bottom="0.13cm" fo:padding-left="0.25cm" fo:padding-right="0.25cm" fo:wrap-option="wrap" draw:shadow-color="#808080"/>
    </style:style>
    <style:style style:name="gr2" style:family="graphic" style:parent-style-name="standard" style:list-style-name="L1">
      <style:graphic-properties draw:stroke="none" draw:fill="none" draw:fill-color="#ffffff" draw:textarea-horizontal-align="justify" draw:textarea-vertical-align="top" draw:auto-grow-height="false" draw:fit-to-size="shrink-to-fit" fo:min-height="1.01cm" fo:min-width="7.544cm" fo:padding-top="0.13cm" fo:padding-bottom="0.13cm" fo:padding-left="0.25cm" fo:padding-right="0.25cm" fo:wrap-option="wrap" draw:shadow-color="#808080"/>
    </style:style>
    <style:style style:name="gr3" style:family="graphic" style:parent-style-name="standard" style:list-style-name="L1">
      <style:graphic-properties draw:stroke="none" draw:fill="none" draw:fill-color="#ffffff" draw:textarea-horizontal-align="right" draw:textarea-vertical-align="top" draw:auto-grow-height="false" draw:fit-to-size="shrink-to-fit" fo:min-height="1.01cm" fo:min-width="4.792cm" fo:padding-top="0.13cm" fo:padding-bottom="0.13cm" fo:padding-left="0.25cm" fo:padding-right="0.25cm" fo:wrap-option="wrap" draw:shadow-color="#808080"/>
    </style:style>
    <style:style style:name="gr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6"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 style:family="graphic" style:parent-style-name="standard">
      <style:graphic-properties draw:stroke="none" draw:fill="none" draw:fill-color="#ffffff" draw:textarea-horizontal-align="right" draw:textarea-vertical-align="bottom" draw:auto-grow-height="false" fo:min-height="1.064cm" fo:min-width="8.266cm" fo:padding-top="0.134cm" fo:padding-bottom="0.134cm" fo:padding-left="0.268cm" fo:padding-right="0.268cm" fo:wrap-option="wrap" draw:shadow-color="#808080"/>
    </style:style>
    <style:style style:name="gr9" style:family="graphic" style:parent-style-name="standard">
      <style:graphic-properties draw:stroke="none" draw:fill="none" draw:fill-color="#ffffff" draw:textarea-horizontal-align="left" draw:textarea-vertical-align="top" draw:auto-grow-height="false" fo:min-height="1.064cm" fo:min-width="8.266cm" fo:padding-top="0.134cm" fo:padding-bottom="0.134cm" fo:padding-left="0.268cm" fo:padding-right="0.268cm" fo:wrap-option="wrap" draw:shadow-color="#808080"/>
    </style:style>
    <style:style style:name="gr10" style:family="graphic" style:parent-style-name="standard" style:list-style-name="L1">
      <style:graphic-properties draw:stroke="none" draw:fill="none" draw:fill-color="#ffffff" draw:textarea-horizontal-align="left" draw:textarea-vertical-align="top" draw:auto-grow-height="false" draw:fit-to-size="shrink-to-fit" fo:min-height="1.01cm" fo:min-width="4.792cm" fo:padding-top="0.13cm" fo:padding-bottom="0.13cm" fo:padding-left="0.25cm" fo:padding-right="0.25cm" fo:wrap-option="wrap" draw:shadow-color="#808080"/>
    </style:style>
    <style:style style:name="gr11" style:family="graphic" style:parent-style-name="standard" style:list-style-name="L1">
      <style:graphic-properties draw:stroke="none" draw:fill="none" draw:fill-color="#ffffff" draw:textarea-horizontal-align="justify" draw:textarea-vertical-align="top" draw:auto-grow-height="false" draw:fit-to-size="shrink-to-fit" fo:min-height="1.01cm" fo:min-width="7.544cm"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right" draw:textarea-vertical-align="top" draw:auto-grow-height="false" draw:fit-to-size="shrink-to-fit" fo:min-height="1.01cm" fo:min-width="4.792cm" fo:padding-top="0.13cm" fo:padding-bottom="0.13cm" fo:padding-left="0.25cm" fo:padding-right="0.25cm" fo:wrap-option="wrap" draw:shadow-color="#808080"/>
    </style:style>
    <style:style style:name="gr13"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4" style:family="graphic" style:parent-style-name="standard" style:list-style-name="L4">
      <style:graphic-properties draw:stroke="solid" svg:stroke-width="0.026cm" svg:stroke-color="#ff0000"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5"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6" style:family="graphic" style:parent-style-name="standard">
      <style:graphic-properties draw:stroke="solid" svg:stroke-width="0.053cm" svg:stroke-color="#008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 style:family="graphic" style:parent-style-name="standard">
      <style:graphic-properties draw:stroke="solid" svg:stroke-width="0.053cm" svg:stroke-color="#0099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9"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 style:family="graphic">
      <style:graphic-properties style:protect="size"/>
    </style:style>
    <style:style style:name="gr21" style:family="graphic" style:parent-style-name="standard" style:list-style-name="L1">
      <style:graphic-properties draw:stroke="none" draw:fill="none" draw:fill-color="#ffffff" draw:textarea-horizontal-align="left" draw:textarea-vertical-align="top" draw:auto-grow-height="false" draw:fit-to-size="shrink-to-fit" fo:min-height="1.01cm" fo:min-width="4.792cm" fo:padding-top="0.13cm" fo:padding-bottom="0.13cm" fo:padding-left="0.25cm" fo:padding-right="0.25cm" fo:wrap-option="wrap" draw:shadow-color="#808080"/>
    </style:style>
    <style:style style:name="gr22" style:family="graphic" style:parent-style-name="standard" style:list-style-name="L1">
      <style:graphic-properties draw:stroke="none" draw:fill="none" draw:fill-color="#ffffff" draw:textarea-horizontal-align="justify" draw:textarea-vertical-align="top" draw:auto-grow-height="false" draw:fit-to-size="shrink-to-fit" fo:min-height="1.01cm" fo:min-width="7.544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right" draw:textarea-vertical-align="top" draw:auto-grow-height="false" draw:fit-to-size="shrink-to-fit" fo:min-height="1.01cm" fo:min-width="4.792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6" style:family="graphic" style:parent-style-name="standard" style:list-style-name="L1">
      <style:graphic-properties draw:stroke="none" draw:fill="none" draw:fill-color="#ffffff" draw:textarea-horizontal-align="left" draw:textarea-vertical-align="top" draw:auto-grow-height="false" draw:fit-to-size="shrink-to-fit" fo:min-height="1.01cm" fo:min-width="4.792cm" fo:padding-top="0.13cm" fo:padding-bottom="0.13cm" fo:padding-left="0.25cm" fo:padding-right="0.25cm" fo:wrap-option="wrap" draw:shadow-color="#808080"/>
    </style:style>
    <style:style style:name="gr27" style:family="graphic" style:parent-style-name="standard" style:list-style-name="L1">
      <style:graphic-properties draw:stroke="none" draw:fill="none" draw:fill-color="#ffffff" draw:textarea-horizontal-align="justify" draw:textarea-vertical-align="top" draw:auto-grow-height="false" draw:fit-to-size="shrink-to-fit" fo:min-height="1.01cm" fo:min-width="7.544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right" draw:textarea-vertical-align="top" draw:auto-grow-height="false" draw:fit-to-size="shrink-to-fit" fo:min-height="1.01cm" fo:min-width="4.792cm" fo:padding-top="0.13cm" fo:padding-bottom="0.13cm" fo:padding-left="0.25cm" fo:padding-right="0.25cm" fo:wrap-option="wrap" draw:shadow-color="#808080"/>
    </style:style>
    <style:style style:name="gr29"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list-style-name="L1">
      <style:graphic-properties draw:stroke="none" draw:fill="none" draw:fill-color="#ffffff" draw:textarea-horizontal-align="left" draw:textarea-vertical-align="top" draw:auto-grow-height="false" draw:fit-to-size="shrink-to-fit" fo:min-height="1.01cm" fo:min-width="4.792cm"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false" draw:fit-to-size="shrink-to-fit" fo:min-height="1.01cm" fo:min-width="7.544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right" draw:textarea-vertical-align="top" draw:auto-grow-height="false" draw:fit-to-size="shrink-to-fit" fo:min-height="1.01cm" fo:min-width="4.792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6" style:family="graphic" style:parent-style-name="standard" style:list-style-name="L1">
      <style:graphic-properties draw:stroke="none" draw:fill="none" draw:fill-color="#ffffff" draw:textarea-horizontal-align="left" draw:textarea-vertical-align="top" draw:auto-grow-height="false" draw:fit-to-size="shrink-to-fit" fo:min-height="1.01cm" fo:min-width="4.792cm"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false" draw:fit-to-size="shrink-to-fit" fo:min-height="1.01cm" fo:min-width="7.544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right" draw:textarea-vertical-align="top" draw:auto-grow-height="false" draw:fit-to-size="shrink-to-fit" fo:min-height="1.01cm" fo:min-width="4.792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0" style:family="graphic" style:parent-style-name="standard" style:list-style-name="L4">
      <style:graphic-properties draw:stroke="solid" svg:stroke-width="0.026cm" svg:stroke-color="#ff0000"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1"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3" style:family="graphic" style:parent-style-name="standard" style:list-style-name="L1">
      <style:graphic-properties draw:stroke="none" draw:fill="none" draw:fill-color="#ffffff" draw:textarea-horizontal-align="left" draw:textarea-vertical-align="top" draw:auto-grow-height="false" draw:fit-to-size="shrink-to-fit" fo:min-height="1.01cm" fo:min-width="4.792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top" draw:auto-grow-height="false" draw:fit-to-size="shrink-to-fit" fo:min-height="1.01cm" fo:min-width="7.544cm" fo:padding-top="0.13cm" fo:padding-bottom="0.13cm" fo:padding-left="0.25cm" fo:padding-right="0.25cm" fo:wrap-option="wrap" draw:shadow-color="#808080"/>
    </style:style>
    <style:style style:name="gr45" style:family="graphic" style:parent-style-name="standard" style:list-style-name="L1">
      <style:graphic-properties draw:stroke="none" draw:fill="none" draw:fill-color="#ffffff" draw:textarea-horizontal-align="right" draw:textarea-vertical-align="top" draw:auto-grow-height="false" draw:fit-to-size="shrink-to-fit" fo:min-height="1.01cm" fo:min-width="4.792cm" fo:padding-top="0.13cm" fo:padding-bottom="0.13cm" fo:padding-left="0.25cm" fo:padding-right="0.25cm" fo:wrap-option="wrap" draw:shadow-color="#808080"/>
    </style:style>
    <style:style style:name="gr46"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7"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0" style:family="graphic" style:parent-style-name="standard" style:list-style-name="L1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1" style:family="graphic" style:parent-style-name="standard" style:list-style-name="L1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1">
      <style:graphic-properties draw:stroke="none" draw:fill="none" draw:fill-color="#ffffff" draw:textarea-horizontal-align="left" draw:textarea-vertical-align="top" draw:auto-grow-height="false" draw:fit-to-size="shrink-to-fit" fo:min-height="1.01cm" fo:min-width="4.792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justify" draw:textarea-vertical-align="top" draw:auto-grow-height="false" draw:fit-to-size="shrink-to-fit" fo:min-height="1.01cm" fo:min-width="7.544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right" draw:textarea-vertical-align="top" draw:auto-grow-height="false" draw:fit-to-size="shrink-to-fit" fo:min-height="1.01cm" fo:min-width="4.792cm"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57" style:family="graphic" style:parent-style-name="standard" style:list-style-name="L1">
      <style:graphic-properties draw:stroke="none" draw:fill="none" draw:fill-color="#ffffff" draw:textarea-horizontal-align="left" draw:textarea-vertical-align="top" draw:auto-grow-height="false" draw:fit-to-size="shrink-to-fit" fo:min-height="1.01cm" fo:min-width="4.792cm" fo:padding-top="0.13cm" fo:padding-bottom="0.13cm" fo:padding-left="0.25cm" fo:padding-right="0.25cm" fo:wrap-option="wrap" draw:shadow-color="#808080"/>
    </style:style>
    <style:style style:name="gr58" style:family="graphic" style:parent-style-name="standard" style:list-style-name="L1">
      <style:graphic-properties draw:stroke="none" draw:fill="none" draw:fill-color="#ffffff" draw:textarea-horizontal-align="justify" draw:textarea-vertical-align="top" draw:auto-grow-height="false" draw:fit-to-size="shrink-to-fit" fo:min-height="1.01cm" fo:min-width="7.544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right" draw:textarea-vertical-align="top" draw:auto-grow-height="false" draw:fit-to-size="shrink-to-fit" fo:min-height="1.01cm" fo:min-width="4.792cm" fo:padding-top="0.13cm" fo:padding-bottom="0.13cm" fo:padding-left="0.25cm" fo:padding-right="0.25cm" fo:wrap-option="wrap" draw:shadow-color="#808080"/>
    </style:style>
    <style:style style:name="gr60"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61"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4">
      <style:graphic-properties draw:stroke="solid" svg:stroke-width="0.026cm" svg:stroke-color="#ff0000"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1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left" draw:textarea-vertical-align="top" draw:auto-grow-height="false" draw:fit-to-size="shrink-to-fit" fo:min-height="1.01cm" fo:min-width="4.792cm"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top" draw:auto-grow-height="false" draw:fit-to-size="shrink-to-fit" fo:min-height="1.01cm" fo:min-width="7.544cm" fo:padding-top="0.13cm" fo:padding-bottom="0.13cm" fo:padding-left="0.25cm" fo:padding-right="0.25cm" fo:wrap-option="wrap" draw:shadow-color="#808080"/>
    </style:style>
    <style:style style:name="gr66" style:family="graphic" style:parent-style-name="standard" style:list-style-name="L1">
      <style:graphic-properties draw:stroke="none" draw:fill="none" draw:fill-color="#ffffff" draw:textarea-horizontal-align="right" draw:textarea-vertical-align="top" draw:auto-grow-height="false" draw:fit-to-size="shrink-to-fit" fo:min-height="1.01cm" fo:min-width="4.792cm" fo:padding-top="0.13cm" fo:padding-bottom="0.13cm" fo:padding-left="0.25cm" fo:padding-right="0.25cm" fo:wrap-option="wrap" draw:shadow-color="#808080"/>
    </style:style>
    <style:style style:name="gr67"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4">
      <style:graphic-properties draw:stroke="solid" svg:stroke-width="0.026cm" svg:stroke-color="#ff0000"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2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0" style:family="graphic" style:parent-style-name="standard" style:list-style-name="L1">
      <style:graphic-properties draw:stroke="none" draw:fill="none" draw:fill-color="#ffffff" draw:textarea-horizontal-align="left" draw:textarea-vertical-align="top" draw:auto-grow-height="false" draw:fit-to-size="shrink-to-fit" fo:min-height="1.01cm" fo:min-width="4.792cm"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false" draw:fit-to-size="shrink-to-fit" fo:min-height="1.01cm" fo:min-width="7.544cm" fo:padding-top="0.13cm" fo:padding-bottom="0.13cm" fo:padding-left="0.25cm" fo:padding-right="0.25cm" fo:wrap-option="wrap" draw:shadow-color="#808080"/>
    </style:style>
    <style:style style:name="gr72" style:family="graphic" style:parent-style-name="standard" style:list-style-name="L1">
      <style:graphic-properties draw:stroke="none" draw:fill="none" draw:fill-color="#ffffff" draw:textarea-horizontal-align="right" draw:textarea-vertical-align="top" draw:auto-grow-height="false" draw:fit-to-size="shrink-to-fit" fo:min-height="1.01cm" fo:min-width="4.792cm" fo:padding-top="0.13cm" fo:padding-bottom="0.13cm" fo:padding-left="0.25cm" fo:padding-right="0.25cm" fo:wrap-option="wrap" draw:shadow-color="#808080"/>
    </style:style>
    <style:style style:name="gr73"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74"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7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76"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0"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3"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5"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9" style:family="graphic" style:parent-style-name="standard" style:list-style-name="L1">
      <style:graphic-properties draw:stroke="none" draw:fill="none" draw:fill-color="#ffffff" draw:textarea-horizontal-align="left" draw:textarea-vertical-align="top" draw:auto-grow-height="false" draw:fit-to-size="shrink-to-fit" fo:min-height="1.01cm" fo:min-width="4.792cm" fo:padding-top="0.13cm" fo:padding-bottom="0.13cm" fo:padding-left="0.25cm" fo:padding-right="0.25cm" fo:wrap-option="wrap" draw:shadow-color="#808080"/>
    </style:style>
    <style:style style:name="gr90" style:family="graphic" style:parent-style-name="standard" style:list-style-name="L1">
      <style:graphic-properties draw:stroke="none" draw:fill="none" draw:fill-color="#ffffff" draw:textarea-horizontal-align="justify" draw:textarea-vertical-align="top" draw:auto-grow-height="false" draw:fit-to-size="shrink-to-fit" fo:min-height="1.01cm" fo:min-width="7.544cm" fo:padding-top="0.13cm" fo:padding-bottom="0.13cm" fo:padding-left="0.25cm" fo:padding-right="0.25cm" fo:wrap-option="wrap" draw:shadow-color="#808080"/>
    </style:style>
    <style:style style:name="gr91" style:family="graphic" style:parent-style-name="standard" style:list-style-name="L1">
      <style:graphic-properties draw:stroke="none" draw:fill="none" draw:fill-color="#ffffff" draw:textarea-horizontal-align="right" draw:textarea-vertical-align="top" draw:auto-grow-height="false" draw:fit-to-size="shrink-to-fit" fo:min-height="1.01cm" fo:min-width="4.792cm" fo:padding-top="0.13cm" fo:padding-bottom="0.13cm" fo:padding-left="0.25cm" fo:padding-right="0.25cm" fo:wrap-option="wrap" draw:shadow-color="#808080"/>
    </style:style>
    <style:style style:name="gr92"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3"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4"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5"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6" style:family="graphic" style:parent-style-name="standard" style:list-style-name="L1">
      <style:graphic-properties draw:stroke="none" draw:fill="none" draw:fill-color="#ffffff" draw:textarea-horizontal-align="left" draw:textarea-vertical-align="top" draw:auto-grow-height="false" draw:fit-to-size="shrink-to-fit" fo:min-height="1.01cm" fo:min-width="4.792cm" fo:padding-top="0.13cm" fo:padding-bottom="0.13cm" fo:padding-left="0.25cm" fo:padding-right="0.25cm" fo:wrap-option="wrap" draw:shadow-color="#808080"/>
    </style:style>
    <style:style style:name="gr97" style:family="graphic" style:parent-style-name="standard" style:list-style-name="L1">
      <style:graphic-properties draw:stroke="none" draw:fill="none" draw:fill-color="#ffffff" draw:textarea-horizontal-align="justify" draw:textarea-vertical-align="top" draw:auto-grow-height="false" draw:fit-to-size="shrink-to-fit" fo:min-height="1.01cm" fo:min-width="7.544cm" fo:padding-top="0.13cm" fo:padding-bottom="0.13cm" fo:padding-left="0.25cm" fo:padding-right="0.25cm" fo:wrap-option="wrap" draw:shadow-color="#808080"/>
    </style:style>
    <style:style style:name="gr98" style:family="graphic" style:parent-style-name="standard" style:list-style-name="L1">
      <style:graphic-properties draw:stroke="none" draw:fill="none" draw:fill-color="#ffffff" draw:textarea-horizontal-align="right" draw:textarea-vertical-align="top" draw:auto-grow-height="false" draw:fit-to-size="shrink-to-fit" fo:min-height="1.01cm" fo:min-width="4.792cm" fo:padding-top="0.13cm" fo:padding-bottom="0.13cm" fo:padding-left="0.25cm" fo:padding-right="0.25cm" fo:wrap-option="wrap" draw:shadow-color="#808080"/>
    </style:style>
    <style:style style:name="gr9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1" style:family="graphic" style:parent-style-name="standard">
      <style:graphic-properties draw:stroke="solid" svg:stroke-width="0.176cm" svg:stroke-color="#800080" draw:marker-end="Arrowheads_20_1" draw:marker-end-width="0.52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2" style:family="graphic" style:parent-style-name="standard" style:list-style-name="L1">
      <style:graphic-properties draw:stroke="none" draw:fill="none" draw:fill-color="#ffffff" draw:textarea-horizontal-align="left" draw:textarea-vertical-align="top" draw:auto-grow-height="false" draw:fit-to-size="shrink-to-fit" fo:min-height="1.01cm" fo:min-width="4.792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ffffff" draw:textarea-horizontal-align="justify" draw:textarea-vertical-align="top" draw:auto-grow-height="false" draw:fit-to-size="shrink-to-fit" fo:min-height="1.01cm" fo:min-width="7.544cm" fo:padding-top="0.13cm" fo:padding-bottom="0.13cm" fo:padding-left="0.25cm" fo:padding-right="0.25cm" fo:wrap-option="wrap" draw:shadow-color="#808080"/>
    </style:style>
    <style:style style:name="gr104" style:family="graphic" style:parent-style-name="standard" style:list-style-name="L1">
      <style:graphic-properties draw:stroke="none" draw:fill="none" draw:fill-color="#ffffff" draw:textarea-horizontal-align="right" draw:textarea-vertical-align="top" draw:auto-grow-height="false" draw:fit-to-size="shrink-to-fit" fo:min-height="1.01cm" fo:min-width="4.792cm" fo:padding-top="0.13cm" fo:padding-bottom="0.13cm" fo:padding-left="0.25cm" fo:padding-right="0.25cm" fo:wrap-option="wrap" draw:shadow-color="#808080"/>
    </style:style>
    <style:style style:name="gr10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6"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7" style:family="graphic" style:parent-style-name="standard" style:list-style-name="L1">
      <style:graphic-properties draw:stroke="solid" svg:stroke-width="0.026cm" svg:stroke-color="#008000"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8" style:family="graphic" style:parent-style-name="standard" style:list-style-name="L1">
      <style:graphic-properties draw:stroke="solid" svg:stroke-width="0.026cm" svg:stroke-color="#008000"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9"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10"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11" style:family="graphic" style:parent-style-name="standard" style:list-style-name="L1">
      <style:graphic-properties draw:stroke="solid" svg:stroke-width="0.026cm" svg:stroke-color="#008000"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1">
      <style:graphic-properties draw:stroke="solid" svg:stroke-width="0.026cm" svg:stroke-color="#008000"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1">
      <style:graphic-properties draw:stroke="solid" svg:stroke-width="0.026cm" svg:stroke-color="#008000"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4"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15"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16" style:family="graphic" style:parent-style-name="standard">
      <style:graphic-properties draw:stroke="solid" svg:stroke-width="0.026cm" svg:stroke-color="#000000" draw:marker-end="msArrowEnd_20_5" draw:marker-end-width="0.21cm" draw:marker-end-center="false" svg:stroke-opacity="100%" draw:stroke-linejoin="round" svg:stroke-linecap="square" draw:fill="none" draw:fill-color="#ffffff" draw:textarea-horizontal-align="left" draw:textarea-vertical-align="top" draw:auto-grow-height="false" fo:min-height="0.376cm" fo:min-width="0.559cm" fo:padding-top="0.13cm" fo:padding-bottom="0.13cm" fo:padding-left="0.25cm" fo:padding-right="0.25cm" fo:wrap-option="wrap" draw:shadow-color="#808080"/>
    </style:style>
    <style:style style:name="gr117" style:family="graphic" style:parent-style-name="standard">
      <style:graphic-properties draw:stroke="solid" svg:stroke-width="0.026cm" svg:stroke-color="#000000" draw:marker-end="msArrowEnd_20_5" draw:marker-end-width="0.21cm" draw:marker-end-center="false" svg:stroke-opacity="100%" draw:stroke-linejoin="round" svg:stroke-linecap="square" draw:fill="none" draw:fill-color="#ffffff" draw:textarea-horizontal-align="left" draw:textarea-vertical-align="top" draw:auto-grow-height="false" fo:min-height="1.011cm" fo:min-width="0.771cm" fo:padding-top="0.13cm" fo:padding-bottom="0.13cm" fo:padding-left="0.25cm" fo:padding-right="0.25cm" fo:wrap-option="wrap" draw:shadow-color="#808080"/>
    </style:style>
    <style:style style:name="gr118" style:family="graphic" style:parent-style-name="standard">
      <style:graphic-properties draw:stroke="solid" svg:stroke-width="0.026cm" svg:stroke-color="#000000" draw:marker-end="msArrowEnd_20_5" draw:marker-end-width="0.21cm" draw:marker-end-center="false" svg:stroke-opacity="100%" draw:stroke-linejoin="round" svg:stroke-linecap="square" draw:fill="none" draw:fill-color="#ffffff" draw:textarea-horizontal-align="left" draw:textarea-vertical-align="top" draw:auto-grow-height="false" fo:min-height="2.07cm" fo:min-width="1.653cm" fo:padding-top="0.13cm" fo:padding-bottom="0.13cm" fo:padding-left="0.25cm" fo:padding-right="0.25cm" fo:wrap-option="wrap" draw:shadow-color="#808080"/>
    </style:style>
    <style:style style:name="gr119" style:family="graphic" style:parent-style-name="standard">
      <style:graphic-properties draw:stroke="solid" svg:stroke-width="0.026cm" svg:stroke-color="#000000" draw:marker-end="msArrowEnd_20_5" draw:marker-end-width="0.21cm" draw:marker-end-center="false" svg:stroke-opacity="100%" draw:stroke-linejoin="round" svg:stroke-linecap="square" draw:fill="none" draw:fill-color="#ffffff" draw:textarea-horizontal-align="left" draw:textarea-vertical-align="top" draw:auto-grow-height="false" fo:min-height="1.223cm" fo:min-width="0.383cm" fo:padding-top="0.13cm" fo:padding-bottom="0.13cm" fo:padding-left="0.25cm" fo:padding-right="0.25cm" fo:wrap-option="wrap" draw:shadow-color="#808080"/>
    </style:style>
    <style:style style:name="gr120"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1" style:family="graphic" style:parent-style-name="standard" style:list-style-name="L1">
      <style:graphic-properties draw:stroke="solid" svg:stroke-width="0.026cm" svg:stroke-color="#000000" draw:stroke-linejoin="miter" svg:stroke-linecap="square" draw:fill="none" draw:fill-color="#ffffff" draw:textarea-horizontal-align="left" draw:textarea-vertical-align="middle" draw:auto-grow-height="false" fo:min-height="0.587cm" fo:min-width="0.558cm" fo:padding-top="0.13cm" fo:padding-bottom="0.13cm" fo:padding-left="0.25cm" fo:padding-right="0.25cm" fo:wrap-option="no-wrap" draw:shadow-color="#808080"/>
    </style:style>
    <style:style style:name="gr122" style:family="graphic" style:parent-style-name="standard" style:list-style-name="L1">
      <style:graphic-properties draw:stroke="solid" svg:stroke-width="0.026cm" svg:stroke-color="#000000" draw:stroke-linejoin="miter" svg:stroke-linecap="square" draw:fill="none" draw:fill-color="#ffffff" draw:textarea-horizontal-align="left" draw:textarea-vertical-align="middle" draw:auto-grow-height="false" fo:min-height="0.587cm" fo:min-width="0.559cm" fo:padding-top="0.13cm" fo:padding-bottom="0.13cm" fo:padding-left="0.25cm" fo:padding-right="0.25cm" fo:wrap-option="no-wrap" draw:shadow-color="#808080"/>
    </style:style>
    <style:style style:name="gr123" style:family="graphic" style:parent-style-name="standard" style:list-style-name="L1">
      <style:graphic-properties draw:stroke="solid" svg:stroke-width="0.026cm" svg:stroke-color="#000000" draw:stroke-linejoin="miter" svg:stroke-linecap="square" draw:fill="none" draw:fill-color="#ffffff" draw:textarea-horizontal-align="left" draw:textarea-vertical-align="middle" draw:auto-grow-height="false" fo:min-height="0.586cm" fo:min-width="0.559cm" fo:padding-top="0.13cm" fo:padding-bottom="0.13cm" fo:padding-left="0.25cm" fo:padding-right="0.25cm" fo:wrap-option="no-wrap" draw:shadow-color="#808080"/>
    </style:style>
    <style:style style:name="gr124" style:family="graphic" style:parent-style-name="standard" style:list-style-name="L1">
      <style:graphic-properties draw:stroke="solid" svg:stroke-width="0.026cm" svg:stroke-color="#000000" draw:stroke-linejoin="miter" svg:stroke-linecap="square" draw:fill="none" draw:fill-color="#ffffff" draw:textarea-horizontal-align="left" draw:textarea-vertical-align="middle" draw:auto-grow-height="false" fo:min-height="0.586cm" fo:min-width="0.558cm" fo:padding-top="0.13cm" fo:padding-bottom="0.13cm" fo:padding-left="0.25cm" fo:padding-right="0.25cm" fo:wrap-option="no-wrap" draw:shadow-color="#808080"/>
    </style:style>
    <style:style style:name="gr125" style:family="graphic" style:parent-style-name="standard" style:list-style-name="L1">
      <style:graphic-properties draw:stroke="solid" svg:stroke-width="0.026cm" svg:stroke-color="#000000" draw:stroke-linejoin="miter" svg:stroke-linecap="square" draw:fill="none" draw:fill-color="#ffffff" draw:textarea-horizontal-align="left" draw:textarea-vertical-align="middle" draw:auto-grow-height="false" fo:min-height="0.586cm" fo:min-width="0.558cm" fo:padding-top="0.13cm" fo:padding-bottom="0.13cm" fo:padding-left="0.25cm" fo:padding-right="0.25cm" fo:wrap-option="no-wrap" draw:shadow-color="#808080"/>
    </style:style>
    <style:style style:name="gr126" style:family="graphic" style:parent-style-name="standard" style:list-style-name="L1">
      <style:graphic-properties draw:stroke="solid" svg:stroke-width="0.026cm" svg:stroke-color="#000000" draw:stroke-linejoin="miter" svg:stroke-linecap="square" draw:fill="none" draw:fill-color="#ffffff" draw:textarea-horizontal-align="left" draw:textarea-vertical-align="middle" draw:auto-grow-height="false" fo:min-height="1.01cm" fo:min-width="1.616cm" fo:padding-top="0.13cm" fo:padding-bottom="0.13cm" fo:padding-left="0.25cm" fo:padding-right="0.25cm" fo:wrap-option="no-wrap" draw:shadow-color="#808080"/>
    </style:style>
    <style:style style:name="gr127" style:family="graphic" style:parent-style-name="standard" style:list-style-name="L1">
      <style:graphic-properties draw:stroke="solid" svg:stroke-width="0.026cm" svg:stroke-color="#000000" draw:stroke-linejoin="miter" svg:stroke-linecap="square" draw:fill="none" draw:fill-color="#ffffff" draw:textarea-horizontal-align="left" draw:textarea-vertical-align="middle" draw:auto-grow-height="false" fo:min-height="1.01cm" fo:min-width="1.616cm" fo:padding-top="0.13cm" fo:padding-bottom="0.13cm" fo:padding-left="0.25cm" fo:padding-right="0.25cm" fo:wrap-option="no-wrap" draw:shadow-color="#808080"/>
    </style:style>
    <style:style style:name="gr128" style:family="graphic" style:parent-style-name="standard" style:list-style-name="L1">
      <style:graphic-properties draw:stroke="none" draw:fill="none" draw:fill-color="#ffffff" draw:textarea-horizontal-align="left" draw:textarea-vertical-align="top" draw:auto-grow-height="false" draw:fit-to-size="shrink-to-fit" fo:min-height="1.01cm" fo:min-width="4.792cm" fo:padding-top="0.13cm" fo:padding-bottom="0.13cm" fo:padding-left="0.25cm" fo:padding-right="0.25cm" fo:wrap-option="wrap" draw:shadow-color="#808080"/>
    </style:style>
    <style:style style:name="gr129" style:family="graphic" style:parent-style-name="standard" style:list-style-name="L1">
      <style:graphic-properties draw:stroke="none" draw:fill="none" draw:fill-color="#ffffff" draw:textarea-horizontal-align="justify" draw:textarea-vertical-align="top" draw:auto-grow-height="false" draw:fit-to-size="shrink-to-fit" fo:min-height="1.01cm" fo:min-width="7.544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right" draw:textarea-vertical-align="top" draw:auto-grow-height="false" draw:fit-to-size="shrink-to-fit" fo:min-height="1.01cm" fo:min-width="4.792cm" fo:padding-top="0.13cm" fo:padding-bottom="0.13cm" fo:padding-left="0.25cm" fo:padding-right="0.25cm" fo:wrap-option="wrap" draw:shadow-color="#808080"/>
    </style:style>
    <style:style style:name="gr13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2" style:family="graphic" style:parent-style-name="standard" style:list-style-name="L1">
      <style:graphic-properties draw:stroke="solid" svg:stroke-width="0.026cm" svg:stroke-color="#008000"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list-style-name="L4">
      <style:graphic-properties draw:stroke="solid" svg:stroke-width="0.026cm" svg:stroke-color="#008000"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list-style-name="L1">
      <style:graphic-properties draw:stroke="solid" svg:stroke-width="0.026cm" svg:stroke-color="#008000"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36" style:family="graphic" style:parent-style-name="standard">
      <style:graphic-properties draw:stroke="solid" svg:stroke-width="0.088cm" svg:stroke-color="#ff0000" draw:marker-end="Arrowheads_20_2" draw:marker-end-width="0.26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7"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38"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39" style:family="graphic" style:parent-style-name="standard">
      <style:graphic-properties draw:stroke="solid" svg:stroke-width="0.088cm" svg:stroke-color="#ff0000" draw:marker-end="Arrowheads_20_3" draw:marker-end-width="0.26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0"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42" style:family="graphic" style:parent-style-name="standard">
      <style:graphic-properties draw:stroke="solid" svg:stroke-width="0.088cm" svg:stroke-color="#ff0000" draw:marker-end="Arrowheads_20_4" draw:marker-end-width="0.26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3"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44"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45" style:family="graphic" style:parent-style-name="standard">
      <style:graphic-properties draw:stroke="solid" svg:stroke-width="0.088cm" svg:stroke-color="#ff0000" draw:marker-end="Arrowheads_20_5" draw:marker-end-width="0.26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47"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48" style:family="graphic" style:parent-style-name="standard">
      <style:graphic-properties draw:stroke="solid" svg:stroke-width="0.088cm" svg:stroke-color="#ff0000" draw:marker-end="Arrowheads_20_6" draw:marker-end-width="0.26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9"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50" style:family="graphic" style:parent-style-name="standard">
      <style:graphic-properties draw:stroke="solid" svg:stroke-width="0.088cm" svg:stroke-color="#ff0000" draw:marker-end="Arrowheads_20_7" draw:marker-end-width="0.26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1"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52"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53"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graphic-properties draw:stroke="solid" svg:stroke-width="0.088cm" svg:stroke-color="#ff0000" draw:marker-end="Arrowheads_20_8" draw:marker-end-width="0.26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5"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56" style:family="graphic" style:parent-style-name="standard">
      <style:graphic-properties draw:stroke="solid" svg:stroke-width="0.088cm" svg:stroke-color="#ff0000" draw:marker-end="Arrowheads_20_9" draw:marker-end-width="0.26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7"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58" style:family="graphic" style:parent-style-name="standard" style:list-style-name="L1">
      <style:graphic-properties draw:stroke="none" draw:fill="none" draw:fill-color="#ffffff" draw:textarea-horizontal-align="left" draw:textarea-vertical-align="top" draw:auto-grow-height="false" draw:fit-to-size="shrink-to-fit" fo:min-height="1.01cm" fo:min-width="4.792cm" fo:padding-top="0.13cm" fo:padding-bottom="0.13cm" fo:padding-left="0.25cm" fo:padding-right="0.25cm" fo:wrap-option="wrap" draw:shadow-color="#808080"/>
    </style:style>
    <style:style style:name="gr159" style:family="graphic" style:parent-style-name="standard" style:list-style-name="L1">
      <style:graphic-properties draw:stroke="none" draw:fill="none" draw:fill-color="#ffffff" draw:textarea-horizontal-align="justify" draw:textarea-vertical-align="top" draw:auto-grow-height="false" draw:fit-to-size="shrink-to-fit" fo:min-height="1.01cm" fo:min-width="7.544cm" fo:padding-top="0.13cm" fo:padding-bottom="0.13cm" fo:padding-left="0.25cm" fo:padding-right="0.25cm" fo:wrap-option="wrap" draw:shadow-color="#808080"/>
    </style:style>
    <style:style style:name="gr160" style:family="graphic" style:parent-style-name="standard" style:list-style-name="L1">
      <style:graphic-properties draw:stroke="none" draw:fill="none" draw:fill-color="#ffffff" draw:textarea-horizontal-align="right" draw:textarea-vertical-align="top" draw:auto-grow-height="false" draw:fit-to-size="shrink-to-fit" fo:min-height="1.01cm" fo:min-width="4.792cm" fo:padding-top="0.13cm" fo:padding-bottom="0.13cm" fo:padding-left="0.25cm" fo:padding-right="0.25cm" fo:wrap-option="wrap" draw:shadow-color="#808080"/>
    </style:style>
    <style:style style:name="gr161"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6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63"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64" style:family="graphic" style:parent-style-name="standard">
      <style:graphic-properties draw:stroke="solid" svg:stroke-width="0.026cm" svg:stroke-color="#000000" svg:stroke-opacity="100%" draw:stroke-linejoin="round" svg:stroke-linecap="square" draw:fill="solid" draw:fill-color="#00cc99" draw:opacity="10%" draw:textarea-horizontal-align="left" draw:textarea-vertical-align="top" draw:auto-grow-height="false" fo:min-height="15.021cm" fo:min-width="6.381cm" fo:padding-top="0.13cm" fo:padding-bottom="0.13cm" fo:padding-left="0.25cm" fo:padding-right="0.25cm" fo:wrap-option="wrap" draw:shadow-color="#808080"/>
    </style:style>
    <style:style style:name="gr165"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1.652cm" fo:min-width="0cm" fo:padding-top="0.127cm" fo:padding-bottom="0.127cm" fo:padding-left="0.254cm" fo:padding-right="0.254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false" draw:auto-grow-width="false" fo:min-height="11.732cm" fo:min-width="0cm" fo:padding-top="0.134cm" fo:padding-bottom="0.134cm" fo:padding-left="0.268cm" fo:padding-right="0.268cm" fo:wrap-option="wrap" draw:shadow-color="#808080"/>
    </style:style>
    <style:style style:name="pr3" style:family="presentation" style:parent-style-name="Default-notes">
      <style:graphic-properties draw:fill-color="#ffffff" fo:min-height="11.999cm"/>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1.864cm" fo:min-width="0cm" fo:padding-top="0.127cm" fo:padding-bottom="0.127cm" fo:padding-left="0.254cm" fo:padding-right="0.254cm" fo:wrap-option="wrap" draw:shadow-color="#808080"/>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1.229cm" fo:min-width="0cm" fo:padding-top="0.127cm" fo:padding-bottom="0.127cm" fo:padding-left="0.254cm" fo:padding-right="0.254cm" fo:wrap-option="wrap" draw:shadow-color="#808080"/>
    </style:style>
    <style:style style:name="pr6" style:family="presentation" style:parent-style-name="Default-title">
      <style:graphic-properties draw:stroke="none" draw:fill="none" draw:fill-color="#ffffff" draw:textarea-horizontal-align="left" draw:textarea-vertical-align="middle" draw:auto-grow-height="false" draw:auto-grow-width="false" fo:min-height="1.44cm" fo:min-width="0cm" fo:padding-top="0.127cm" fo:padding-bottom="0.127cm" fo:padding-left="0.254cm" fo:padding-right="0.254cm" fo:wrap-option="wrap" draw:shadow-color="#808080"/>
    </style:style>
    <style:style style:name="pr7" style:family="presentation" style:parent-style-name="Default-title">
      <style:graphic-properties draw:stroke="none" draw:fill="none" draw:fill-color="#ffffff" draw:textarea-horizontal-align="justify" draw:textarea-vertical-align="middle" draw:auto-grow-height="false" draw:auto-grow-width="false" fo:min-height="2.287cm" fo:min-width="0cm" fo:padding-top="0.127cm" fo:padding-bottom="0.127cm" fo:padding-left="0.254cm" fo:padding-right="0.254cm" fo:wrap-option="wrap" draw:shadow-color="#808080"/>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1.017cm" fo:min-width="0cm" fo:padding-top="0.127cm" fo:padding-bottom="0.127cm" fo:padding-left="0.254cm" fo:padding-right="0.254cm" fo:wrap-option="wrap" draw:shadow-color="#808080"/>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1.441cm" fo:min-width="0cm" fo:padding-top="0.127cm" fo:padding-bottom="0.127cm" fo:padding-left="0.254cm" fo:padding-right="0.254cm" fo:wrap-option="wrap" draw:shadow-color="#808080"/>
    </style:style>
    <style:style style:name="co1" style:family="table-column">
      <style:table-column-properties style:column-width="2.284cm" style:use-optimal-column-width="false"/>
    </style:style>
    <style:style style:name="co2" style:family="table-column">
      <style:table-column-properties style:column-width="2.289cm" style:use-optimal-column-width="false"/>
    </style:style>
    <style:style style:name="co3" style:family="table-column">
      <style:table-column-properties style:column-width="1.861cm" style:use-optimal-column-width="false"/>
    </style:style>
    <style:style style:name="co4" style:family="table-column">
      <style:table-column-properties style:column-width="1.866cm" style:use-optimal-column-width="false"/>
    </style:style>
    <style:style style:name="co5" style:family="table-column">
      <style:table-column-properties style:column-width="1.86cm" style:use-optimal-column-width="false"/>
    </style:style>
    <style:style style:name="co6" style:family="table-column">
      <style:table-column-properties style:column-width="2.36cm" style:use-optimal-column-width="false"/>
    </style:style>
    <style:style style:name="co7" style:family="table-column">
      <style:table-column-properties style:column-width="2.359cm" style:use-optimal-column-width="false"/>
    </style:style>
    <style:style style:name="co8" style:family="table-column">
      <style:table-column-properties style:column-width="2.355cm" style:use-optimal-column-width="false"/>
    </style:style>
    <style:style style:name="co9" style:family="table-column">
      <style:table-column-properties style:column-width="1.12cm" style:use-optimal-column-width="false"/>
    </style:style>
    <style:style style:name="co10" style:family="table-column">
      <style:table-column-properties style:column-width="1.115cm" style:use-optimal-column-width="false"/>
    </style:style>
    <style:style style:name="co11" style:family="table-column">
      <style:table-column-properties style:column-width="1.121cm" style:use-optimal-column-width="false"/>
    </style:style>
    <style:style style:name="ro1" style:family="table-row">
      <style:table-row-properties style:row-height="1.517cm"/>
    </style:style>
    <style:style style:name="ro2" style:family="table-row">
      <style:table-row-properties style:row-height="1.446cm"/>
    </style:style>
    <style:style style:name="ro3" style:family="table-row">
      <style:table-row-properties style:row-height="0.987cm"/>
    </style:style>
    <style:style style:name="ro4" style:family="table-row">
      <style:table-row-properties style:row-height="0.988cm"/>
    </style:style>
    <style:style style:name="ce1" style:family="table-cell">
      <style:graphic-properties draw:fill="none" style:repeat="repeat" draw:textarea-horizontal-align="left" draw:textarea-vertical-align="top" fo:padding-top="0.13cm" fo:padding-bottom="0.13cm" fo:padding-left="0.25cm" fo:padding-right="0.25cm"/>
    </style:style>
    <style:style style:name="ce2"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46cm" fo:margin-bottom="0cm" fo:text-align="center" fo:text-indent="0cm" fo:border-left="none" fo:border-right="none" fo:border-top="none" fo:border-bottom="0.23pt solid #000000" style:punctuation-wrap="hanging" style:line-break="strict"/>
    </style:style>
    <style:style style:name="ce3"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46cm" fo:margin-bottom="0cm" fo:text-align="center" fo:text-indent="0cm" fo:border-left="none" fo:border-right="none" fo:border-top="none" fo:border-bottom="0.23pt solid #000000" style:punctuation-wrap="hanging" style:line-break="strict"/>
    </style:style>
    <style:style style:name="ce4"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46cm" fo:margin-bottom="0cm" fo:text-align="center" fo:text-indent="0cm" fo:border-left="none" fo:border-right="none" fo:border-top="none" fo:border-bottom="0.23pt solid #000000" style:punctuation-wrap="hanging" style:line-break="strict"/>
    </style:style>
    <style:style style:name="ce5"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46cm" fo:margin-bottom="0cm" fo:text-align="center" fo:text-indent="0cm" fo:border-left="none" fo:border-right="none" fo:border-top="none" fo:border-bottom="0.23pt solid #000000" style:punctuation-wrap="hanging" style:line-break="strict"/>
    </style:style>
    <style:style style:name="ce6" style:family="table-cell">
      <style:graphic-properties draw:fill="none" style:repeat="repeat" draw:textarea-horizontal-align="right" draw:textarea-vertical-align="top" fo:padding-top="0.13cm" fo:padding-bottom="0.13cm" fo:padding-left="0.25cm" fo:padding-right="0.25cm"/>
      <style:paragraph-properties fo:margin-left="0cm" fo:margin-right="0cm" fo:margin-top="0.246cm" fo:margin-bottom="0cm" fo:text-align="end" fo:text-indent="0cm" fo:border-left="none" fo:border-right="0.23pt solid #000000" fo:border-top="none" fo:border-bottom="none" style:punctuation-wrap="hanging" style:line-break="strict"/>
    </style:style>
    <style:style style:name="ce7"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46cm" fo:margin-bottom="0cm" fo:text-align="center" fo:text-indent="0cm" fo:border="0.23pt solid #000000" style:punctuation-wrap="hanging" style:line-break="strict"/>
    </style:style>
    <style:style style:name="ce8" style:family="table-cell">
      <style:graphic-properties draw:fill="none" style:repeat="repeat" draw:textarea-horizontal-align="right" draw:textarea-vertical-align="top" fo:padding-top="0.13cm" fo:padding-bottom="0.13cm" fo:padding-left="0.25cm" fo:padding-right="0.25cm"/>
      <style:paragraph-properties fo:margin-left="0cm" fo:margin-right="0cm" fo:margin-top="0.246cm" fo:margin-bottom="0cm" fo:text-align="end" fo:text-indent="0cm" fo:border-left="none" fo:border-right="0.23pt solid #000000" fo:border-top="none" fo:border-bottom="none" style:punctuation-wrap="hanging" style:line-break="strict"/>
    </style:style>
    <style:style style:name="ce9" style:family="table-cell">
      <style:graphic-properties draw:fill="none" style:repeat="repeat" draw:textarea-horizontal-align="right" draw:textarea-vertical-align="top" fo:padding-top="0.13cm" fo:padding-bottom="0.13cm" fo:padding-left="0.25cm" fo:padding-right="0.25cm"/>
      <style:paragraph-properties fo:margin-left="0cm" fo:margin-right="0cm" fo:margin-top="0.246cm" fo:margin-bottom="0cm" fo:text-align="end" fo:text-indent="0cm" fo:border-left="none" fo:border-right="0.23pt solid #000000" fo:border-top="none" fo:border-bottom="none" style:punctuation-wrap="hanging" style:line-break="strict"/>
    </style:style>
    <style:style style:name="ce10"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46cm" fo:margin-bottom="0cm" fo:text-align="center" fo:text-indent="0cm" fo:border-left="none" fo:border-right="none" fo:border-top="none" fo:border-bottom="0.23pt solid #000000" style:punctuation-wrap="hanging" style:line-break="strict"/>
    </style:style>
    <style:style style:name="ce11"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46cm" fo:margin-bottom="0cm" fo:text-align="center" fo:text-indent="0cm" fo:border-left="none" fo:border-right="none" fo:border-top="none" fo:border-bottom="0.23pt solid #000000" style:punctuation-wrap="hanging" style:line-break="strict"/>
    </style:style>
    <style:style style:name="ce12"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46cm" fo:margin-bottom="0cm" fo:text-align="center" fo:text-indent="0cm" fo:border-left="none" fo:border-right="none" fo:border-top="none" fo:border-bottom="0.23pt solid #000000" style:punctuation-wrap="hanging" style:line-break="strict"/>
    </style:style>
    <style:style style:name="ce13" style:family="table-cell">
      <style:graphic-properties draw:fill="none" style:repeat="repeat" draw:textarea-horizontal-align="right" draw:textarea-vertical-align="top" fo:padding-top="0.13cm" fo:padding-bottom="0.13cm" fo:padding-left="0.25cm" fo:padding-right="0.25cm"/>
      <style:paragraph-properties fo:margin-left="0cm" fo:margin-right="0cm" fo:margin-top="0.246cm" fo:margin-bottom="0cm" fo:text-align="end" fo:text-indent="0cm" fo:border-left="none" fo:border-right="0.23pt solid #000000" fo:border-top="none" fo:border-bottom="none" style:punctuation-wrap="hanging" style:line-break="strict"/>
    </style:style>
    <style:style style:name="ce14" style:family="table-cell">
      <style:graphic-properties draw:fill="none" style:repeat="repeat" draw:textarea-horizontal-align="right" draw:textarea-vertical-align="top" fo:padding-top="0.13cm" fo:padding-bottom="0.13cm" fo:padding-left="0.25cm" fo:padding-right="0.25cm"/>
      <style:paragraph-properties fo:margin-left="0cm" fo:margin-right="0cm" fo:margin-top="0.246cm" fo:margin-bottom="0cm" fo:text-align="end" fo:text-indent="0cm" fo:border-left="none" fo:border-right="0.23pt solid #000000" fo:border-top="none" fo:border-bottom="none" style:punctuation-wrap="hanging" style:line-break="strict"/>
    </style:style>
    <style:style style:name="ce15" style:family="table-cell">
      <style:graphic-properties draw:fill="none" style:repeat="repeat" draw:textarea-horizontal-align="right" draw:textarea-vertical-align="top" fo:padding-top="0.13cm" fo:padding-bottom="0.13cm" fo:padding-left="0.25cm" fo:padding-right="0.25cm"/>
      <style:paragraph-properties fo:margin-left="0cm" fo:margin-right="0cm" fo:margin-top="0.246cm" fo:margin-bottom="0cm" fo:text-align="end" fo:text-indent="0cm" fo:border-left="none" fo:border-right="0.23pt solid #000000" fo:border-top="none" fo:border-bottom="none" style:punctuation-wrap="hanging" style:line-break="strict"/>
    </style:style>
    <style:style style:name="ce16"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246cm" fo:margin-bottom="0cm" fo:text-align="center" fo:text-indent="0cm" fo:border-left="0.54pt solid #000000" fo:border-right="0.23pt solid #000000" fo:border-top="0.54pt solid #000000" fo:border-bottom="0.23pt solid #000000" style:punctuation-wrap="hanging" style:line-break="strict"/>
    </style:style>
    <style:style style:name="ce17"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211cm" fo:margin-bottom="0cm" fo:text-align="center" fo:text-indent="0cm" fo:border-left="0.23pt solid #000000" fo:border-right="0.23pt solid #000000" fo:border-top="0.54pt solid #000000" fo:border-bottom="0.23pt solid #000000" style:punctuation-wrap="hanging" style:line-break="strict"/>
    </style:style>
    <style:style style:name="ce18"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211cm" fo:margin-bottom="0cm" fo:text-align="center" fo:text-indent="0cm" fo:border-left="0.23pt solid #000000" fo:border-right="0.23pt solid #000000" fo:border-top="0.54pt solid #000000" fo:border-bottom="0.23pt solid #000000" style:punctuation-wrap="hanging" style:line-break="strict"/>
    </style:style>
    <style:style style:name="ce19"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211cm" fo:margin-bottom="0cm" fo:text-align="center" fo:text-indent="0cm" fo:border-left="0.23pt solid #000000" fo:border-right="0.23pt solid #000000" fo:border-top="0.54pt solid #000000" fo:border-bottom="0.23pt solid #000000" style:punctuation-wrap="hanging" style:line-break="strict"/>
    </style:style>
    <style:style style:name="ce20"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211cm" fo:margin-bottom="0cm" fo:text-align="center" fo:text-indent="0cm" fo:border-left="0.23pt solid #000000" fo:border-right="0.23pt solid #000000" fo:border-top="0.54pt solid #000000" fo:border-bottom="0.23pt solid #000000" style:punctuation-wrap="hanging" style:line-break="strict"/>
    </style:style>
    <style:style style:name="ce21"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211cm" fo:margin-bottom="0cm" fo:text-align="center" fo:text-indent="0cm" fo:border-left="0.23pt solid #000000" fo:border-right="0.23pt solid #000000" fo:border-top="0.54pt solid #000000" fo:border-bottom="0.23pt solid #000000" style:punctuation-wrap="hanging" style:line-break="strict"/>
    </style:style>
    <style:style style:name="ce22"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211cm" fo:margin-bottom="0cm" fo:text-align="center" fo:text-indent="0cm" fo:border-left="0.23pt solid #000000" fo:border-right="0.54pt solid #000000" fo:border-top="0.54pt solid #000000" fo:border-bottom="0.23pt solid #000000" style:punctuation-wrap="hanging" style:line-break="strict"/>
    </style:style>
    <style:style style:name="ce23"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text-align="center" fo:text-indent="0cm" fo:border-left="0.54pt solid #000000" fo:border-right="0.23pt solid #000000" fo:border-top="0.23pt solid #000000" fo:border-bottom="0.23pt solid #000000" style:punctuation-wrap="hanging" style:line-break="strict"/>
    </style:style>
    <style:style style:name="ce24"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246cm" fo:margin-bottom="0cm" fo:text-align="center" fo:text-indent="0cm" fo:border="0.23pt solid #000000" style:punctuation-wrap="hanging" style:line-break="strict"/>
    </style:style>
    <style:style style:name="ce25"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246cm" fo:margin-bottom="0cm" fo:text-align="center" fo:text-indent="0cm" fo:border-left="0.23pt solid #000000" fo:border-right="0.54pt solid #000000" fo:border-top="0.23pt solid #000000" fo:border-bottom="0.23pt solid #000000" style:punctuation-wrap="hanging" style:line-break="strict"/>
    </style:style>
    <style:style style:name="ce26"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text-align="center" fo:text-indent="0cm" fo:border-left="0.54pt solid #000000" fo:border-right="0.23pt solid #000000" fo:border-top="0.23pt solid #000000" fo:border-bottom="0.23pt solid #000000" style:punctuation-wrap="hanging" style:line-break="strict"/>
    </style:style>
    <style:style style:name="ce27"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text-align="center" fo:text-indent="0cm" fo:border-left="0.54pt solid #000000" fo:border-right="0.23pt solid #000000" fo:border-top="0.23pt solid #000000" fo:border-bottom="0.23pt solid #000000" style:punctuation-wrap="hanging" style:line-break="strict"/>
    </style:style>
    <style:style style:name="ce28"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text-align="center" fo:text-indent="0cm" fo:border-left="0.54pt solid #000000" fo:border-right="0.23pt solid #000000" fo:border-top="0.23pt solid #000000" fo:border-bottom="0.23pt solid #000000" style:punctuation-wrap="hanging" style:line-break="strict"/>
    </style:style>
    <style:style style:name="ce29"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text-align="center" fo:text-indent="0cm" fo:border-left="0.54pt solid #000000" fo:border-right="0.23pt solid #000000" fo:border-top="0.23pt solid #000000" fo:border-bottom="0.54pt solid #000000" style:punctuation-wrap="hanging" style:line-break="strict"/>
    </style:style>
    <style:style style:name="ce30"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246cm" fo:margin-bottom="0cm" fo:text-align="center" fo:text-indent="0cm" fo:border-left="0.23pt solid #000000" fo:border-right="0.23pt solid #000000" fo:border-top="0.23pt solid #000000" fo:border-bottom="0.54pt solid #000000" style:punctuation-wrap="hanging" style:line-break="strict"/>
    </style:style>
    <style:style style:name="ce31"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246cm" fo:margin-bottom="0cm" fo:text-align="center" fo:text-indent="0cm" fo:border-left="0.23pt solid #000000" fo:border-right="0.54pt solid #000000" fo:border-top="0.23pt solid #000000" fo:border-bottom="0.54pt solid #000000" style:punctuation-wrap="hanging" style:line-break="strict"/>
    </style:style>
    <style:style style:name="ce32"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141cm" fo:margin-bottom="0cm" fo:text-align="center" fo:text-indent="0cm" fo:border-left="0.54pt solid #000000" fo:border-right="0.23pt solid #000000" fo:border-top="0.54pt solid #000000" fo:border-bottom="0.23pt solid #000000" style:punctuation-wrap="hanging" style:line-break="strict"/>
    </style:style>
    <style:style style:name="ce33"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141cm" fo:margin-bottom="0cm" fo:text-align="center" fo:text-indent="0cm" fo:border-left="0.23pt solid #000000" fo:border-right="0.23pt solid #000000" fo:border-top="0.54pt solid #000000" fo:border-bottom="0.23pt solid #000000" style:punctuation-wrap="hanging" style:line-break="strict"/>
    </style:style>
    <style:style style:name="ce34"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141cm" fo:margin-bottom="0cm" fo:text-align="center" fo:text-indent="0cm" fo:border-left="0.23pt solid #000000" fo:border-right="0.23pt solid #000000" fo:border-top="0.54pt solid #000000" fo:border-bottom="0.23pt solid #000000" style:punctuation-wrap="hanging" style:line-break="strict"/>
    </style:style>
    <style:style style:name="ce35"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141cm" fo:margin-bottom="0cm" fo:text-align="center" fo:text-indent="0cm" fo:border-left="0.23pt solid #000000" fo:border-right="0.23pt solid #000000" fo:border-top="0.54pt solid #000000" fo:border-bottom="0.23pt solid #000000" style:punctuation-wrap="hanging" style:line-break="strict"/>
    </style:style>
    <style:style style:name="ce36"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141cm" fo:margin-bottom="0cm" fo:text-align="center" fo:text-indent="0cm" fo:border-left="0.23pt solid #000000" fo:border-right="0.23pt solid #000000" fo:border-top="0.54pt solid #000000" fo:border-bottom="0.23pt solid #000000" style:punctuation-wrap="hanging" style:line-break="strict"/>
    </style:style>
    <style:style style:name="ce37"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141cm" fo:margin-bottom="0cm" fo:text-align="center" fo:text-indent="0cm" fo:border-left="0.23pt solid #000000" fo:border-right="0.23pt solid #000000" fo:border-top="0.54pt solid #000000" fo:border-bottom="0.23pt solid #000000" style:punctuation-wrap="hanging" style:line-break="strict"/>
    </style:style>
    <style:style style:name="ce38"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141cm" fo:margin-bottom="0cm" fo:text-align="center" fo:text-indent="0cm" fo:border-left="0.23pt solid #000000" fo:border-right="0.54pt solid #000000" fo:border-top="0.54pt solid #000000" fo:border-bottom="0.23pt solid #000000" style:punctuation-wrap="hanging" style:line-break="strict"/>
    </style:style>
    <style:style style:name="ce39"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text-align="center" fo:text-indent="0cm" fo:border-left="0.54pt solid #000000" fo:border-right="0.23pt solid #000000" fo:border-top="0.23pt solid #000000" fo:border-bottom="0.23pt solid #000000" style:punctuation-wrap="hanging" style:line-break="strict"/>
    </style:style>
    <style:style style:name="ce40"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141cm" fo:margin-bottom="0cm" fo:text-align="center" fo:text-indent="0cm" fo:border="0.23pt solid #000000" style:punctuation-wrap="hanging" style:line-break="strict"/>
    </style:style>
    <style:style style:name="ce41"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141cm" fo:margin-bottom="0cm" fo:text-align="center" fo:text-indent="0cm" fo:border-left="0.23pt solid #000000" fo:border-right="0.54pt solid #000000" fo:border-top="0.23pt solid #000000" fo:border-bottom="0.23pt solid #000000" style:punctuation-wrap="hanging" style:line-break="strict"/>
    </style:style>
    <style:style style:name="ce42"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text-align="center" fo:text-indent="0cm" fo:border-left="0.54pt solid #000000" fo:border-right="0.23pt solid #000000" fo:border-top="0.23pt solid #000000" fo:border-bottom="0.23pt solid #000000" style:punctuation-wrap="hanging" style:line-break="strict"/>
    </style:style>
    <style:style style:name="ce43"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text-align="center" fo:text-indent="0cm" fo:border-left="0.54pt solid #000000" fo:border-right="0.23pt solid #000000" fo:border-top="0.23pt solid #000000" fo:border-bottom="0.23pt solid #000000" style:punctuation-wrap="hanging" style:line-break="strict"/>
    </style:style>
    <style:style style:name="ce44"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text-align="center" fo:text-indent="0cm" fo:border-left="0.54pt solid #000000" fo:border-right="0.23pt solid #000000" fo:border-top="0.23pt solid #000000" fo:border-bottom="0.23pt solid #000000" style:punctuation-wrap="hanging" style:line-break="strict"/>
    </style:style>
    <style:style style:name="ce45"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text-align="center" fo:text-indent="0cm" fo:border-left="0.54pt solid #000000" fo:border-right="0.23pt solid #000000" fo:border-top="0.23pt solid #000000" fo:border-bottom="0.54pt solid #000000" style:punctuation-wrap="hanging" style:line-break="strict"/>
    </style:style>
    <style:style style:name="ce46"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141cm" fo:margin-bottom="0cm" fo:text-align="center" fo:text-indent="0cm" fo:border-left="0.23pt solid #000000" fo:border-right="0.23pt solid #000000" fo:border-top="0.23pt solid #000000" fo:border-bottom="0.54pt solid #000000" style:punctuation-wrap="hanging" style:line-break="strict"/>
    </style:style>
    <style:style style:name="ce47" style:family="table-cell">
      <style:graphic-properties draw:fill="solid" draw:fill-color="#ffffff" draw:opacity="100%" style:repeat="repeat" draw:textarea-horizontal-align="justify" draw:textarea-vertical-align="top" fo:padding-top="0.13cm" fo:padding-bottom="0.13cm" fo:padding-left="0.25cm" fo:padding-right="0.25cm"/>
      <style:paragraph-properties fo:margin-left="0cm" fo:margin-right="0cm" fo:margin-top="0.141cm" fo:margin-bottom="0cm" fo:text-align="center" fo:text-indent="0cm" fo:border-left="0.23pt solid #000000" fo:border-right="0.54pt solid #000000" fo:border-top="0.23pt solid #000000" fo:border-bottom="0.54pt solid #000000" style:punctuation-wrap="hanging" style:line-break="strict"/>
    </style:style>
    <style:style style:name="P1" style:family="paragraph">
      <style:paragraph-properties fo:margin-left="0cm" fo:margin-right="0cm" fo:margin-top="0cm" fo:margin-bottom="0cm" fo:text-indent="0cm" style:punctuation-wrap="hanging" style:line-break="strict"/>
    </style:style>
    <style:style style:name="P2" style:family="paragraph">
      <style:paragraph-properties fo:margin-left="0cm" fo:margin-right="0cm" fo:margin-top="0cm" fo:margin-bottom="0cm" fo:text-indent="0cm" style:punctuation-wrap="hanging" style:line-break="strict" style:writing-mode="lr-tb" style:font-independent-line-spacing="true"/>
    </style:style>
    <style:style style:name="P3" style:family="paragraph">
      <style:paragraph-properties fo:margin-left="0cm" fo:margin-right="0cm" fo:margin-top="0cm" fo:margin-bottom="0cm" fo:text-align="center" fo:text-indent="0cm" style:punctuation-wrap="hanging" style:line-break="strict"/>
    </style:style>
    <style:style style:name="P4" style:family="paragraph">
      <style:paragraph-properties fo:margin-left="0cm" fo:margin-right="0cm" fo:margin-top="0cm" fo:margin-bottom="0cm" fo:text-align="center" fo:text-indent="0cm" style:punctuation-wrap="hanging" style:line-break="strict" style:writing-mode="lr-tb" style:font-independent-line-spacing="true"/>
    </style:style>
    <style:style style:name="P5" style:family="paragraph">
      <style:paragraph-properties fo:margin-left="0cm" fo:margin-right="0cm" fo:margin-top="0cm" fo:margin-bottom="0cm" fo:text-align="end" fo:text-indent="0cm" style:punctuation-wrap="hanging" style:line-break="strict"/>
    </style:style>
    <style:style style:name="P6" style:family="paragraph">
      <style:paragraph-properties fo:margin-left="0cm" fo:margin-right="0cm" fo:margin-top="0cm" fo:margin-bottom="0cm" fo:text-align="end" fo:text-indent="0cm" style:punctuation-wrap="hanging" style:line-break="strict" style:writing-mode="lr-tb" style:font-independent-line-spacing="true"/>
    </style:style>
    <style:style style:name="P7" style:family="paragraph">
      <style:paragraph-properties fo:margin-left="0cm" fo:margin-right="0cm" fo:text-indent="0cm" style:punctuation-wrap="hanging" style:line-break="strict"/>
    </style:style>
    <style:style style:name="P8" style:family="paragraph">
      <style:paragraph-properties style:writing-mode="lr-tb" style:font-independent-line-spacing="true"/>
    </style:style>
    <style:style style:name="P9" style:family="paragraph">
      <style:paragraph-properties fo:margin-left="0cm" fo:margin-right="0cm" fo:margin-top="0.246cm" fo:margin-bottom="0cm" fo:text-align="center" fo:text-indent="0cm" style:punctuation-wrap="hanging" style:line-break="strict"/>
    </style:style>
    <style:style style:name="P10" style:family="paragraph">
      <style:paragraph-properties fo:margin-left="0cm" fo:margin-right="0cm" fo:margin-top="0.246cm" fo:margin-bottom="0cm" fo:text-align="end" fo:text-indent="0cm" style:punctuation-wrap="hanging" style:line-break="strict"/>
    </style:style>
    <style:style style:name="P11" style:family="paragraph">
      <style:paragraph-properties fo:margin-left="0cm" fo:margin-right="0cm" fo:text-align="end" fo:text-indent="0cm" style:punctuation-wrap="hanging" style:line-break="strict"/>
    </style:style>
    <style:style style:name="P12" style:family="paragraph">
      <style:paragraph-properties fo:margin-left="0cm" fo:margin-right="0cm" fo:text-align="end" fo:text-indent="0cm" style:punctuation-wrap="hanging" style:line-break="strict" style:writing-mode="lr-tb" style:font-independent-line-spacing="true"/>
    </style:style>
    <style:style style:name="P13" style:family="paragraph">
      <style:paragraph-properties fo:margin-left="0cm" fo:margin-right="0cm" fo:text-indent="0cm" style:punctuation-wrap="hanging" style:line-break="strict" style:writing-mode="lr-tb" style:font-independent-line-spacing="true"/>
    </style:style>
    <style:style style:name="P14" style:family="paragraph">
      <style:paragraph-properties fo:text-align="center" style:writing-mode="lr-tb"/>
    </style:style>
    <style:style style:name="P15" style:family="paragraph">
      <style:paragraph-properties fo:margin-left="1.27cm" fo:margin-right="0cm" fo:margin-top="0cm" fo:margin-bottom="0cm" fo:text-indent="-1.27cm" style:punctuation-wrap="hanging" style:line-break="strict"/>
    </style:style>
    <style:style style:name="P16" style:family="paragraph">
      <style:paragraph-properties fo:margin-left="0cm" fo:margin-right="0cm" fo:margin-top="0cm" fo:margin-bottom="0cm" fo:line-height="100%" fo:text-indent="0cm" style:punctuation-wrap="hanging" style:line-break="strict"/>
    </style:style>
    <style:style style:name="P17" style:family="paragraph">
      <style:paragraph-properties fo:margin-left="2.54cm" fo:margin-right="0cm" fo:margin-top="0cm" fo:margin-bottom="0cm" fo:text-indent="-1.27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style>
    <style:style style:name="P18" style:family="paragraph">
      <style:paragraph-properties fo:margin-left="1.27cm" fo:margin-right="0cm" fo:margin-top="0cm" fo:margin-bottom="0cm" fo:text-indent="-1.27cm" style:punctuation-wrap="hanging" style:line-break="strict">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19" style:family="paragraph">
      <style:paragraph-properties fo:margin-left="1.27cm" fo:margin-right="0cm" fo:margin-top="0cm" fo:margin-bottom="0cm" fo:text-indent="-1.27cm" style:punctuation-wrap="hanging" style:line-break="strict" style:writing-mode="lr-tb" style:font-independent-line-spacing="true"/>
    </style:style>
    <style:style style:name="P20" style:family="paragraph">
      <style:paragraph-properties fo:margin-left="0cm" fo:margin-right="0cm" fo:margin-top="0cm" fo:margin-bottom="0cm" fo:text-align="start" fo:text-indent="0cm" style:punctuation-wrap="hanging" style:line-break="strict"/>
    </style:style>
    <style:style style:name="P21" style:family="paragraph">
      <style:paragraph-properties fo:margin-left="0cm" fo:margin-right="0cm" fo:margin-top="0cm" fo:margin-bottom="0cm"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style>
    <style:style style:name="P22" style:family="paragraph">
      <style:paragraph-properties fo:margin-left="2.54cm" fo:margin-right="0cm" fo:margin-top="0cm" fo:margin-bottom="0cm" fo:text-align="start" fo:text-indent="-1.27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style>
    <style:style style:name="P23" style:family="paragraph">
      <style:paragraph-properties fo:margin-left="2.54cm" fo:margin-right="0cm" fo:margin-top="0cm" fo:margin-bottom="0cm" fo:text-align="start" fo:text-indent="-1.27cm" style:punctuation-wrap="hanging" style:line-break="strict"/>
    </style:style>
    <style:style style:name="P24" style:family="paragraph">
      <style:paragraph-properties fo:margin-left="0cm" fo:margin-right="0cm" fo:margin-top="0cm" fo:margin-bottom="0cm" fo:text-align="start" fo:text-indent="0cm" style:punctuation-wrap="hanging" style:line-break="strict" style:writing-mode="lr-tb" style:font-independent-line-spacing="true"/>
    </style:style>
    <style:style style:name="P25" style:family="paragraph">
      <style:paragraph-properties fo:margin-left="0cm" fo:margin-right="0cm" fo:text-align="start" fo:text-indent="0cm" style:punctuation-wrap="hanging" style:line-break="strict"/>
    </style:style>
    <style:style style:name="P26" style:family="paragraph">
      <style:paragraph-properties fo:margin-left="0cm" fo:margin-right="0cm" fo:margin-top="0cm" fo:margin-bottom="0cm" fo:text-indent="0cm" style:punctuation-wrap="hanging" style:line-break="strict">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style>
    <style:style style:name="P27" style:family="paragraph">
      <style:paragraph-properties fo:margin-left="1.428cm" fo:margin-right="0cm" fo:margin-top="0cm" fo:margin-bottom="0cm" fo:text-indent="-1.428cm" style:punctuation-wrap="hanging" style:line-break="strict">
        <style:tab-stops>
          <style:tab-stop style:position="0cm"/>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style>
    <style:style style:name="P28" style:family="paragraph">
      <style:paragraph-properties fo:margin-left="1.428cm" fo:margin-right="0cm" fo:margin-top="0cm" fo:margin-bottom="0cm" fo:text-indent="-1.428cm" style:punctuation-wrap="hanging" style:line-break="strict"/>
    </style:style>
    <style:style style:name="P29" style:family="paragraph">
      <style:paragraph-properties fo:margin-left="0cm" fo:margin-right="0cm" fo:margin-top="0cm" fo:margin-bottom="0cm" fo:text-indent="0cm" style:punctuation-wrap="hanging" style:line-break="strict" style:writing-mode="lr-tb" style:font-independent-line-spacing="true">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style>
    <style:style style:name="P30" style:family="paragraph">
      <style:paragraph-properties fo:margin-left="0cm" fo:margin-right="0cm" fo:margin-top="0.211cm" fo:margin-bottom="0cm" fo:text-align="center" fo:text-indent="0cm" style:punctuation-wrap="hanging" style:line-break="strict"/>
    </style:style>
    <style:style style:name="P31" style:family="paragraph">
      <style:paragraph-properties fo:margin-left="0cm" fo:margin-right="0cm" fo:margin-top="0.211cm" fo:margin-bottom="0cm" fo:text-align="center" fo:text-indent="0cm" style:punctuation-wrap="hanging" style:line-break="strict" style:writing-mode="lr-tb" style:font-independent-line-spacing="true"/>
    </style:style>
    <style:style style:name="P32" style:family="paragraph">
      <style:paragraph-properties fo:margin-left="0cm" fo:margin-right="0cm" fo:text-align="center" fo:text-indent="0cm" style:punctuation-wrap="hanging" style:line-break="strict"/>
    </style:style>
    <style:style style:name="P33" style:family="paragraph">
      <style:paragraph-properties fo:margin-left="0cm" fo:margin-right="0cm" fo:line-height="100%" fo:text-indent="0cm" style:punctuation-wrap="hanging" style:line-break="strict"/>
    </style:style>
    <style:style style:name="P34" style:family="paragraph">
      <style:paragraph-properties fo:margin-left="0cm" fo:margin-right="0cm" fo:margin-top="0.141cm" fo:margin-bottom="0cm" fo:text-align="center" fo:text-indent="0cm" style:punctuation-wrap="hanging" style:line-break="strict"/>
    </style:style>
    <style:style style:name="T1" style:family="text">
      <style:text-properties fo:font-size="14pt" fo:language="en" fo:country="US" style:font-size-asian="14pt" style:language-asian="en" style:country-asian="US" style:font-size-complex="14pt" style:language-complex="en" style:country-complex="US"/>
    </style:style>
    <style:style style:name="T2" style:family="text">
      <style:text-properties fo:font-size="36pt" fo:language="en" fo:country="US" style:font-size-asian="36pt" style:language-asian="en" style:country-asian="US" style:font-size-complex="36pt" style:language-complex="en" style:country-complex="US"/>
    </style:style>
    <style:style style:name="T3" style:family="text">
      <style:text-properties fo:font-size="40pt" fo:language="en" fo:country="US" style:font-size-asian="40pt" style:language-asian="en" style:country-asian="US" style:font-size-complex="40pt" style:language-complex="en" style:country-complex="US"/>
    </style:style>
    <style:style style:name="T4" style:family="text">
      <style:text-properties fo:color="#0000ff" fo:font-size="24pt" fo:language="en" fo:country="US" style:font-size-asian="24pt" style:language-asian="en" style:country-asian="US" style:font-size-complex="24pt" style:language-complex="en" style:country-complex="US"/>
    </style:style>
    <style:style style:name="T5" style:family="text">
      <style:text-properties fo:font-size="24pt" fo:language="en" fo:country="US" style:font-size-asian="24pt" style:language-asian="en" style:country-asian="US" style:font-size-complex="24pt" style:language-complex="en" style:country-complex="US"/>
    </style:style>
    <style:style style:name="T6" style:family="text">
      <style:text-properties style:font-name="Wingdings" fo:font-size="24pt" fo:language="en" fo:country="US" style:font-name-asian="Wingdings" style:font-size-asian="24pt" style:language-asian="en" style:country-asian="US" style:font-name-complex="Wingdings" style:font-size-complex="24pt" style:language-complex="en" style:country-complex="US"/>
    </style:style>
    <style:style style:name="T7" style:family="text">
      <style:text-properties fo:color="#ff0000" fo:font-size="24pt" fo:language="en" fo:country="US" style:font-size-asian="24pt" style:language-asian="en" style:country-asian="US" style:font-size-complex="24pt" style:language-complex="en" style:country-complex="US"/>
    </style:style>
    <style:style style:name="T8" style:family="text">
      <style:text-properties fo:color="#ff0000" style:font-name="Symbol" fo:font-size="24pt" fo:language="en" fo:country="US" style:font-name-asian="Symbol" style:font-size-asian="24pt" style:language-asian="en" style:country-asian="US" style:font-name-complex="Symbol" style:font-size-complex="24pt" style:language-complex="en" style:country-complex="US"/>
    </style:style>
    <style:style style:name="T9" style:family="text">
      <style:text-properties fo:color="#ff0000" fo:font-size="28pt" fo:language="en" fo:country="US" style:font-size-asian="28pt" style:language-asian="en" style:country-asian="US" style:font-size-complex="28pt" style:language-complex="en" style:country-complex="US"/>
    </style:style>
    <style:style style:name="T10" style:family="text">
      <style:text-properties fo:font-size="28pt" fo:language="en" fo:country="US" style:font-size-asian="28pt" style:language-asian="en" style:country-asian="US" style:font-size-complex="28pt" style:language-complex="en" style:country-complex="US"/>
    </style:style>
    <style:style style:name="T11" style:family="text">
      <style:text-properties fo:color="#0000ff" fo:font-size="28pt" fo:language="en" fo:country="US" style:font-size-asian="28pt" style:language-asian="en" style:country-asian="US" style:font-size-complex="28pt" style:language-complex="en" style:country-complex="US"/>
    </style:style>
    <style:style style:name="T12" style:family="text">
      <style:text-properties fo:font-size="12pt" fo:language="en" fo:country="US" style:font-size-asian="12pt" style:language-asian="en" style:country-asian="US" style:font-size-complex="12pt" style:language-complex="en" style:country-complex="US"/>
    </style:style>
    <style:style style:name="T13" style:family="text">
      <style:text-properties style:font-name="Arial" fo:font-size="24pt" fo:language="el" fo:country="GR" style:font-name-asian="Arial" style:font-size-asian="24pt" style:language-asian="el" style:country-asian="GR" style:font-name-complex="Arial" style:font-size-complex="24pt" style:language-complex="el" style:country-complex="GR"/>
    </style:style>
    <style:style style:name="T14" style:family="text">
      <style:text-properties style:font-name="Arial" fo:font-size="24pt" fo:language="en" fo:country="US" style:font-name-asian="Arial" style:font-size-asian="24pt" style:language-asian="en" style:country-asian="US" style:font-name-complex="Arial" style:font-size-complex="24pt" style:language-complex="en" style:country-complex="US"/>
    </style:style>
    <style:style style:name="T15" style:family="text">
      <style:text-properties style:font-name="Symbol" fo:font-size="24pt" fo:language="en" fo:country="US" style:font-name-asian="Symbol" style:font-size-asian="24pt" style:language-asian="en" style:country-asian="US" style:font-name-complex="Symbol" style:font-size-complex="24pt" style:language-complex="en" style:country-complex="US"/>
    </style:style>
    <style:style style:name="T16" style:family="text">
      <style:text-properties fo:font-size="24pt" fo:language="en" fo:country="US" style:font-name-asian="Arial" style:font-size-asian="24pt" style:language-asian="en" style:country-asian="US" style:font-name-complex="Arial" style:font-size-complex="24pt" style:language-complex="en" style:country-complex="US"/>
    </style:style>
    <style:style style:name="T17" style:family="text">
      <style:text-properties fo:font-size="24pt" fo:language="el" fo:country="GR" style:font-size-asian="24pt" style:language-asian="el" style:country-asian="GR" style:font-size-complex="24pt" style:language-complex="el" style:country-complex="GR"/>
    </style:style>
    <style:style style:name="T18" style:family="text">
      <style:text-properties fo:color="#0000ff" fo:font-size="24pt" fo:language="el" fo:country="GR" style:font-size-asian="24pt" style:language-asian="el" style:country-asian="GR" style:font-size-complex="24pt" style:language-complex="el" style:country-complex="GR"/>
    </style:style>
    <style:style style:name="T19" style:family="text">
      <style:text-properties fo:color="#c00000" fo:font-size="24pt" fo:language="en" fo:country="US" style:font-size-asian="24pt" style:language-asian="en" style:country-asian="US" style:font-size-complex="24pt" style:language-complex="en" style:country-complex="US"/>
    </style:style>
    <style:style style:name="T20" style:family="text">
      <style:text-properties fo:color="#0000ff" style:font-name="Symbol" fo:font-size="24pt" fo:language="en" fo:country="US" style:font-name-asian="Symbol" style:font-size-asian="24pt" style:language-asian="en" style:country-asian="US" style:font-name-complex="Symbol" style:font-size-complex="24pt" style:language-complex="en" style:country-complex="US"/>
    </style:style>
    <style:style style:name="T21" style:family="text">
      <style:text-properties fo:color="#0000ff" fo:font-size="48pt" fo:language="en" fo:country="US" style:font-size-asian="48pt" style:language-asian="en" style:country-asian="US" style:font-size-complex="48pt" style:language-complex="en" style:country-complex="US"/>
    </style:style>
    <style:style style:name="T22" style:family="text">
      <style:text-properties fo:color="#009900" fo:font-size="24pt" fo:language="en" fo:country="US" style:font-size-asian="24pt" style:language-asian="en" style:country-asian="US" style:font-size-complex="24pt" style:language-complex="en" style:country-complex="US"/>
    </style:style>
    <style:style style:name="T23" style:family="text">
      <style:text-properties fo:color="#009900" fo:font-size="24pt" fo:language="el" fo:country="GR" style:font-size-asian="24pt" style:language-asian="el" style:country-asian="GR" style:font-size-complex="24pt" style:language-complex="el" style:country-complex="GR"/>
    </style:style>
    <style:style style:name="T24" style:family="text">
      <style:text-properties fo:color="#009900" style:font-name="Symbol" fo:font-size="24pt" fo:language="en" fo:country="US" style:font-name-asian="Symbol" style:font-size-asian="24pt" style:language-asian="en" style:country-asian="US" style:font-name-complex="Symbol" style:font-size-complex="24pt" style:language-complex="en" style:country-complex="US"/>
    </style:style>
    <style:style style:name="T25" style:family="text">
      <style:text-properties fo:color="#800080" fo:font-size="28pt" fo:language="en" fo:country="US" style:font-size-asian="28pt" style:language-asian="en" style:country-asian="US" style:font-size-complex="28pt" style:language-complex="en" style:country-complex="US"/>
    </style:style>
    <style:style style:name="T26" style:family="text">
      <style:text-properties fo:color="#0000ff" style:font-name="Arial" fo:font-size="24pt" fo:language="el" fo:country="GR" style:font-name-asian="Arial" style:font-size-asian="24pt" style:language-asian="el" style:country-asian="GR" style:font-name-complex="Arial" style:font-size-complex="24pt" style:language-complex="el" style:country-complex="GR"/>
    </style:style>
    <style:style style:name="T27" style:family="text">
      <style:text-properties fo:color="#0000ff" style:text-position="-25% 58%" style:font-name="Arial" fo:font-size="24pt" fo:language="en" fo:country="US" style:font-name-asian="Arial" style:font-size-asian="24pt" style:language-asian="en" style:country-asian="US" style:font-name-complex="Arial" style:font-size-complex="24pt" style:language-complex="en" style:country-complex="US"/>
    </style:style>
    <style:style style:name="T28" style:family="text">
      <style:text-properties style:text-position="-25% 58%" style:font-name="Arial" fo:font-size="24pt" fo:language="en" fo:country="US" fo:font-weight="bold" style:font-name-asian="Arial" style:font-size-asian="24pt" style:language-asian="en" style:country-asian="US" style:font-weight-asian="bold" style:font-name-complex="Arial" style:font-size-complex="24pt" style:language-complex="en" style:country-complex="US" style:font-weight-complex="bold"/>
    </style:style>
    <style:style style:name="T29" style:family="text">
      <style:text-properties fo:color="#0000ff" fo:font-size="24pt" fo:language="en" fo:country="US" fo:font-weight="bold" style:font-size-asian="24pt" style:language-asian="en" style:country-asian="US" style:font-weight-asian="bold" style:font-size-complex="24pt" style:language-complex="en" style:country-complex="US" style:font-weight-complex="bold"/>
    </style:style>
    <style:style style:name="T30" style:family="text">
      <style:text-properties style:text-position="-25% 58%" style:font-name="Arial" fo:font-size="24pt" fo:language="en" fo:country="US" style:font-name-asian="Arial" style:font-size-asian="24pt" style:language-asian="en" style:country-asian="US" style:font-name-complex="Arial" style:font-size-complex="24pt" style:language-complex="en" style:country-complex="US"/>
    </style:style>
    <style:style style:name="T31" style:family="text">
      <style:text-properties fo:color="#0000ff" style:font-name="Arial" fo:font-size="24pt" fo:language="en" fo:country="US" style:font-name-asian="Arial" style:font-size-asian="24pt" style:language-asian="en" style:country-asian="US" style:font-name-complex="Arial" style:font-size-complex="24pt" style:language-complex="en" style:country-complex="US"/>
    </style:style>
    <style:style style:name="T32" style:family="text">
      <style:text-properties fo:font-size="20pt" fo:language="en" fo:country="US" style:font-size-asian="20pt" style:language-asian="en" style:country-asian="US" style:font-size-complex="20pt" style:language-complex="en" style:country-complex="US"/>
    </style:style>
    <style:style style:name="T33" style:family="text">
      <style:text-properties fo:color="#ff0000" fo:font-size="20pt" fo:language="en" fo:country="US" style:font-size-asian="20pt" style:language-asian="en" style:country-asian="US" style:font-size-complex="20pt" style:language-complex="en" style:country-complex="US"/>
    </style:style>
    <style:style style:name="T34" style:family="text">
      <style:text-properties style:font-name="Symbol" fo:font-size="20pt" fo:language="en" fo:country="US" style:font-name-asian="Symbol" style:font-size-asian="20pt" style:language-asian="en" style:country-asian="US" style:font-name-complex="Symbol" style:font-size-complex="20pt" style:language-complex="en" style:country-complex="US"/>
    </style:style>
    <style:style style:name="T35" style:family="text">
      <style:text-properties fo:color="#0000ff" fo:font-size="20pt" fo:language="en" fo:country="US" style:font-size-asian="20pt" style:language-asian="en" style:country-asian="US" style:font-size-complex="20pt" style:language-complex="en" style:country-complex="US"/>
    </style:style>
    <style:style style:name="T36" style:family="text">
      <style:text-properties fo:font-size="20pt" fo:language="el" fo:country="GR" style:font-size-asian="20pt" style:language-asian="el" style:country-asian="GR" style:font-size-complex="20pt" style:language-complex="el" style:country-complex="GR"/>
    </style:style>
    <style:style style:name="T37" style:family="text">
      <style:text-properties fo:color="#0000ff" style:font-name="Arial" fo:font-size="20pt" fo:language="el" fo:country="GR" style:font-name-asian="Arial" style:font-size-asian="20pt" style:language-asian="el" style:country-asian="GR" style:font-name-complex="Arial" style:font-size-complex="20pt" style:language-complex="el" style:country-complex="GR"/>
    </style:style>
    <style:style style:name="T38" style:family="text">
      <style:text-properties fo:color="#0000ff" style:text-position="-25% 58%" style:font-name="Arial" fo:font-size="20pt" fo:language="en" fo:country="US" style:font-name-asian="Arial" style:font-size-asian="20pt" style:language-asian="en" style:country-asian="US" style:font-name-complex="Arial" style:font-size-complex="20pt" style:language-complex="en" style:country-complex="US"/>
    </style:style>
    <style:style style:name="T39" style:family="text">
      <style:text-properties style:text-position="-25% 58%" style:font-name="Arial" fo:font-size="20pt" fo:language="en" fo:country="US" style:font-name-asian="Arial" style:font-size-asian="20pt" style:language-asian="en" style:country-asian="US" style:font-name-complex="Arial" style:font-size-complex="20pt" style:language-complex="en" style:country-complex="US"/>
    </style:style>
    <style:style style:name="T40" style:family="text">
      <style:text-properties style:font-name="Arial" fo:font-size="20pt" fo:language="en" fo:country="US" style:font-name-asian="Arial" style:font-size-asian="20pt" style:language-asian="en" style:country-asian="US" style:font-name-complex="Arial" style:font-size-complex="20pt" style:language-complex="en" style:country-complex="US"/>
    </style:style>
    <style:style style:name="T41" style:family="text">
      <style:text-properties fo:font-size="20pt" fo:language="en" fo:country="US" style:font-name-asian="Arial" style:font-size-asian="20pt" style:language-asian="en" style:country-asian="US" style:font-name-complex="Arial" style:font-size-complex="20pt" style:language-complex="en" style:country-complex="US"/>
    </style:style>
    <style:style style:name="T42" style:family="text">
      <style:text-properties fo:color="#0000ff" fo:font-size="24pt" fo:language="en" fo:country="US" style:font-name-asian="Arial" style:font-size-asian="24pt" style:language-asian="en" style:country-asian="US" style:font-name-complex="Arial" style:font-size-complex="24pt" style:language-complex="en" style:country-complex="US"/>
    </style:style>
    <style:style style:name="T43" style:family="text">
      <style:text-properties fo:color="#0000ff"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4" style:family="text">
      <style:text-properties fo:color="#0000ff" fo:font-size="36pt" fo:language="en" fo:country="US" style:font-size-asian="36pt" style:language-asian="en" style:country-asian="US" style:font-size-complex="36pt" style:language-complex="en" style:country-complex="US"/>
    </style:style>
    <style:style style:name="T45" style:family="text">
      <style:text-properties fo:color="#0000ff" style:font-name="Symbol" fo:font-size="24pt" fo:language="el" fo:country="GR" style:font-name-asian="Symbol" style:font-size-asian="24pt" style:language-asian="el" style:country-asian="GR" style:font-name-complex="Symbol" style:font-size-complex="24pt" style:language-complex="el" style:country-complex="GR"/>
    </style:style>
    <style:style style:name="T46" style:family="text">
      <style:text-properties fo:color="#0000ff" style:font-name="Symbol" fo:font-size="20pt" fo:language="el" fo:country="GR" style:font-name-asian="Symbol" style:font-size-asian="20pt" style:language-asian="el" style:country-asian="GR" style:font-name-complex="Symbol" style:font-size-complex="20pt" style:language-complex="el" style:country-complex="GR"/>
    </style:style>
    <style:style style:name="T47" style:family="text">
      <style:text-properties fo:color="#0000ff" style:font-name="Arial" fo:font-size="20pt" fo:language="en" fo:country="US" style:font-name-asian="Arial" style:font-size-asian="20pt" style:language-asian="en" style:country-asian="US" style:font-name-complex="Arial" style:font-size-complex="20pt" style:language-complex="en" style:country-complex="US"/>
    </style:style>
    <style:style style:name="T48" style:family="text">
      <style:text-properties fo:color="#0000ff" style:font-name="Symbol" fo:font-size="20pt" fo:language="en" fo:country="US" style:font-name-asian="Symbol" style:font-size-asian="20pt" style:language-asian="en" style:country-asian="US" style:font-name-complex="Symbol" style:font-size-complex="20pt" style:language-complex="en" style:country-complex="US"/>
    </style:style>
    <style:style style:name="T49" style:family="text">
      <style:text-properties fo:color="#009900" fo:font-size="20pt" fo:language="en" fo:country="US" style:font-size-asian="20pt" style:language-asian="en" style:country-asian="US" style:font-size-complex="20pt" style:language-complex="en" style:country-complex="US"/>
    </style:style>
    <style:style style:name="T50" style:family="text">
      <style:text-properties fo:color="#009900" style:font-name="Wingdings" fo:font-size="20pt" fo:language="en" fo:country="US" style:font-name-asian="Wingdings" style:font-size-asian="20pt" style:language-asian="en" style:country-asian="US" style:font-name-complex="Wingdings" style:font-size-complex="20pt" style:language-complex="en" style:country-complex="US"/>
    </style:style>
    <style:style style:name="T51" style:family="text">
      <style:text-properties fo:color="#7030a0" fo:font-size="20pt" fo:language="en" fo:country="US" style:font-size-asian="20pt" style:language-asian="en" style:country-asian="US" style:font-size-complex="20pt" style:language-complex="en" style:country-complex="US"/>
    </style:style>
    <style:style style:name="T52" style:family="text">
      <style:text-properties fo:color="#7030a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53" style:family="text">
      <style:text-properties fo:color="#7030a0" style:font-name="Wingdings" fo:font-size="20pt" fo:language="en" fo:country="US" style:font-name-asian="Wingdings" style:font-size-asian="20pt" style:language-asian="en" style:country-asian="US" style:font-name-complex="Wingdings" style:font-size-complex="20pt" style:language-complex="en" style:country-complex="US"/>
    </style:style>
    <style:style style:name="T54" style:family="text">
      <style:text-properties fo:color="#7030a0" fo:font-size="20pt" fo:language="en" fo:country="US" style:font-name-asian="Arial" style:font-size-asian="20pt" style:language-asian="en" style:country-asian="US" style:font-name-complex="Arial" style:font-size-complex="20pt" style:language-complex="en" style:country-complex="US"/>
    </style:style>
    <style:style style:name="T55" style:family="text">
      <style:text-properties fo:language="en" fo:country="US" style:language-asian="en" style:country-asian="US" style:language-complex="en" style:country-complex="US"/>
    </style:style>
    <style:style style:name="T56" style:family="text">
      <style:text-properties fo:color="#ff0000" style:font-name="Symbol" fo:font-size="20pt" fo:language="en" fo:country="US" style:font-name-asian="Symbol" style:font-size-asian="20pt" style:language-asian="en" style:country-asian="US" style:font-name-complex="Symbol" style:font-size-complex="20pt" style:language-complex="en" style:country-complex="US"/>
    </style:style>
    <style:style style:name="T57" style:family="text">
      <style:text-properties fo:color="#800080" fo:font-size="20pt" fo:language="en" fo:country="US" style:font-size-asian="20pt" style:language-asian="en" style:country-asian="US" style:font-size-complex="20pt" style:language-complex="en" style:country-complex="US"/>
    </style:style>
    <style:style style:name="T58" style:family="text">
      <style:text-properties fo:color="#ff00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59" style:family="text">
      <style:text-properties fo:color="#0000ff" fo:font-size="32pt" fo:language="en" fo:country="US" fo:font-style="italic" style:font-size-asian="32pt" style:language-asian="en" style:country-asian="US" style:font-style-asian="italic" style:font-size-complex="32pt" style:language-complex="en" style:country-complex="US" style:font-style-complex="italic"/>
    </style:style>
    <style:style style:name="T60" style:family="text">
      <style:text-properties fo:color="#0000ff" fo:font-size="14pt" fo:language="en" fo:country="US" style:font-size-asian="14pt" style:language-asian="en" style:country-asian="US" style:font-size-complex="14pt" style:language-complex="en" style:country-complex="US"/>
    </style:style>
    <style:style style:name="T61" style:family="text">
      <style:text-properties fo:color="#000000" fo:font-size="24pt" fo:language="en" fo:country="US" style:font-size-asian="24pt" style:language-asian="en" style:country-asian="US" style:font-size-complex="24pt" style:language-complex="en" style:country-complex="US"/>
    </style:style>
    <style:style style:name="T62" style:family="text">
      <style:text-properties fo:font-size="32pt" fo:language="en" fo:country="US" style:font-size-asian="32pt" style:language-asian="en" style:country-asian="US" style:font-size-complex="32pt" style:language-complex="en" style:country-complex="US"/>
    </style:style>
    <style:style style:name="T63" style:family="text">
      <style:text-properties fo:color="#ff0000" fo:font-size="32pt" fo:language="en" fo:country="US" style:font-size-asian="32pt" style:language-asian="en" style:country-asian="US" style:font-size-complex="32pt" style:language-complex="en" style:country-complex="US"/>
    </style:style>
    <style:style style:name="T64" style:family="text">
      <style:text-properties fo:color="#ff0000" fo:font-size="24pt" fo:language="en" fo:country="US" fo:font-weight="bold" style:font-size-asian="24pt" style:language-asian="en" style:country-asian="US" style:font-weight-asian="bold" style:font-size-complex="24pt" style:language-complex="en" style:country-complex="US" style:font-weight-complex="bold"/>
    </style:style>
    <style:style style:name="T65" style:family="text">
      <style:text-properties fo:color="#800080" fo:font-size="32pt" fo:language="en" fo:country="US" style:font-size-asian="32pt" style:language-asian="en" style:country-asian="US" style:font-size-complex="32pt" style:language-complex="en" style:country-complex="US"/>
    </style:style>
    <style:style style:name="T66" style:family="text">
      <style:text-properties fo:color="#800080" fo:font-size="24pt" fo:language="en" fo:country="US" style:font-size-asian="24pt" style:language-asian="en" style:country-asian="US" style:font-size-complex="24pt" style:language-complex="en" style:country-complex="US"/>
    </style:style>
    <style:style style:name="T67" style:family="text">
      <style:text-properties fo:color="#0000ff" fo:font-size="18pt" fo:language="en" fo:country="US" style:font-size-asian="18pt" style:language-asian="en" style:country-asian="US" style:font-size-complex="18pt" style:language-complex="en" style:country-complex="US"/>
    </style:style>
    <style:style style:name="T68" style:family="text">
      <style:text-properties fo:color="#ff0000" fo:language="en" fo:country="US" style:language-asian="en" style:country-asian="US" style:language-complex="en" style:country-complex="US"/>
    </style:style>
    <style:style style:name="T69" style:family="text">
      <style:text-properties fo:color="#ff0000" fo:language="en" fo:country="US" fo:font-weight="bold" style:language-asian="en" style:country-asian="US" style:font-weight-asian="bold" style:language-complex="en" style:country-complex="US" style:font-weight-complex="bold"/>
    </style:style>
    <style:style style:name="T70" style:family="text">
      <style:text-properties fo:color="#0000ff" fo:language="en" fo:country="US" style:language-asian="en" style:country-asian="US" style:language-complex="en" style:country-complex="US"/>
    </style:style>
    <style:style style:name="T71" style:family="text">
      <style:text-properties fo:color="#ff0000" style:font-name="Courier New" fo:font-size="18pt" fo:language="en" fo:country="US" fo:font-weight="bold" style:font-size-asian="18pt" style:language-asian="en" style:country-asian="US" style:font-weight-asian="bold" style:font-size-complex="18pt" style:language-complex="en" style:country-complex="US" style:font-weight-complex="bold"/>
    </style:style>
    <style:style style:name="T72" style:family="text">
      <style:text-properties style:font-name="Wingdings" fo:font-size="20pt" fo:language="en" fo:country="US" style:font-name-asian="Wingdings" style:font-size-asian="20pt" style:language-asian="en" style:country-asian="US" style:font-name-complex="Wingdings" style:font-size-complex="20pt" style:language-complex="en" style:country-complex="US"/>
    </style:style>
    <style:style style:name="T73" style:family="text">
      <style:text-properties fo:color="#ff0000" fo:font-size="20pt" fo:language="en" fo:country="US" fo:font-weight="bold" style:font-size-asian="20pt" style:language-asian="en" style:country-asian="US" style:font-weight-asian="bold" style:font-size-complex="20pt" style:language-complex="en" style:country-complex="US" style:font-weight-complex="bold"/>
    </style:style>
    <style:style style:name="T74" style:family="text">
      <style:text-properties fo:font-size="18pt" fo:language="en" fo:country="US" style:font-size-asian="18pt" style:language-asian="en" style:country-asian="US" style:font-size-complex="18pt" style:language-complex="en" style:country-complex="US"/>
    </style:style>
    <style:style style:name="T75" style:family="text">
      <style:text-properties fo:color="#ff0000" fo:font-size="18pt" fo:language="en" fo:country="US" style:font-size-asian="18pt" style:language-asian="en" style:country-asian="US" style:font-size-complex="18pt" style:language-complex="en" style:country-complex="US"/>
    </style:style>
    <style:style style:name="T76" style:family="text">
      <style:text-properties fo:color="#ff0000" fo:font-size="16pt" fo:language="en" fo:country="US" style:font-size-asian="16pt" style:language-asian="en" style:country-asian="US" style:font-size-complex="16pt" style:language-complex="en" style:country-complex="US"/>
    </style:style>
    <style:style style:name="T77" style:family="text">
      <style:text-properties fo:color="#ff0000" fo:font-size="16pt" fo:language="en" fo:country="US" fo:font-weight="bold" style:font-size-asian="16pt" style:language-asian="en" style:country-asian="US" style:font-weight-asian="bold" style:font-size-complex="16pt" style:language-complex="en" style:country-complex="US" style:font-weight-complex="bold"/>
    </style:style>
    <style:style style:name="T78" style:family="text">
      <style:text-properties fo:color="#0000ff" fo:font-size="16pt" fo:language="en" fo:country="US" style:font-size-asian="16pt" style:language-asian="en" style:country-asian="US" style:font-size-complex="16pt" style:language-complex="en" style:country-complex="US"/>
    </style:style>
    <style:style style:name="T79" style:family="text">
      <style:text-properties fo:font-size="16pt" fo:language="en" fo:country="US" style:font-size-asian="16pt" style:language-asian="en" style:country-asian="US" style:font-size-complex="16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number text:level="1" style:num-suffix="." style:num-format="1">
        <style:list-level-properties text:min-label-width="1.27cm"/>
        <style:text-properties fo:color="#0000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number text:level="1" style:num-format="">
        <style:list-level-properties/>
        <style:text-properties fo:color="#0099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800080" fo:font-size="100%"/>
      </text:list-level-style-number>
    </text:list-style>
    <text:list-style style:name="L8">
      <text:list-level-style-number text:level="1" style:num-suffix="." style:num-format="1" text:start-value="2">
        <style:list-level-properties text:min-label-width="1.27cm"/>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bullet text:level="1" text:bullet-char="•">
        <style:list-level-properties/>
        <style:text-properties style:font-name="Times New Roman" fo:color="#000000" fo:font-size="100%"/>
      </text:list-level-style-bullet>
      <text:list-level-style-number text:level="2" style:num-suffix="." style:num-format="1" text:start-value="2">
        <style:list-level-properties text:space-before="1.27cm" text:min-label-width="1.27cm"/>
        <style:text-properties fo:color="#ff0000"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bullet text:level="1" text:bullet-char="•">
        <style:list-level-properties/>
        <style:text-properties style:font-name="Times New Roman" fo:color="#000000" fo:font-size="100%"/>
      </text:list-level-style-bullet>
      <text:list-level-style-number text:level="2" style:num-suffix="." style:num-format="1" text:start-value="2">
        <style:list-level-properties text:space-before="1.27cm" text:min-label-width="1.27cm"/>
        <style:text-properties fo:color="#000000"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
      <text:list-level-style-bullet text:level="1" text:bullet-char="•">
        <style:list-level-properties text:min-label-width="1.27cm"/>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
      <text:list-level-style-number text:level="1" style:num-format="">
        <style:list-level-properties/>
        <style:text-properties fo:color="#c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5">
      <text:list-level-style-number text:level="1" style:num-suffix="." style:num-format="1" text:start-value="4">
        <style:list-level-properties text:min-label-width="1.27cm"/>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6">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1.27cm"/>
        <style:text-properties style:font-name="Symbol" fo:color="#ff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7">
      <text:list-level-style-number text:level="1" style:num-format="">
        <style:list-level-properties/>
        <style:text-properties fo:color="#7030a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8">
      <text:list-level-style-number text:level="1" style:num-format="">
        <style:list-level-properties/>
        <style:text-properties fo:color="#7030a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9">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1.27cm"/>
        <style:text-properties style:font-name="Times New Roman" fo:color="#0000ff"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0">
      <text:list-level-style-number text:level="1" style:num-suffix="." style:num-format="1" text:start-value="3">
        <style:list-level-properties text:min-label-width="1.27cm"/>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1">
      <text:list-level-style-number text:level="1" style:num-suffix="." style:num-format="i">
        <style:list-level-properties text:min-label-width="1.428cm"/>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2">
      <text:list-level-style-number text:level="1" style:num-suffix="." style:num-format="i" text:start-value="2">
        <style:list-level-properties text:min-label-width="1.428cm"/>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1.27cm"/>
        <style:text-properties style:font-name="Times New Roman" fo:color="#ff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4">
      <text:list-level-style-number text:level="1" style:num-format="">
        <style:list-level-properties/>
        <style:text-properties fo:color="#ff0000" fo:font-size="100%"/>
      </text:list-level-style-number>
    </text:list-style>
    <text:list-style style:name="L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6">
      <text:list-level-style-bullet text:level="1" text:bullet-char="">
        <style:list-level-properties/>
        <style:text-properties style:font-name="Wingdings"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How to construct an LL(1) parsing table?" draw:style-name="dp1" draw:master-page-name="Default" presentation:use-date-time-name="dtd1">
        <draw:custom-shape draw:name="Date Placeholder 3" draw:style-name="gr1" draw:text-style-name="P2" draw:layer="layout" svg:width="5.292cm" svg:height="1.27cm" svg:x="1.905cm" svg:y="17.357cm">
          <text:list text:style-name="L1">
            <text:list-header>
              <text:p text:style-name="P1"><text:span text:style-name="T1">9/30/2014</text:span></text:p>
            </text:list-header>
          </text:list>
          <draw:enhanced-geometry svg:viewBox="0 0 21600 21600" draw:type="mso-spt202" draw:enhanced-path="M 0 0 L 21600 0 21600 21600 0 21600 0 0 Z N"/>
        </draw:custom-shape>
        <draw:custom-shape draw:name="Footer Placeholder 4" draw:style-name="gr2" draw:text-style-name="P4" draw:layer="layout" svg:width="8.044cm" svg:height="1.27cm" svg:x="8.678cm" svg:y="17.357cm">
          <text:list text:style-name="L1">
            <text:list-header>
              <text:p text:style-name="P3"><text:span text:style-name="T1">IT 327</text:span></text:p>
            </text:list-header>
          </text:list>
          <draw:enhanced-geometry svg:viewBox="0 0 21600 21600" draw:type="mso-spt202" draw:enhanced-path="M 0 0 L 21600 0 21600 21600 0 21600 0 0 Z N"/>
        </draw:custom-shape>
        <draw:custom-shape draw:name="Slide Number Placeholder 5" draw:style-name="gr3" draw:text-style-name="P6" draw:layer="layout" svg:width="5.292cm" svg:height="1.27cm" svg:x="18.203cm" svg:y="17.357cm">
          <text:list text:style-name="L1">
            <text:list-header>
              <text:p text:style-name="P5"><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8" draw:layer="layout" svg:width="22.648cm" svg:height="1.905cm" svg:x="1.27cm" svg:y="0.846cm" presentation:class="title" presentation:user-transformed="true">
          <draw:text-box>
            <text:list text:style-name="L1">
              <text:list-header>
                <text:p text:style-name="P7"><text:span text:style-name="T2">How to construct an LL(1) parsing table</text:span><text:span text:style-name="T3">?</text:span></text:p>
              </text:list-header>
            </text:list>
          </draw:text-box>
        </draw:frame>
        <draw:custom-shape draw:name="Text Box 8" draw:style-name="gr4" draw:text-style-name="P2" draw:layer="layout" svg:width="5.599cm" svg:height="5.341cm" svg:x="2.963cm" svg:y="4.022cm">
          <text:list text:style-name="L2">
            <text:list-item>
              <text:p text:style-name="P1"><text:span text:style-name="T4">S</text:span><text:span text:style-name="T5"> <text:s/></text:span><text:span text:style-name="T6"></text:span><text:span text:style-name="T5"> </text:span><text:span text:style-name="T4">A S </text:span><text:span text:style-name="T7">b</text:span></text:p>
            </text:list-item>
            <text:list-item>
              <text:p text:style-name="P1"><text:span text:style-name="T4">S</text:span><text:span text:style-name="T5"> <text:s/></text:span><text:span text:style-name="T6"></text:span><text:span text:style-name="T5"> </text:span><text:span text:style-name="T4">C</text:span></text:p>
            </text:list-item>
            <text:list-item>
              <text:p text:style-name="P1"><text:span text:style-name="T4">A</text:span><text:span text:style-name="T5"> </text:span><text:span text:style-name="T6"></text:span><text:span text:style-name="T5"> </text:span><text:span text:style-name="T7">a</text:span></text:p>
            </text:list-item>
            <text:list-item>
              <text:p text:style-name="P1"><text:span text:style-name="T4">C</text:span><text:span text:style-name="T5"> </text:span><text:span text:style-name="T6"></text:span><text:span text:style-name="T5"> </text:span><text:span text:style-name="T7">c </text:span><text:span text:style-name="T4">C</text:span></text:p>
            </text:list-item>
            <text:list-item>
              <text:p text:style-name="P1"><text:span text:style-name="T4">C</text:span><text:span text:style-name="T5"> </text:span><text:span text:style-name="T6"></text:span><text:span text:style-name="T5"> </text:span><text:span text:style-name="T8"></text:span></text:p>
            </text:list-item>
          </text:list>
          <draw:enhanced-geometry svg:viewBox="0 0 21600 21600" draw:type="mso-spt202" draw:enhanced-path="M 0 0 L 21600 0 21600 21600 0 21600 0 0 Z N"/>
        </draw:custom-shape>
        <draw:frame draw:layer="layout" svg:width="11.429cm" svg:height="6.067cm" svg:x="9.525cm" svg:y="3.598cm">
          <table:table>
            <table:table-column table:style-name="co1"/>
            <table:table-column table:style-name="co2"/>
            <table:table-column table:style-name="co1"/>
            <table:table-column table:style-name="co2"/>
            <table:table-column table:style-name="co1"/>
            <table:table-row table:style-name="ro1">
              <table:table-cell table:style-name="ce1"/>
              <table:table-cell table:style-name="ce2">
                <text:list text:style-name="L3">
                  <text:list-header>
                    <text:p text:style-name="P9"><text:span text:style-name="T9">a</text:span></text:p>
                  </text:list-header>
                </text:list>
              </table:table-cell>
              <table:table-cell table:style-name="ce3">
                <text:list text:continue-numbering="true" text:style-name="L3">
                  <text:list-header>
                    <text:p text:style-name="P9"><text:span text:style-name="T9">b</text:span></text:p>
                  </text:list-header>
                </text:list>
              </table:table-cell>
              <table:table-cell table:style-name="ce4">
                <text:list text:continue-numbering="true" text:style-name="L3">
                  <text:list-header>
                    <text:p text:style-name="P9"><text:span text:style-name="T9">c</text:span></text:p>
                  </text:list-header>
                </text:list>
              </table:table-cell>
              <table:table-cell table:style-name="ce5">
                <text:list text:style-name="L1">
                  <text:list-header>
                    <text:p text:style-name="P9"><text:span text:style-name="T10">$</text:span></text:p>
                  </text:list-header>
                </text:list>
              </table:table-cell>
            </table:table-row>
            <table:table-row table:style-name="ro1" table:default-cell-style-name="ce7">
              <table:table-cell table:style-name="ce6">
                <text:list text:style-name="L4">
                  <text:list-header>
                    <text:p text:style-name="P10"><text:span text:style-name="T11">S</text:span></text:p>
                  </text:list-header>
                </text:list>
              </table:table-cell>
              <table:table-cell>
                <text:list text:style-name="L1">
                  <text:list-header>
                    <text:p text:style-name="P9"><text:span text:style-name="T10">1</text:span></text:p>
                  </text:list-header>
                </text:list>
              </table:table-cell>
              <table:table-cell>
                <text:list text:continue-numbering="true" text:style-name="L1">
                  <text:list-header>
                    <text:p text:style-name="P9"><text:span text:style-name="T10">2</text:span></text:p>
                  </text:list-header>
                </text:list>
              </table:table-cell>
              <table:table-cell>
                <text:list text:continue-numbering="true" text:style-name="L1">
                  <text:list-header>
                    <text:p text:style-name="P9"><text:span text:style-name="T10">2</text:span></text:p>
                  </text:list-header>
                </text:list>
              </table:table-cell>
              <table:table-cell>
                <text:list text:continue-numbering="true" text:style-name="L1">
                  <text:list-header>
                    <text:p text:style-name="P9"><text:span text:style-name="T10">2</text:span></text:p>
                  </text:list-header>
                </text:list>
              </table:table-cell>
            </table:table-row>
            <table:table-row table:style-name="ro1" table:default-cell-style-name="ce7">
              <table:table-cell table:style-name="ce8">
                <text:list text:style-name="L4">
                  <text:list-header>
                    <text:p text:style-name="P10"><text:span text:style-name="T11">A</text:span></text:p>
                  </text:list-header>
                </text:list>
              </table:table-cell>
              <table:table-cell>
                <text:list text:style-name="L1">
                  <text:list-header>
                    <text:p text:style-name="P9"><text:span text:style-name="T10">3</text:span></text:p>
                  </text:list-header>
                </text:list>
              </table:table-cell>
              <table:table-cell/>
              <table:table-cell/>
              <table:table-cell/>
            </table:table-row>
            <table:table-row table:style-name="ro1" table:default-cell-style-name="ce7">
              <table:table-cell table:style-name="ce9">
                <text:list text:style-name="L4">
                  <text:list-header>
                    <text:p text:style-name="P10"><text:span text:style-name="T11">C</text:span></text:p>
                  </text:list-header>
                </text:list>
              </table:table-cell>
              <table:table-cell/>
              <table:table-cell>
                <text:list text:style-name="L1">
                  <text:list-header>
                    <text:p text:style-name="P9"><text:span text:style-name="T10">5</text:span></text:p>
                  </text:list-header>
                </text:list>
              </table:table-cell>
              <table:table-cell>
                <text:list text:continue-numbering="true" text:style-name="L1">
                  <text:list-header>
                    <text:p text:style-name="P9"><text:span text:style-name="T10">4</text:span></text:p>
                  </text:list-header>
                </text:list>
              </table:table-cell>
              <table:table-cell>
                <text:list text:continue-numbering="true" text:style-name="L1">
                  <text:list-header>
                    <text:p text:style-name="P9"><text:span text:style-name="T10">5</text:span></text:p>
                  </text:list-header>
                </text:list>
              </table:table-cell>
            </table:table-row>
          </table:table>
          <draw:image xlink:href="Pictures/TablePreview1.svm" xlink:type="simple" xlink:show="embed" xlink:actuate="onLoad"/>
        </draw:frame>
        <draw:custom-shape draw:name="Text Box 50" draw:style-name="gr5" draw:text-style-name="P2" draw:layer="layout" svg:width="7.352cm" svg:height="1.277cm" svg:x="12.912cm" svg:y="10.16cm">
          <text:list text:style-name="L1">
            <text:list-header>
              <text:p text:style-name="P1"><text:span text:style-name="T5">LL(1) Parsing Table</text:span></text:p>
            </text:list-header>
          </text:list>
          <draw:enhanced-geometry svg:viewBox="0 0 21600 21600" draw:type="mso-spt202" draw:enhanced-path="M 0 0 L 21600 0 21600 21600 0 21600 0 0 Z N"/>
        </draw:custom-shape>
        <draw:custom-shape draw:name="Text Box 50" draw:style-name="gr6" draw:text-style-name="P2" xml:id="id2" draw:id="id2" draw:layer="layout" svg:width="15.451cm" svg:height="2.293cm" svg:x="7.197cm" svg:y="12.065cm">
          <text:list text:style-name="L1">
            <text:list-header>
              <text:p text:style-name="P1"><text:span text:style-name="T5">What <text:s/>is the first terminal symbols you will see from deriving <text:s/></text:span><text:span text:style-name="T4">AS</text:span><text:span text:style-name="T7">b</text:span><text:span text:style-name="T5">,</text:span><text:span text:style-name="T7"> </text:span><text:span text:style-name="T4">C</text:span><text:span text:style-name="T5">,</text:span><text:span text:style-name="T7"> a</text:span><text:span text:style-name="T5">, … and so on?</text:span></text:p>
            </text:list-header>
          </text:list>
          <draw:enhanced-geometry svg:viewBox="0 0 21600 21600" draw:type="mso-spt202" draw:enhanced-path="M 0 0 L 21600 0 21600 21600 0 21600 0 0 Z N"/>
        </draw:custom-shape>
        <draw:custom-shape draw:name="Text Box 50" draw:style-name="gr7" draw:text-style-name="P2" xml:id="id1" draw:id="id1" draw:layer="layout" svg:width="6.192cm" svg:height="1.277cm" svg:x="0.635cm" svg:y="11.853cm">
          <text:list text:style-name="L1">
            <text:list-header>
              <text:p text:style-name="P1"><text:span text:style-name="T5">The idea is easy:</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 smil:attributeName="visibility" smil:to="visible"/>
                </anim:par>
              </anim:par>
            </anim:par>
          </anim:seq>
        </anim:par>
        <presentation:notes draw:style-name="dp2" presentation:use-date-time-name="dtd1">
          <draw:page-thumbnail draw:layer="layout" svg:width="13.335cm" svg:height="10.001cm" svg:x="3.493cm" svg:y="2.002cm" draw:page-number="1" presentation:class="page"/>
          <draw:frame presentation:style-name="pr2" draw:text-style-name="P8" draw:layer="layout" svg:width="14.904cm" svg:height="11.999cm" svg:x="2.708cm" svg:y="12.668cm">
            <draw:text-box>
              <text:p/>
            </draw:text-box>
          </draw:frame>
          <draw:custom-shape draw:name="Slide Number Placeholder 3" draw:style-name="gr8" draw:text-style-name="P12" draw:layer="layout" svg:width="8.802cm" svg:height="1.332cm" svg:x="11.518cm" svg:y="25.338cm">
            <text:list text:style-name="L1">
              <text:list-header>
                <text:p text:style-name="P11"><text:span text:style-name="T12"><text:page-number>&lt;number&gt;</text:page-number></text:span></text:p>
              </text:list-header>
            </text:list>
            <draw:enhanced-geometry svg:viewBox="0 0 21600 21600" draw:type="mso-spt202" draw:enhanced-path="M 0 0 L 21600 0 21600 21600 0 21600 0 0 Z N"/>
          </draw:custom-shape>
          <draw:custom-shape draw:name="Header Placeholder 4" draw:style-name="gr9" draw:text-style-name="P13" draw:layer="layout" svg:width="8.802cm" svg:height="1.332cm" svg:x="0cm" svg:y="0cm">
            <text:list text:style-name="L1">
              <text:list-header>
                <text:p text:style-name="P7"><text:span text:style-name="T12">IT327</text:span></text:p>
              </text:list-header>
            </text:list>
            <draw:enhanced-geometry svg:viewBox="0 0 21600 21600" draw:type="mso-spt202" draw:enhanced-path="M 0 0 L 21600 0 21600 21600 0 21600 0 0 Z N"/>
          </draw:custom-shape>
        </presentation:notes>
      </draw:page>
      <draw:page draw:name="PowerPoint Presentation" draw:style-name="dp1" draw:master-page-name="Default" presentation:use-date-time-name="dtd1">
        <draw:custom-shape draw:name="Date Placeholder 3" draw:style-name="gr10" draw:text-style-name="P2" draw:layer="layout" svg:width="5.292cm" svg:height="1.27cm" svg:x="1.905cm" svg:y="17.357cm">
          <text:list text:style-name="L1">
            <text:list-header>
              <text:p text:style-name="P1"><text:span text:style-name="T1">9/30/2014</text:span></text:p>
            </text:list-header>
          </text:list>
          <draw:enhanced-geometry svg:viewBox="0 0 21600 21600" draw:type="mso-spt202" draw:enhanced-path="M 0 0 L 21600 0 21600 21600 0 21600 0 0 Z N"/>
        </draw:custom-shape>
        <draw:custom-shape draw:name="Footer Placeholder 4" draw:style-name="gr11" draw:text-style-name="P4" draw:layer="layout" svg:width="8.044cm" svg:height="1.27cm" svg:x="8.678cm" svg:y="17.357cm">
          <text:list text:style-name="L1">
            <text:list-header>
              <text:p text:style-name="P3"><text:span text:style-name="T1">IT 327</text:span></text:p>
            </text:list-header>
          </text:list>
          <draw:enhanced-geometry svg:viewBox="0 0 21600 21600" draw:type="mso-spt202" draw:enhanced-path="M 0 0 L 21600 0 21600 21600 0 21600 0 0 Z N"/>
        </draw:custom-shape>
        <draw:custom-shape draw:name="Slide Number Placeholder 5" draw:style-name="gr12" draw:text-style-name="P6" draw:layer="layout" svg:width="5.292cm" svg:height="1.27cm" svg:x="18.203cm" svg:y="17.357cm">
          <text:list text:style-name="L1">
            <text:list-header>
              <text:p text:style-name="P5"><text:span text:style-name="T1"><text:page-number>&lt;number&gt;</text:page-number></text:span></text:p>
            </text:list-header>
          </text:list>
          <draw:enhanced-geometry svg:viewBox="0 0 21600 21600" draw:type="mso-spt202" draw:enhanced-path="M 0 0 L 21600 0 21600 21600 0 21600 0 0 Z N"/>
        </draw:custom-shape>
        <draw:custom-shape draw:name="Text Box 4" draw:style-name="gr13" draw:text-style-name="P2" draw:layer="layout" svg:width="22.114cm" svg:height="11.437cm" svg:x="1.905cm" svg:y="2.117cm">
          <text:list text:style-name="L1">
            <text:list-header>
              <text:p xml:id="id3" text:id="id3" text:style-name="P1"><text:span text:style-name="T5">N : the set of non-terminal symbols</text:span></text:p>
              <text:p xml:id="id4" text:id="id4" text:style-name="P1"><text:span text:style-name="T5">T : <text:s/>the set of terminal symbols</text:span></text:p>
              <text:p text:style-name="P1"><text:span text:style-name="T5"/></text:p>
              <text:p xml:id="id5" text:id="id5" text:style-name="P1"><text:span text:style-name="T5">Let <text:s/></text:span><text:span text:style-name="T13">ω</text:span><text:span text:style-name="T14"> </text:span><text:span text:style-name="T15"></text:span><text:span text:style-name="T14"> </text:span><text:span text:style-name="T16">( N </text:span><text:span text:style-name="T15"></text:span><text:span text:style-name="T16"> T )*.</text:span></text:p>
              <text:p text:style-name="P1"><text:span text:style-name="T16"/></text:p>
              <text:p xml:id="id6" text:id="id6" text:style-name="P1"><text:span text:style-name="T16">Definition: First set of </text:span><text:span text:style-name="T13">ω</text:span><text:span text:style-name="T16">, First(</text:span><text:span text:style-name="T17">ω</text:span><text:span text:style-name="T16">), is defined as follows:</text:span></text:p>
              <text:p text:style-name="P1"><text:span text:style-name="T16"/></text:p>
            </text:list-header>
          </text:list>
          <text:list text:style-name="L4">
            <text:list-header>
              <text:p xml:id="id7" text:id="id7" text:style-name="P1"><text:span text:style-name="T4">First(</text:span><text:span text:style-name="T18">ω</text:span><text:span text:style-name="T4">) = The set of every first <text:s/>(the left most) </text:span><text:span text:style-name="T19">terminal</text:span><text:span text:style-name="T4"> symbol</text:span></text:p>
              <text:p xml:id="id8" text:id="id8" text:style-name="P1"><text:span text:style-name="T4">that appears in any possible string derived from </text:span><text:span text:style-name="T18">ω</text:span><text:span text:style-name="T4">. <text:s text:c="2"/></text:span></text:p>
              <text:p text:style-name="P1"><text:span text:style-name="T4"/></text:p>
              <text:p xml:id="id9" text:id="id9" text:style-name="P1"><text:span text:style-name="T4">If </text:span><text:span text:style-name="T18">ω</text:span><text:span text:style-name="T4"> derives </text:span><text:span text:style-name="T20"></text:span><text:span text:style-name="T4">, then let </text:span><text:span text:style-name="T20"></text:span><text:span text:style-name="T4"> </text:span><text:span text:style-name="T20"></text:span><text:span text:style-name="T4"> First(</text:span><text:span text:style-name="T18">ω</text:span><text:span text:style-name="T4">); otherwise </text:span><text:span text:style-name="T20"></text:span><text:span text:style-name="T4"> </text:span><text:span text:style-name="T20"></text:span><text:span text:style-name="T4"> First(</text:span><text:span text:style-name="T18">ω</text:span><text:span text:style-name="T4">); . </text:span></text:p>
            </text:list-header>
          </text:list>
          <draw:enhanced-geometry svg:viewBox="0 0 21600 21600" draw:type="mso-spt202" draw:enhanced-path="M 0 0 L 21600 0 21600 21600 0 21600 0 0 Z N"/>
        </draw:custom-shape>
        <draw:custom-shape draw:name="Text Box 5" draw:style-name="gr14" draw:text-style-name="P2" draw:layer="layout" svg:width="7.196cm" svg:height="2.292cm" svg:x="15.452cm" svg:y="0.847cm">
          <text:list text:style-name="L4">
            <text:list-header>
              <text:p text:style-name="P1"><text:span text:style-name="T21">First Sets</text:span></text:p>
            </text:list-header>
          </text:list>
          <draw:enhanced-geometry svg:viewBox="0 0 21600 21600" draw:type="mso-spt202" draw:enhanced-path="M 0 0 L 21600 0 21600 21600 0 21600 0 0 Z N"/>
        </draw:custom-shape>
        <draw:custom-shape draw:name="Rectangle 6" draw:style-name="gr15" draw:text-style-name="P2" xml:id="id10" draw:id="id10" draw:layer="layout" svg:width="23.918cm" svg:height="1.277cm" svg:x="0.847cm" svg:y="14.393cm">
          <text:list text:style-name="L5">
            <text:list-header>
              <text:p text:style-name="P1"><text:span text:style-name="T22">First(</text:span><text:span text:style-name="T23">ω</text:span><text:span text:style-name="T22">) = { a | (a </text:span><text:span text:style-name="T24"></text:span><text:span text:style-name="T22"> T and </text:span><text:span text:style-name="T23">ω</text:span><text:span text:style-name="T22"> <text:s text:c="11"/>a </text:span><text:span text:style-name="T23">ω</text:span><text:span text:style-name="T22">’ ) or ( </text:span><text:span text:style-name="T23">ω</text:span><text:span text:style-name="T22"> <text:s text:c="9"/>a and a = <text:s/></text:span><text:span text:style-name="T24"></text:span><text:span text:style-name="T22">)}</text:span></text:p>
            </text:list-header>
          </text:list>
          <draw:enhanced-geometry svg:viewBox="0 0 21600 21600" draw:type="rectangle" draw:enhanced-path="M 0 0 L 21600 0 21600 21600 0 21600 0 0 Z N"/>
        </draw:custom-shape>
        <draw:line draw:name="Line 7" draw:style-name="gr16" draw:text-style-name="P14" xml:id="id11" draw:id="id11" draw:layer="layout" svg:x1="11.218cm" svg:y1="15.028cm" svg:x2="12.7cm" svg:y2="15.028cm">
          <text:p/>
        </draw:line>
        <draw:line draw:name="Line 8" draw:style-name="gr17" draw:text-style-name="P14" xml:id="id12" draw:id="id12" draw:layer="layout" svg:x1="17.568cm" svg:y1="15.028cm" svg:x2="19.05cm" svg:y2="15.028cm">
          <text:p/>
        </draw:line>
        <draw:custom-shape draw:name="Text Box 9" draw:style-name="gr18" draw:text-style-name="P2" xml:id="id13" draw:id="id13" draw:layer="layout" svg:width="0.925cm" svg:height="1.277cm" svg:x="11.43cm" svg:y="14.182cm">
          <text:list text:style-name="L5">
            <text:list-header>
              <text:p text:style-name="P1"><text:span text:style-name="T22">*</text:span></text:p>
            </text:list-header>
          </text:list>
          <draw:enhanced-geometry svg:viewBox="0 0 21600 21600" draw:type="mso-spt202" draw:enhanced-path="M 0 0 L 21600 0 21600 21600 0 21600 0 0 Z N"/>
        </draw:custom-shape>
        <draw:custom-shape draw:name="Text Box 10" draw:style-name="gr19" draw:text-style-name="P2" xml:id="id14" draw:id="id14" draw:layer="layout" svg:width="0.925cm" svg:height="1.277cm" svg:x="17.568cm" svg:y="14.182cm">
          <text:list text:style-name="L5">
            <text:list-header>
              <text:p text:style-name="P1"><text:span text:style-name="T22">*</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group-id="0" presentation:preset-class="entrance" presentation:preset-id="ooo-entrance-appear">
                  <anim:set smil:begin="0s" smil:dur="0.001s" smil:fill="hold" smil:targetElement="id13" smil:attributeName="visibility" smil:to="visible"/>
                </anim:par>
                <anim:par smil:begin="0s" smil:fill="hold" presentation:node-type="with-previous" presentation:group-id="0" presentation:preset-class="entrance" presentation:preset-id="ooo-entrance-appear">
                  <anim:set smil:begin="0s" smil:dur="0.001s" smil:fill="hold" smil:targetElement="id14" smil:attributeName="visibility" smil:to="visible"/>
                </anim:par>
              </anim:par>
            </anim:par>
          </anim:seq>
        </anim:par>
        <presentation:notes draw:style-name="dp3">
          <draw:page-thumbnail draw:style-name="gr20" draw:layer="layout" svg:width="13.335cm" svg:height="10.001cm" svg:x="3.492cm" svg:y="2.001cm" draw:page-number="2" presentation:class="page"/>
          <draw:frame presentation:style-name="pr3" draw:layer="layout" svg:width="14.904cm" svg:height="11.999cm" svg:x="2.708cm" svg:y="12.668cm" presentation:class="notes" presentation:placeholder="true">
            <draw:text-box/>
          </draw:frame>
        </presentation:notes>
      </draw:page>
      <draw:page draw:name="First-set Examples" draw:style-name="dp1" draw:master-page-name="Default" presentation:use-date-time-name="dtd1">
        <draw:custom-shape draw:name="Date Placeholder 3" draw:style-name="gr21" draw:text-style-name="P2" draw:layer="layout" svg:width="5.292cm" svg:height="1.27cm" svg:x="1.905cm" svg:y="17.357cm">
          <text:list text:style-name="L1">
            <text:list-header>
              <text:p text:style-name="P1"><text:span text:style-name="T1">9/30/2014</text:span></text:p>
            </text:list-header>
          </text:list>
          <draw:enhanced-geometry svg:viewBox="0 0 21600 21600" draw:type="mso-spt202" draw:enhanced-path="M 0 0 L 21600 0 21600 21600 0 21600 0 0 Z N"/>
        </draw:custom-shape>
        <draw:custom-shape draw:name="Footer Placeholder 4" draw:style-name="gr22" draw:text-style-name="P4" draw:layer="layout" svg:width="8.044cm" svg:height="1.27cm" svg:x="8.678cm" svg:y="17.357cm">
          <text:list text:style-name="L1">
            <text:list-header>
              <text:p text:style-name="P3"><text:span text:style-name="T1">IT 327</text:span></text:p>
            </text:list-header>
          </text:list>
          <draw:enhanced-geometry svg:viewBox="0 0 21600 21600" draw:type="mso-spt202" draw:enhanced-path="M 0 0 L 21600 0 21600 21600 0 21600 0 0 Z N"/>
        </draw:custom-shape>
        <draw:custom-shape draw:name="Slide Number Placeholder 5" draw:style-name="gr23" draw:text-style-name="P6" draw:layer="layout" svg:width="5.292cm" svg:height="1.27cm" svg:x="18.203cm" svg:y="17.357cm">
          <text:list text:style-name="L1">
            <text:list-header>
              <text:p text:style-name="P5"><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8" draw:layer="layout" svg:width="12.065cm" svg:height="2.117cm" svg:x="-0.001cm" svg:y="-0.001cm" presentation:class="title" presentation:user-transformed="true">
          <draw:text-box>
            <text:list text:style-name="L1">
              <text:list-header>
                <text:p text:style-name="P7"><text:span text:style-name="T3">First-set Examples</text:span></text:p>
              </text:list-header>
            </text:list>
          </draw:text-box>
        </draw:frame>
        <draw:custom-shape draw:name="Text Box 4" draw:style-name="gr24" draw:text-style-name="P2" draw:layer="layout" svg:width="6.774cm" svg:height="5.341cm" svg:x="16.298cm" svg:y="1.058cm">
          <text:list text:style-name="L2">
            <text:list-item>
              <text:p text:style-name="P1"><text:span text:style-name="T4">S</text:span><text:span text:style-name="T5"> <text:s/></text:span><text:span text:style-name="T6"></text:span><text:span text:style-name="T5"> </text:span><text:span text:style-name="T4">A S </text:span><text:span text:style-name="T7">b</text:span></text:p>
            </text:list-item>
            <text:list-item>
              <text:p text:style-name="P1"><text:span text:style-name="T4">S</text:span><text:span text:style-name="T5"> <text:s/></text:span><text:span text:style-name="T6"></text:span><text:span text:style-name="T5"> </text:span><text:span text:style-name="T4">C</text:span></text:p>
            </text:list-item>
            <text:list-item>
              <text:p text:style-name="P1"><text:span text:style-name="T4">A</text:span><text:span text:style-name="T5"> </text:span><text:span text:style-name="T6"></text:span><text:span text:style-name="T5"> </text:span><text:span text:style-name="T7">a</text:span></text:p>
            </text:list-item>
            <text:list-item>
              <text:p text:style-name="P1"><text:span text:style-name="T4">C</text:span><text:span text:style-name="T5"> </text:span><text:span text:style-name="T6"></text:span><text:span text:style-name="T5"> </text:span><text:span text:style-name="T7">c </text:span><text:span text:style-name="T4">C</text:span></text:p>
            </text:list-item>
            <text:list-item>
              <text:p text:style-name="P1"><text:span text:style-name="T4">C</text:span><text:span text:style-name="T5"> </text:span><text:span text:style-name="T6"></text:span><text:span text:style-name="T5"> </text:span><text:span text:style-name="T8"></text:span></text:p>
            </text:list-item>
          </text:list>
          <draw:enhanced-geometry svg:viewBox="0 0 21600 21600" draw:type="mso-spt202" draw:enhanced-path="M 0 0 L 21600 0 21600 21600 0 21600 0 0 Z N"/>
        </draw:custom-shape>
        <draw:custom-shape draw:name="Text Box 5" draw:style-name="gr25" draw:text-style-name="P2" draw:layer="layout" svg:width="18.625cm" svg:height="14.485cm" svg:x="3.598cm" svg:y="3.175cm">
          <text:list text:style-name="L6">
            <text:list-item>
              <text:p xml:id="id15" text:id="id15" text:style-name="P1"><text:span text:style-name="T5">First(</text:span><text:span text:style-name="T8"></text:span><text:span text:style-name="T5">) = <text:s/>{</text:span><text:span text:style-name="T8"></text:span><text:span text:style-name="T5">}</text:span></text:p>
              <text:p text:style-name="P1"><text:span text:style-name="T5"/></text:p>
            </text:list-item>
            <text:list-item>
              <text:p xml:id="id16" text:id="id16" text:style-name="P1"><text:span text:style-name="T5">First(</text:span><text:span text:style-name="T7">c </text:span><text:span text:style-name="T4">C </text:span><text:span text:style-name="T5">) = <text:s/>{</text:span><text:span text:style-name="T7">c</text:span><text:span text:style-name="T5">}</text:span></text:p>
              <text:p text:style-name="P1"><text:span text:style-name="T5"/></text:p>
            </text:list-item>
            <text:list-item>
              <text:p xml:id="id17" text:id="id17" text:style-name="P1"><text:span text:style-name="T5">First(</text:span><text:span text:style-name="T7">a</text:span><text:span text:style-name="T5">) = {</text:span><text:span text:style-name="T7">a</text:span><text:span text:style-name="T5">}</text:span></text:p>
              <text:p text:style-name="P1"><text:span text:style-name="T5"/></text:p>
            </text:list-item>
            <text:list-item>
              <text:p xml:id="id18" text:id="id18" text:style-name="P1"><text:span text:style-name="T5">First(</text:span><text:span text:style-name="T4">C</text:span><text:span text:style-name="T5">)= First(</text:span><text:span text:style-name="T7">c </text:span><text:span text:style-name="T4">C </text:span><text:span text:style-name="T5">) </text:span><text:span text:style-name="T15"></text:span><text:span text:style-name="T5"> First(</text:span><text:span text:style-name="T8"></text:span><text:span text:style-name="T4"> </text:span><text:span text:style-name="T5">) = {</text:span><text:span text:style-name="T7">c</text:span><text:span text:style-name="T5">, </text:span><text:span text:style-name="T8"></text:span><text:span text:style-name="T5">}</text:span></text:p>
              <text:p text:style-name="P1"><text:span text:style-name="T5"/></text:p>
            </text:list-item>
            <text:list-item>
              <text:p xml:id="id19" text:id="id19" text:style-name="P1"><text:span text:style-name="T5">First(</text:span><text:span text:style-name="T4">AS</text:span><text:span text:style-name="T7">b</text:span><text:span text:style-name="T5">) = First(</text:span><text:span text:style-name="T7">a</text:span><text:span text:style-name="T4">S</text:span><text:span text:style-name="T7">b</text:span><text:span text:style-name="T5">) = {</text:span><text:span text:style-name="T7">a</text:span><text:span text:style-name="T5">}</text:span></text:p>
              <text:p text:style-name="P1"><text:span text:style-name="T5"/></text:p>
            </text:list-item>
            <text:list-item>
              <text:p xml:id="id20" text:id="id20" text:style-name="P1"><text:span text:style-name="T5">First(</text:span><text:span text:style-name="T4">S</text:span><text:span text:style-name="T5">) = First(</text:span><text:span text:style-name="T4">AS</text:span><text:span text:style-name="T7">b</text:span><text:span text:style-name="T5">) </text:span><text:span text:style-name="T15"></text:span><text:span text:style-name="T5"> First(</text:span><text:span text:style-name="T4">C</text:span><text:span text:style-name="T5">)= <text:s/>{</text:span><text:span text:style-name="T7">a </text:span><text:span text:style-name="T5">,</text:span><text:span text:style-name="T7"> c</text:span><text:span text:style-name="T5">, <text:s/></text:span><text:span text:style-name="T8"></text:span><text:span text:style-name="T5">}</text:span></text:p>
              <text:p text:style-name="P1"><text:span text:style-name="T5"/></text:p>
            </text:list-item>
            <text:list-item>
              <text:p xml:id="id21" text:id="id21" text:style-name="P1"><text:span text:style-name="T5">First(</text:span><text:span text:style-name="T4">S</text:span><text:span text:style-name="T7">b</text:span><text:span text:style-name="T5">) = (First(S)- {</text:span><text:span text:style-name="T8"></text:span><text:span text:style-name="T5">}) </text:span><text:span text:style-name="T15"></text:span><text:span text:style-name="T5"> First(</text:span><text:span text:style-name="T7">b</text:span><text:span text:style-name="T5">) = <text:s/>{</text:span><text:span text:style-name="T7">a </text:span><text:span text:style-name="T5">,</text:span><text:span text:style-name="T7"> b </text:span><text:span text:style-name="T5">, </text:span><text:span text:style-name="T7">c</text:span><text:span text:style-name="T5">}</text:span></text:p>
              <text:p text:style-name="P1"><text:span text:style-name="T5"/></text:p>
            </text:list-item>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1" anim:sub-item="text" smil:attributeName="visibility" smil:to="visible"/>
                </anim:par>
              </anim:par>
            </anim:par>
          </anim:seq>
        </anim:par>
        <presentation:notes draw:style-name="dp3">
          <draw:page-thumbnail draw:style-name="gr20" draw:layer="layout" svg:width="13.335cm" svg:height="10.001cm" svg:x="3.492cm" svg:y="2.001cm" draw:page-number="3" presentation:class="page"/>
          <draw:frame presentation:style-name="pr3" draw:layer="layout" svg:width="14.904cm" svg:height="11.999cm" svg:x="2.708cm" svg:y="12.668cm" presentation:class="notes" presentation:placeholder="true">
            <draw:text-box/>
          </draw:frame>
        </presentation:notes>
      </draw:page>
      <draw:page draw:name="Algorithm to find First Sets" draw:style-name="dp1" draw:master-page-name="Default" presentation:use-date-time-name="dtd1">
        <draw:custom-shape draw:name="Date Placeholder 3" draw:style-name="gr26" draw:text-style-name="P2" draw:layer="layout" svg:width="5.292cm" svg:height="1.27cm" svg:x="1.905cm" svg:y="17.357cm">
          <text:list text:style-name="L1">
            <text:list-header>
              <text:p text:style-name="P1"><text:span text:style-name="T1">9/30/2014</text:span></text:p>
            </text:list-header>
          </text:list>
          <draw:enhanced-geometry svg:viewBox="0 0 21600 21600" draw:type="mso-spt202" draw:enhanced-path="M 0 0 L 21600 0 21600 21600 0 21600 0 0 Z N"/>
        </draw:custom-shape>
        <draw:custom-shape draw:name="Footer Placeholder 4" draw:style-name="gr27" draw:text-style-name="P4" draw:layer="layout" svg:width="8.044cm" svg:height="1.27cm" svg:x="8.678cm" svg:y="17.357cm">
          <text:list text:style-name="L1">
            <text:list-header>
              <text:p text:style-name="P3"><text:span text:style-name="T1">IT 327</text:span></text:p>
            </text:list-header>
          </text:list>
          <draw:enhanced-geometry svg:viewBox="0 0 21600 21600" draw:type="mso-spt202" draw:enhanced-path="M 0 0 L 21600 0 21600 21600 0 21600 0 0 Z N"/>
        </draw:custom-shape>
        <draw:custom-shape draw:name="Slide Number Placeholder 5" draw:style-name="gr28" draw:text-style-name="P6" draw:layer="layout" svg:width="5.292cm" svg:height="1.27cm" svg:x="18.203cm" svg:y="17.357cm">
          <text:list text:style-name="L1">
            <text:list-header>
              <text:p text:style-name="P5"><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8" draw:layer="layout" svg:width="13.547cm" svg:height="1.482cm" svg:x="-0.001cm" svg:y="0cm" presentation:class="title" presentation:user-transformed="true">
          <draw:text-box>
            <text:list text:style-name="L7">
              <text:list-header>
                <text:p text:style-name="P7"><text:span text:style-name="T25">Algorithm to find First Sets</text:span></text:p>
              </text:list-header>
            </text:list>
          </draw:text-box>
        </draw:frame>
        <draw:custom-shape draw:name="Text Box 4" draw:style-name="gr29" draw:text-style-name="P2" draw:layer="layout" svg:width="21.801cm" svg:height="15.781cm" svg:x="1.482cm" svg:y="2.752cm">
          <text:list text:style-name="L6">
            <text:list-item>
              <text:p xml:id="id22" text:id="id22" text:style-name="P1"><text:span text:style-name="T5">First(</text:span><text:span text:style-name="T8"></text:span><text:span text:style-name="T5">) = <text:s/>{</text:span><text:span text:style-name="T8"></text:span><text:span text:style-name="T5">}</text:span></text:p>
            </text:list-item>
          </text:list>
          <text:list text:style-name="L1">
            <text:list-header>
              <text:p text:style-name="P15"><text:span text:style-name="T5"/></text:p>
            </text:list-header>
          </text:list>
          <text:list text:style-name="L8">
            <text:list-item>
              <text:p xml:id="id23" text:id="id23" text:style-name="P1"><text:span text:style-name="T5">First(</text:span><text:span text:style-name="T7">a </text:span><text:span text:style-name="T18">ω</text:span><text:span text:style-name="T5">) = {</text:span><text:span text:style-name="T7">a</text:span><text:span text:style-name="T5">}</text:span></text:p>
              <text:p text:style-name="P1"><text:span text:style-name="T5"/></text:p>
            </text:list-item>
            <text:list-item>
              <text:p xml:id="id24" text:id="id24" text:style-name="P1"><text:span text:style-name="T5">If <text:s/></text:span><text:span text:style-name="T4">A</text:span><text:span text:style-name="T5"> </text:span><text:span text:style-name="T6"></text:span><text:span text:style-name="T5"> </text:span><text:span text:style-name="T26">ω</text:span><text:span text:style-name="T27">1 </text:span><text:span text:style-name="T28"><text:s/></text:span><text:span text:style-name="T29">|</text:span><text:span text:style-name="T4"> </text:span><text:span text:style-name="T26">ω</text:span><text:span text:style-name="T27">2</text:span><text:span text:style-name="T30"> ......... </text:span><text:span text:style-name="T29">|</text:span><text:span text:style-name="T4"> </text:span><text:span text:style-name="T26">ω</text:span><text:span text:style-name="T27">n</text:span><text:span text:style-name="T30"> </text:span></text:p>
            </text:list-item>
          </text:list>
          <text:list text:style-name="L1">
            <text:list-header>
              <text:p xml:id="id25" text:id="id25" text:style-name="P15"><text:span text:style-name="T5"><text:s text:c="6"/></text:span><text:span text:style-name="T5">First(</text:span><text:span text:style-name="T4">A</text:span><text:span text:style-name="T5">) = First(</text:span><text:span text:style-name="T26">ω</text:span><text:span text:style-name="T27">1 </text:span><text:span text:style-name="T5">) </text:span><text:span text:style-name="T15"></text:span><text:span text:style-name="T5"> First(</text:span><text:span text:style-name="T26">ω</text:span><text:span text:style-name="T27">2</text:span><text:span text:style-name="T30"> </text:span><text:span text:style-name="T5">) </text:span><text:span text:style-name="T15"></text:span><text:span text:style-name="T5"> ..... </text:span><text:span text:style-name="T15"></text:span><text:span text:style-name="T5"> First(</text:span><text:span text:style-name="T26">ω</text:span><text:span text:style-name="T27">n</text:span><text:span text:style-name="T5"> )</text:span><text:span text:style-name="T30"> </text:span></text:p>
            </text:list-header>
          </text:list>
          <text:list text:style-name="L6">
            <text:list-header>
              <text:p text:style-name="P1"><text:span text:style-name="T5"/></text:p>
            </text:list-header>
          </text:list>
          <text:list text:style-name="L8">
            <text:list-item>
              <text:p xml:id="id26" text:id="id26" text:style-name="P1"><text:span text:style-name="T5">Assume </text:span><text:span text:style-name="T26">ω</text:span><text:span text:style-name="T31"> </text:span><text:span text:style-name="T20"></text:span><text:span text:style-name="T31"> </text:span><text:span text:style-name="T8"></text:span><text:span text:style-name="T5">:</text:span></text:p>
              <text:p text:style-name="P1"><text:span text:style-name="T5"/></text:p>
            </text:list-item>
          </text:list>
          <text:list text:style-name="L9">
            <text:list-item>
              <text:list>
                <text:list-item>
                  <text:p xml:id="id27" text:id="id27" text:style-name="P16"><text:span text:style-name="T8"></text:span><text:span text:style-name="T7"> </text:span><text:span text:style-name="T15"></text:span><text:span text:style-name="T7"> </text:span><text:span text:style-name="T5">First(</text:span><text:span text:style-name="T4">A</text:span><text:span text:style-name="T5">), </text:span></text:p>
                </text:list-item>
              </text:list>
            </text:list-item>
          </text:list>
          <text:list text:style-name="L10">
            <text:list-item>
              <text:list>
                <text:list-header>
                  <text:p xml:id="id28" text:id="id28" text:style-name="P17"><text:span text:style-name="T5"><text:tab/></text:span><text:span text:style-name="T5"><text:tab/></text:span><text:span text:style-name="T5">then First(</text:span><text:span text:style-name="T4">A</text:span><text:span text:style-name="T18">ω</text:span><text:span text:style-name="T5">) </text:span><text:span text:style-name="T4">= </text:span><text:span text:style-name="T5">First(</text:span><text:span text:style-name="T4">A</text:span><text:span text:style-name="T5">) </text:span></text:p>
                </text:list-header>
              </text:list>
            </text:list-item>
          </text:list>
          <text:list text:style-name="L11">
            <text:list-item>
              <text:list>
                <text:list-header>
                  <text:p text:style-name="P1"><text:span text:style-name="T5"/></text:p>
                </text:list-header>
              </text:list>
            </text:list-item>
          </text:list>
          <text:list text:style-name="L9">
            <text:list-item>
              <text:list>
                <text:list-item>
                  <text:p xml:id="id29" text:id="id29" text:style-name="P16"><text:span text:style-name="T8"></text:span><text:span text:style-name="T7"> </text:span><text:span text:style-name="T15"></text:span><text:span text:style-name="T7"> </text:span><text:span text:style-name="T5">First(</text:span><text:span text:style-name="T4">A</text:span><text:span text:style-name="T5">), </text:span></text:p>
                </text:list-item>
              </text:list>
            </text:list-item>
          </text:list>
          <text:list text:style-name="L10">
            <text:list-item>
              <text:list>
                <text:list-header>
                  <text:p xml:id="id30" text:id="id30" text:style-name="P17"><text:span text:style-name="T5"><text:tab/></text:span><text:span text:style-name="T5"><text:tab/></text:span><text:span text:style-name="T5">then First(</text:span><text:span text:style-name="T4">A</text:span><text:span text:style-name="T18">ω</text:span><text:span text:style-name="T5">) = (First(</text:span><text:span text:style-name="T4">A</text:span><text:span text:style-name="T5">) - {</text:span><text:span text:style-name="T8"></text:span><text:span text:style-name="T5">}) </text:span><text:span text:style-name="T15"></text:span><text:span text:style-name="T5"> First(</text:span><text:span text:style-name="T26">ω</text:span><text:span text:style-name="T5">)</text:span></text:p>
                </text:list-header>
              </text:list>
            </text:list-item>
          </text:list>
          <text:list text:style-name="L12">
            <text:list-item>
              <text:list>
                <text:list-header>
                  <text:p text:style-name="P1"><text:span text:style-name="T5"/></text:p>
                </text:list-header>
              </text:list>
            </text:list-item>
          </text:list>
          <draw:enhanced-geometry svg:viewBox="0 0 21600 21600" draw:type="mso-spt202" draw:enhanced-path="M 0 0 L 21600 0 21600 21600 0 21600 0 0 Z N"/>
        </draw:custom-shape>
        <draw:custom-shape draw:name="Rectangle 7" draw:style-name="gr30" draw:text-style-name="P2" draw:layer="layout" svg:width="11.007cm" svg:height="4.612cm" svg:x="13.97cm" svg:y="0cm">
          <text:list text:style-name="L1">
            <text:list-header>
              <text:p text:style-name="P1"><text:span text:style-name="T32">N : the set of non-terminal symbols</text:span></text:p>
              <text:p text:style-name="P1"><text:span text:style-name="T32">T : <text:s/>the set of terminal symbols</text:span></text:p>
              <text:p text:style-name="P1"><text:span text:style-name="T32"/></text:p>
              <text:p text:style-name="P1"><text:span text:style-name="T32">Let</text:span><text:span text:style-name="T33"> a</text:span><text:span text:style-name="T32"> </text:span><text:span text:style-name="T34"></text:span><text:span text:style-name="T32"> T, </text:span><text:span text:style-name="T35">A</text:span><text:span text:style-name="T32"> </text:span><text:span text:style-name="T34"></text:span><text:span text:style-name="T36"> </text:span><text:span text:style-name="T32">N, <text:s/></text:span><text:span text:style-name="T37">ω</text:span><text:span text:style-name="T38">i</text:span><text:span text:style-name="T39"> </text:span><text:span text:style-name="T34"></text:span><text:span text:style-name="T40"> </text:span><text:span text:style-name="T41">( N </text:span><text:span text:style-name="T34"></text:span><text:span text:style-name="T41"> T )*</text:span></text:p>
              <text:p text:style-name="P1"><text:span text:style-name="T41"/></text:p>
            </text:list-header>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0" anim:sub-item="text" smil:attributeName="visibility" smil:to="visible"/>
                </anim:par>
              </anim:par>
            </anim:par>
          </anim:seq>
        </anim:par>
        <presentation:notes draw:style-name="dp3">
          <draw:page-thumbnail draw:style-name="gr20" draw:layer="layout" svg:width="13.335cm" svg:height="10.001cm" svg:x="3.492cm" svg:y="2.001cm" draw:page-number="4" presentation:class="page"/>
          <draw:frame presentation:style-name="pr3" draw:layer="layout" svg:width="14.904cm" svg:height="11.999cm" svg:x="2.708cm" svg:y="12.668cm" presentation:class="notes" presentation:placeholder="true">
            <draw:text-box/>
          </draw:frame>
        </presentation:notes>
      </draw:page>
      <draw:page draw:name="More (?) algorithmic procedure" draw:style-name="dp1" draw:master-page-name="Default" presentation:use-date-time-name="dtd1">
        <draw:custom-shape draw:name="Date Placeholder 3" draw:style-name="gr31" draw:text-style-name="P2" draw:layer="layout" svg:width="5.292cm" svg:height="1.27cm" svg:x="1.905cm" svg:y="17.357cm">
          <text:list text:style-name="L1">
            <text:list-header>
              <text:p text:style-name="P1"><text:span text:style-name="T1">9/30/2014</text:span></text:p>
            </text:list-header>
          </text:list>
          <draw:enhanced-geometry svg:viewBox="0 0 21600 21600" draw:type="mso-spt202" draw:enhanced-path="M 0 0 L 21600 0 21600 21600 0 21600 0 0 Z N"/>
        </draw:custom-shape>
        <draw:custom-shape draw:name="Footer Placeholder 4" draw:style-name="gr32" draw:text-style-name="P4" draw:layer="layout" svg:width="8.044cm" svg:height="1.27cm" svg:x="8.678cm" svg:y="17.357cm">
          <text:list text:style-name="L1">
            <text:list-header>
              <text:p text:style-name="P3"><text:span text:style-name="T1">IT 327</text:span></text:p>
            </text:list-header>
          </text:list>
          <draw:enhanced-geometry svg:viewBox="0 0 21600 21600" draw:type="mso-spt202" draw:enhanced-path="M 0 0 L 21600 0 21600 21600 0 21600 0 0 Z N"/>
        </draw:custom-shape>
        <draw:custom-shape draw:name="Slide Number Placeholder 5" draw:style-name="gr33" draw:text-style-name="P6" draw:layer="layout" svg:width="5.292cm" svg:height="1.27cm" svg:x="18.203cm" svg:y="17.357cm">
          <text:list text:style-name="L1">
            <text:list-header>
              <text:p text:style-name="P5"><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8" draw:layer="layout" svg:width="15.452cm" svg:height="1.482cm" svg:x="-0.635cm" svg:y="0.423cm" presentation:class="title" presentation:user-transformed="true">
          <draw:text-box>
            <text:list text:style-name="L7">
              <text:list-header>
                <text:p text:style-name="P7"><text:span text:style-name="T25">More (?) algorithmic procedure</text:span></text:p>
              </text:list-header>
            </text:list>
          </draw:text-box>
        </draw:frame>
        <draw:custom-shape draw:name="Text Box 4" draw:style-name="gr34" draw:text-style-name="P19" draw:layer="layout" svg:width="21.801cm" svg:height="15.921cm" svg:x="1.482cm" svg:y="2.54cm">
          <text:list text:style-name="L1">
            <text:list-header>
              <text:p text:style-name="P15"><text:span text:style-name="T5">First(x):</text:span></text:p>
              <text:p text:style-name="P15"><text:span text:style-name="T5"/></text:p>
              <text:p text:style-name="P18"><text:span text:style-name="T5"><text:tab/></text:span><text:span text:style-name="T5">if <text:s/>(x = </text:span><text:span text:style-name="T8"></text:span><text:span text:style-name="T5">) return {</text:span><text:span text:style-name="T8"></text:span><text:span text:style-name="T5">};</text:span></text:p>
              <text:p text:style-name="P15"><text:span text:style-name="T5"/></text:p>
              <text:p text:style-name="P18"><text:span text:style-name="T5"><text:tab/></text:span><text:span text:style-name="T5">if <text:s/>(x = </text:span><text:span text:style-name="T7">a </text:span><text:span text:style-name="T18">ω</text:span><text:span text:style-name="T4"> <text:s/></text:span><text:span text:style-name="T5">and a </text:span><text:span text:style-name="T15"></text:span><text:span text:style-name="T5"> T) return {</text:span><text:span text:style-name="T7">a</text:span><text:span text:style-name="T5">};</text:span></text:p>
              <text:p text:style-name="P15"><text:span text:style-name="T5"/></text:p>
              <text:p text:style-name="P18"><text:span text:style-name="T5"><text:tab/></text:span><text:span text:style-name="T5">if (x = A , </text:span><text:span text:style-name="T4">A</text:span><text:span text:style-name="T5"> </text:span><text:span text:style-name="T15"></text:span><text:span text:style-name="T17"> </text:span><text:span text:style-name="T5">N and </text:span><text:span text:style-name="T4">A</text:span><text:span text:style-name="T5"> </text:span><text:span text:style-name="T6"></text:span><text:span text:style-name="T5"> </text:span><text:span text:style-name="T26">ω</text:span><text:span text:style-name="T27">1 </text:span><text:span text:style-name="T28"><text:s/></text:span><text:span text:style-name="T29">|</text:span><text:span text:style-name="T4"> </text:span><text:span text:style-name="T26">ω</text:span><text:span text:style-name="T27">2</text:span><text:span text:style-name="T30"> ......... </text:span><text:span text:style-name="T29">|</text:span><text:span text:style-name="T4"> </text:span><text:span text:style-name="T26">ω</text:span><text:span text:style-name="T27">n</text:span><text:span text:style-name="T30"> </text:span><text:span text:style-name="T5">)</text:span></text:p>
              <text:p text:style-name="P18"><text:span text:style-name="T5"><text:tab/></text:span><text:span text:style-name="T5"><text:tab/></text:span><text:span text:style-name="T5">return First(</text:span><text:span text:style-name="T26">ω</text:span><text:span text:style-name="T27">1 </text:span><text:span text:style-name="T5">) </text:span><text:span text:style-name="T15"></text:span><text:span text:style-name="T5"> First(</text:span><text:span text:style-name="T26">ω</text:span><text:span text:style-name="T27">2</text:span><text:span text:style-name="T30"> </text:span><text:span text:style-name="T5">) </text:span><text:span text:style-name="T15"></text:span><text:span text:style-name="T5"> ..... </text:span><text:span text:style-name="T15"></text:span><text:span text:style-name="T5"> First(</text:span><text:span text:style-name="T26">ω</text:span><text:span text:style-name="T27">n</text:span><text:span text:style-name="T5">);</text:span></text:p>
            </text:list-header>
          </text:list>
          <text:list text:style-name="L13">
            <text:list-header>
              <text:p text:style-name="P1"><text:span text:style-name="T5"/></text:p>
            </text:list-header>
          </text:list>
          <text:list text:style-name="L1">
            <text:list-header>
              <text:p text:style-name="P18"><text:span text:style-name="T5"><text:tab/></text:span><text:span text:style-name="T5">if (x = A</text:span><text:span text:style-name="T26">ω</text:span><text:span text:style-name="T27"> </text:span><text:span text:style-name="T28"><text:s/></text:span><text:span text:style-name="T5">and <text:s/></text:span><text:span text:style-name="T26">ω</text:span><text:span text:style-name="T31"> </text:span><text:span text:style-name="T20"></text:span><text:span text:style-name="T31"> </text:span><text:span text:style-name="T8"></text:span><text:span text:style-name="T5">)</text:span></text:p>
            </text:list-header>
          </text:list>
          <text:list text:style-name="L10">
            <text:list-item>
              <text:list>
                <text:list-header>
                  <text:p text:style-name="P17"><text:span text:style-name="T5"><text:tab/></text:span><text:span text:style-name="T5">if <text:s/>(</text:span><text:span text:style-name="T8"></text:span><text:span text:style-name="T7"> </text:span><text:span text:style-name="T15"></text:span><text:span text:style-name="T7"> </text:span><text:span text:style-name="T5">First(</text:span><text:span text:style-name="T4">A</text:span><text:span text:style-name="T5">)) </text:span></text:p>
                  <text:p text:style-name="P17"><text:span text:style-name="T5"><text:tab/></text:span><text:span text:style-name="T5"><text:tab/></text:span><text:span text:style-name="T5">return First(</text:span><text:span text:style-name="T4">A</text:span><text:span text:style-name="T5">);</text:span></text:p>
                  <text:p text:style-name="P17"><text:span text:style-name="T5"><text:tab/></text:span><text:span text:style-name="T5">else </text:span></text:p>
                  <text:p text:style-name="P17"><text:span text:style-name="T5"><text:tab/></text:span><text:span text:style-name="T5"><text:tab/></text:span><text:span text:style-name="T5">return (First(</text:span><text:span text:style-name="T4">A</text:span><text:span text:style-name="T5">) - {</text:span><text:span text:style-name="T8"></text:span><text:span text:style-name="T5">}) </text:span><text:span text:style-name="T15"></text:span><text:span text:style-name="T5"> First(</text:span><text:span text:style-name="T26">ω</text:span><text:span text:style-name="T5">);</text:span></text:p>
                </text:list-header>
              </text:list>
            </text:list-item>
          </text:list>
          <text:list text:style-name="L12">
            <text:list-item>
              <text:list>
                <text:list-header>
                  <text:p text:style-name="P1"><text:span text:style-name="T5"/></text:p>
                </text:list-header>
              </text:list>
            </text:list-item>
          </text:list>
          <draw:enhanced-geometry svg:viewBox="0 0 21600 21600" draw:type="mso-spt202" draw:enhanced-path="M 0 0 L 21600 0 21600 21600 0 21600 0 0 Z N"/>
        </draw:custom-shape>
        <draw:custom-shape draw:name="Rectangle 7" draw:style-name="gr35" draw:text-style-name="P2" draw:layer="layout" svg:width="11.007cm" svg:height="1.955cm" svg:x="13.97cm" svg:y="0.423cm">
          <text:list text:style-name="L1">
            <text:list-header>
              <text:p text:style-name="P1"><text:span text:style-name="T32">N : the set of non-terminal symbols</text:span></text:p>
              <text:p text:style-name="P1"><text:span text:style-name="T32">T : <text:s/>the set of terminal symbols</text:span></text:p>
            </text:list-header>
          </text:list>
          <draw:enhanced-geometry svg:viewBox="0 0 21600 21600" draw:type="rectangle" draw:enhanced-path="M 0 0 L 21600 0 21600 21600 0 21600 0 0 Z N"/>
        </draw:custom-shape>
        <presentation:notes draw:style-name="dp3">
          <draw:page-thumbnail draw:style-name="gr20" draw:layer="layout" svg:width="13.335cm" svg:height="10.001cm" svg:x="3.492cm" svg:y="2.001cm" draw:page-number="5" presentation:class="page"/>
          <draw:frame presentation:style-name="pr3" draw:layer="layout" svg:width="14.904cm" svg:height="11.999cm" svg:x="2.708cm" svg:y="12.668cm" presentation:class="notes" presentation:placeholder="true">
            <draw:text-box/>
          </draw:frame>
        </presentation:notes>
      </draw:page>
      <draw:page draw:name="page6" draw:style-name="dp1" draw:master-page-name="Default" presentation:use-date-time-name="dtd1">
        <draw:custom-shape draw:name="Date Placeholder 3" draw:style-name="gr36" draw:text-style-name="P2" draw:layer="layout" svg:width="5.292cm" svg:height="1.27cm" svg:x="1.905cm" svg:y="17.357cm">
          <text:list text:style-name="L1">
            <text:list-header>
              <text:p text:style-name="P1"><text:span text:style-name="T1">9/30/2014</text:span></text:p>
            </text:list-header>
          </text:list>
          <draw:enhanced-geometry svg:viewBox="0 0 21600 21600" draw:type="mso-spt202" draw:enhanced-path="M 0 0 L 21600 0 21600 21600 0 21600 0 0 Z N"/>
        </draw:custom-shape>
        <draw:custom-shape draw:name="Footer Placeholder 4" draw:style-name="gr37" draw:text-style-name="P4" draw:layer="layout" svg:width="8.044cm" svg:height="1.27cm" svg:x="8.678cm" svg:y="17.357cm">
          <text:list text:style-name="L1">
            <text:list-header>
              <text:p text:style-name="P3"><text:span text:style-name="T1">IT 327</text:span></text:p>
            </text:list-header>
          </text:list>
          <draw:enhanced-geometry svg:viewBox="0 0 21600 21600" draw:type="mso-spt202" draw:enhanced-path="M 0 0 L 21600 0 21600 21600 0 21600 0 0 Z N"/>
        </draw:custom-shape>
        <draw:custom-shape draw:name="Slide Number Placeholder 5" draw:style-name="gr38" draw:text-style-name="P6" draw:layer="layout" svg:width="5.292cm" svg:height="1.27cm" svg:x="18.203cm" svg:y="17.357cm">
          <text:list text:style-name="L1">
            <text:list-header>
              <text:p text:style-name="P5"><text:span text:style-name="T1"><text:page-number>&lt;number&gt;</text:page-number></text:span></text:p>
            </text:list-header>
          </text:list>
          <draw:enhanced-geometry svg:viewBox="0 0 21600 21600" draw:type="mso-spt202" draw:enhanced-path="M 0 0 L 21600 0 21600 21600 0 21600 0 0 Z N"/>
        </draw:custom-shape>
        <draw:custom-shape draw:name="Text Box 3" draw:style-name="gr39" draw:text-style-name="P2" draw:layer="layout" svg:width="22.731cm" svg:height="10.421cm" svg:x="2.117cm" svg:y="1.482cm">
          <text:list text:style-name="L1">
            <text:list-header>
              <text:p text:style-name="P1"><text:span text:style-name="T5">N : the set of non-terminal symbols</text:span></text:p>
              <text:p text:style-name="P1"><text:span text:style-name="T5">T : <text:s/>the set of terminal symbols</text:span></text:p>
              <text:p text:style-name="P1"><text:span text:style-name="T5"/></text:p>
              <text:p text:style-name="P1"><text:span text:style-name="T5">let <text:s/></text:span><text:span text:style-name="T42">A, S </text:span><text:span text:style-name="T14"><text:s/></text:span><text:span text:style-name="T15"></text:span><text:span text:style-name="T14"> </text:span><text:span text:style-name="T16">N and </text:span><text:span text:style-name="T42">S</text:span><text:span text:style-name="T16"> is the start symbol</text:span></text:p>
              <text:p text:style-name="P1"><text:span text:style-name="T16"/></text:p>
              <text:p text:style-name="P1"><text:span text:style-name="T16">Definition: Follow(</text:span><text:span text:style-name="T4">A)</text:span><text:span text:style-name="T16">, <text:s/>the follow set of </text:span><text:span text:style-name="T4">A</text:span><text:span text:style-name="T16">, is defined as follows:</text:span></text:p>
              <text:p text:style-name="P1"><text:span text:style-name="T16"/></text:p>
            </text:list-header>
          </text:list>
          <text:list text:style-name="L4">
            <text:list-header>
              <text:p xml:id="id31" text:id="id31" text:style-name="P1"><text:span text:style-name="T4">Follow (A) = The set of every terminal symbol (including $) that </text:span></text:p>
              <text:p xml:id="id32" text:id="id32" text:style-name="P1"><text:span text:style-name="T4">can appear to the right of A in any possible </text:span><text:span text:style-name="T43">sentential form </text:span></text:p>
            </text:list-header>
          </text:list>
          <text:list text:style-name="L14">
            <text:list-header>
              <text:p xml:id="id33" text:id="id33" text:style-name="P1"><text:span text:style-name="T19">derived from the start symbol</text:span><text:span text:style-name="T4">. <text:s text:c="2"/></text:span></text:p>
            </text:list-header>
          </text:list>
          <draw:enhanced-geometry svg:viewBox="0 0 21600 21600" draw:type="mso-spt202" draw:enhanced-path="M 0 0 L 21600 0 21600 21600 0 21600 0 0 Z N"/>
        </draw:custom-shape>
        <draw:custom-shape draw:name="Text Box 4" draw:style-name="gr40" draw:text-style-name="P2" draw:layer="layout" svg:width="7.62cm" svg:height="1.785cm" svg:x="16.087cm" svg:y="0.847cm">
          <text:list text:style-name="L4">
            <text:list-header>
              <text:p text:style-name="P1"><text:span text:style-name="T44">Follow <text:s/>Sets</text:span></text:p>
            </text:list-header>
          </text:list>
          <draw:enhanced-geometry svg:viewBox="0 0 21600 21600" draw:type="mso-spt202" draw:enhanced-path="M 0 0 L 21600 0 21600 21600 0 21600 0 0 Z N"/>
        </draw:custom-shape>
        <draw:custom-shape draw:name="Rectangle 6" draw:style-name="gr41" draw:text-style-name="P2" xml:id="id34" draw:id="id34" draw:layer="layout" svg:width="16.933cm" svg:height="1.277cm" svg:x="2.54cm" svg:y="12.912cm">
          <text:list text:style-name="L5">
            <text:list-header>
              <text:p text:style-name="P1"><text:span text:style-name="T22">Follow(A) = { a | S <text:s text:c="9"/></text:span><text:span text:style-name="T23">ω</text:span><text:span text:style-name="T22">Aa </text:span><text:span text:style-name="T23">ω</text:span><text:span text:style-name="T22">’ and a </text:span><text:span text:style-name="T24"></text:span><text:span text:style-name="T22"> T</text:span><text:span text:style-name="T5"> <text:s/></text:span><text:span text:style-name="T22">}</text:span></text:p>
            </text:list-header>
          </text:list>
          <draw:enhanced-geometry svg:viewBox="0 0 21600 21600" draw:type="rectangle" draw:enhanced-path="M 0 0 L 21600 0 21600 21600 0 21600 0 0 Z N"/>
        </draw:custom-shape>
        <draw:line draw:name="Line 8" draw:style-name="gr17" draw:text-style-name="P14" xml:id="id35" draw:id="id35" draw:layer="layout" svg:x1="9.737cm" svg:y1="13.758cm" svg:x2="11.218cm" svg:y2="13.758cm">
          <text:p/>
        </draw:line>
        <draw:custom-shape draw:name="Text Box 10" draw:style-name="gr42" draw:text-style-name="P2" xml:id="id36" draw:id="id36" draw:layer="layout" svg:width="0.925cm" svg:height="1.277cm" svg:x="9.737cm" svg:y="12.912cm">
          <text:list text:style-name="L5">
            <text:list-header>
              <text:p text:style-name="P1"><text:span text:style-name="T22">*</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group-id="0" presentation:preset-class="entrance" presentation:preset-id="ooo-entrance-appear">
                  <anim:set smil:begin="0s" smil:dur="0.001s" smil:fill="hold" smil:targetElement="id36" smil:attributeName="visibility" smil:to="visible"/>
                </anim:par>
              </anim:par>
            </anim:par>
          </anim:seq>
        </anim:par>
        <presentation:notes draw:style-name="dp3">
          <draw:page-thumbnail draw:style-name="gr20" draw:layer="layout" svg:width="13.335cm" svg:height="10.001cm" svg:x="3.492cm" svg:y="2.001cm" draw:page-number="6" presentation:class="page"/>
          <draw:frame presentation:style-name="pr3" draw:layer="layout" svg:width="14.904cm" svg:height="11.999cm" svg:x="2.708cm" svg:y="12.668cm" presentation:class="notes" presentation:placeholder="true">
            <draw:text-box/>
          </draw:frame>
        </presentation:notes>
      </draw:page>
      <draw:page draw:name="Rules (recursive) for  finding Follow Sets" draw:style-name="dp1" draw:master-page-name="Default" presentation:use-date-time-name="dtd1">
        <draw:custom-shape draw:name="Date Placeholder 3" draw:style-name="gr43" draw:text-style-name="P2" draw:layer="layout" svg:width="5.292cm" svg:height="1.27cm" svg:x="1.905cm" svg:y="17.357cm">
          <text:list text:style-name="L1">
            <text:list-header>
              <text:p text:style-name="P1"><text:span text:style-name="T1">9/30/2014</text:span></text:p>
            </text:list-header>
          </text:list>
          <draw:enhanced-geometry svg:viewBox="0 0 21600 21600" draw:type="mso-spt202" draw:enhanced-path="M 0 0 L 21600 0 21600 21600 0 21600 0 0 Z N"/>
        </draw:custom-shape>
        <draw:custom-shape draw:name="Footer Placeholder 4" draw:style-name="gr44" draw:text-style-name="P4" draw:layer="layout" svg:width="8.044cm" svg:height="1.27cm" svg:x="8.678cm" svg:y="17.357cm">
          <text:list text:style-name="L1">
            <text:list-header>
              <text:p text:style-name="P3"><text:span text:style-name="T1">IT 327</text:span></text:p>
            </text:list-header>
          </text:list>
          <draw:enhanced-geometry svg:viewBox="0 0 21600 21600" draw:type="mso-spt202" draw:enhanced-path="M 0 0 L 21600 0 21600 21600 0 21600 0 0 Z N"/>
        </draw:custom-shape>
        <draw:custom-shape draw:name="Slide Number Placeholder 5" draw:style-name="gr45" draw:text-style-name="P6" draw:layer="layout" svg:width="5.292cm" svg:height="1.27cm" svg:x="18.203cm" svg:y="17.357cm">
          <text:list text:style-name="L1">
            <text:list-header>
              <text:p text:style-name="P5"><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8" draw:layer="layout" svg:width="17.992cm" svg:height="1.482cm" svg:x="0.423cm" svg:y="0.635cm" presentation:class="title" presentation:user-transformed="true">
          <draw:text-box>
            <text:list text:style-name="L4">
              <text:list-header>
                <text:p text:style-name="P7"><text:span text:style-name="T11">Rules (recursive) for <text:s/>finding Follow Sets</text:span></text:p>
              </text:list-header>
            </text:list>
          </draw:text-box>
        </draw:frame>
        <draw:custom-shape draw:name="Text Box 3" draw:style-name="gr46" draw:text-style-name="P2" draw:layer="layout" svg:width="23.749cm" svg:height="11.437cm" svg:x="4.211cm" svg:y="4.657cm">
          <text:list text:style-name="L6">
            <text:list-item>
              <text:p xml:id="id38" text:id="id38" text:style-name="P1"><text:span text:style-name="T5">If </text:span><text:span text:style-name="T4">S</text:span><text:span text:style-name="T5"> is the start symbol, <text:s/>then let </text:span><text:span text:style-name="T7">$</text:span><text:span text:style-name="T5"> </text:span><text:span text:style-name="T15"></text:span><text:span text:style-name="T5"> Follow (</text:span><text:span text:style-name="T4">S</text:span><text:span text:style-name="T5">).</text:span></text:p>
              <text:p text:style-name="P1"><text:span text:style-name="T5"/></text:p>
            </text:list-item>
            <text:list-item>
              <text:p xml:id="id40" text:id="id40" text:style-name="P1"><text:span text:style-name="T5">If </text:span><text:span text:style-name="T4">A</text:span><text:span text:style-name="T5"> </text:span><text:span text:style-name="T6"></text:span><text:span text:style-name="T5"> </text:span><text:span text:style-name="T45"></text:span><text:span text:style-name="T17"> </text:span><text:span text:style-name="T4">B</text:span><text:span text:style-name="T5">, then let Follow (</text:span><text:span text:style-name="T4">A</text:span><text:span text:style-name="T5">) </text:span><text:span text:style-name="T15"></text:span><text:span text:style-name="T5"> Follow (</text:span><text:span text:style-name="T4">B</text:span><text:span text:style-name="T5">).</text:span></text:p>
              <text:p text:style-name="P1"><text:span text:style-name="T5"/></text:p>
            </text:list-item>
            <text:list-item>
              <text:p xml:id="id42" text:id="id42" text:style-name="P1"><text:span text:style-name="T5">If </text:span><text:span text:style-name="T4">A</text:span><text:span text:style-name="T5"> </text:span><text:span text:style-name="T6"></text:span><text:span text:style-name="T5"> </text:span><text:span text:style-name="T45"></text:span><text:span text:style-name="T17"> </text:span><text:span text:style-name="T4">B </text:span><text:span text:style-name="T45"></text:span></text:p>
            </text:list-item>
          </text:list>
          <text:list text:style-name="L15">
            <text:list-header>
              <text:p text:style-name="P1"><text:span text:style-name="T5"/></text:p>
            </text:list-header>
          </text:list>
          <text:list text:style-name="L16">
            <text:list-item>
              <text:list>
                <text:list-item>
                  <text:p xml:id="id43" text:id="id43" text:style-name="P16"><text:span text:style-name="T8"></text:span><text:span text:style-name="T7"> </text:span><text:span text:style-name="T15"></text:span><text:span text:style-name="T7"> </text:span><text:span text:style-name="T5">First (</text:span><text:span text:style-name="T45"></text:span><text:span text:style-name="T5">) , then let</text:span><text:span text:style-name="T4"> <text:s/></text:span><text:span text:style-name="T5">First (</text:span><text:span text:style-name="T45"></text:span><text:span text:style-name="T5">) </text:span><text:span text:style-name="T15"></text:span><text:span text:style-name="T4"> </text:span><text:span text:style-name="T5">Follow (</text:span><text:span text:style-name="T4">B</text:span><text:span text:style-name="T5">). </text:span></text:p>
                </text:list-item>
              </text:list>
            </text:list-item>
          </text:list>
          <text:list text:style-name="L12">
            <text:list-item>
              <text:list>
                <text:list-header>
                  <text:p text:style-name="P1"><text:span text:style-name="T5"/></text:p>
                </text:list-header>
              </text:list>
            </text:list-item>
          </text:list>
          <text:list text:style-name="L16">
            <text:list-item>
              <text:list>
                <text:list-item>
                  <text:p xml:id="id44" text:id="id44" text:style-name="P16"><text:span text:style-name="T8"></text:span><text:span text:style-name="T7"> </text:span><text:span text:style-name="T15"></text:span><text:span text:style-name="T7"> </text:span><text:span text:style-name="T5">First (</text:span><text:span text:style-name="T45"></text:span><text:span text:style-name="T5">) , then let</text:span></text:p>
                </text:list-item>
              </text:list>
            </text:list-item>
          </text:list>
          <text:list text:style-name="L10">
            <text:list-item>
              <text:list>
                <text:list-header>
                  <text:p xml:id="id45" text:id="id45" text:style-name="P17"><text:span text:style-name="T5"><text:tab/></text:span><text:span text:style-name="T5"><text:tab/></text:span><text:span text:style-name="T5"> </text:span><text:span text:style-name="T5">(First (</text:span><text:span text:style-name="T45"></text:span><text:span text:style-name="T5">) - {</text:span><text:span text:style-name="T8"></text:span><text:span text:style-name="T5">}) </text:span><text:span text:style-name="T15"></text:span><text:span text:style-name="T5"> Follow (A) </text:span><text:span text:style-name="T20"></text:span><text:span text:style-name="T4"> </text:span><text:span text:style-name="T5">Follow (</text:span><text:span text:style-name="T4">B</text:span><text:span text:style-name="T5">). </text:span></text:p>
                </text:list-header>
              </text:list>
            </text:list-item>
          </text:list>
          <text:list text:style-name="L12">
            <text:list-item>
              <text:list>
                <text:list-header>
                  <text:p text:style-name="P1"><text:span text:style-name="T5"/></text:p>
                </text:list-header>
              </text:list>
            </text:list-item>
          </text:list>
          <draw:enhanced-geometry svg:viewBox="0 0 21600 21600" draw:type="mso-spt202" draw:enhanced-path="M 0 0 L 21600 0 21600 21600 0 21600 0 0 Z N"/>
        </draw:custom-shape>
        <draw:custom-shape draw:name="Text Box 4" draw:style-name="gr47" draw:text-style-name="P2" draw:layer="layout" svg:width="14.393cm" svg:height="1.224cm" svg:x="0.635cm" svg:y="2.963cm">
          <text:list text:style-name="L1">
            <text:list-header>
              <text:p text:style-name="P1"><text:span text:style-name="T32">Let</text:span><text:span text:style-name="T33"> a</text:span><text:span text:style-name="T32"> </text:span><text:span text:style-name="T34"></text:span><text:span text:style-name="T32"> T, </text:span><text:span text:style-name="T35">A, B</text:span><text:span text:style-name="T32"> </text:span><text:span text:style-name="T34"></text:span><text:span text:style-name="T36"> </text:span><text:span text:style-name="T32">N, and </text:span><text:span text:style-name="T46"></text:span><text:span text:style-name="T47">, </text:span><text:span text:style-name="T48"></text:span><text:span text:style-name="T39"> </text:span><text:span text:style-name="T34"></text:span><text:span text:style-name="T40"> </text:span><text:span text:style-name="T41">( N </text:span><text:span text:style-name="T34"></text:span><text:span text:style-name="T41"> T )*</text:span></text:p>
            </text:list-header>
          </text:list>
          <draw:enhanced-geometry svg:viewBox="0 0 21600 21600" draw:type="mso-spt202" draw:enhanced-path="M 0 0 L 21600 0 21600 21600 0 21600 0 0 Z N"/>
        </draw:custom-shape>
        <draw:custom-shape draw:name="Text Box 4" draw:style-name="gr48" draw:text-style-name="P2" draw:layer="layout" svg:width="8.678cm" svg:height="1.108cm" svg:x="15.875cm" svg:y="1.905cm">
          <text:list text:style-name="L5">
            <text:list-header>
              <text:p text:style-name="P1"><text:span text:style-name="T49">S </text:span><text:span text:style-name="T50"></text:span><text:span text:style-name="T49">…</text:span><text:span text:style-name="T50"></text:span><text:span text:style-name="T49">…</text:span><text:span text:style-name="T50"></text:span><text:span text:style-name="T49">…</text:span><text:span text:style-name="T50"></text:span><text:span text:style-name="T49">…Aa...</text:span></text:p>
            </text:list-header>
          </text:list>
          <draw:enhanced-geometry svg:viewBox="0 0 21600 21600" draw:type="mso-spt202" draw:enhanced-path="M 0 0 L 21600 0 21600 21600 0 21600 0 0 Z N"/>
        </draw:custom-shape>
        <draw:custom-shape draw:name="Text Box 4" draw:style-name="gr49" draw:text-style-name="P2" xml:id="id37" draw:id="id37" draw:layer="layout" svg:width="1.481cm" svg:height="1.108cm" svg:x="2.117cm" svg:y="4.445cm">
          <text:list text:style-name="L4">
            <text:list-header>
              <text:p text:style-name="P1"><text:span text:style-name="T35">S</text:span><text:span text:style-name="T51">$</text:span></text:p>
            </text:list-header>
          </text:list>
          <draw:enhanced-geometry svg:viewBox="0 0 21600 21600" draw:type="mso-spt202" draw:enhanced-path="M 0 0 L 21600 0 21600 21600 0 21600 0 0 Z N"/>
        </draw:custom-shape>
        <draw:custom-shape draw:name="Text Box 4" draw:style-name="gr50" draw:text-style-name="P2" xml:id="id39" draw:id="id39" draw:layer="layout" svg:width="4.657cm" svg:height="1.955cm" svg:x="0cm" svg:y="5.927cm">
          <text:list text:style-name="L17">
            <text:list-header>
              <text:p text:style-name="P1"><text:span text:style-name="T51"><text:s text:c="5"/>…</text:span><text:span text:style-name="T35">A</text:span><text:span text:style-name="T52">x…</text:span></text:p>
            </text:list-header>
          </text:list>
          <text:list text:style-name="L18">
            <text:list-header>
              <text:p text:style-name="P16"><text:span text:style-name="T53"></text:span><text:span text:style-name="T54"> … </text:span><text:span text:style-name="T46"></text:span><text:span text:style-name="T35">B</text:span><text:span text:style-name="T52">x…</text:span></text:p>
            </text:list-header>
          </text:list>
          <draw:enhanced-geometry svg:viewBox="0 0 21600 21600" draw:type="mso-spt202" draw:enhanced-path="M 0 0 L 21600 0 21600 21600 0 21600 0 0 Z N"/>
        </draw:custom-shape>
        <draw:custom-shape draw:name="Text Box 4" draw:style-name="gr51" draw:text-style-name="P2" xml:id="id41" draw:id="id41" draw:layer="layout" svg:width="4.657cm" svg:height="1.955cm" svg:x="0.423cm" svg:y="9.948cm">
          <text:list text:style-name="L17">
            <text:list-header>
              <text:p text:style-name="P1"><text:span text:style-name="T51"><text:s text:c="5"/>…</text:span><text:span text:style-name="T35">A</text:span><text:span text:style-name="T52">x…</text:span></text:p>
            </text:list-header>
          </text:list>
          <text:list text:style-name="L18">
            <text:list-header>
              <text:p text:style-name="P16"><text:span text:style-name="T53"></text:span><text:span text:style-name="T54"> … </text:span><text:span text:style-name="T46"></text:span><text:span text:style-name="T35">B</text:span><text:span text:style-name="T46"></text:span><text:span text:style-name="T52">x…</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45" anim:sub-item="text" smil:attributeName="visibility" smil:to="visible"/>
                </anim:par>
              </anim:par>
            </anim:par>
          </anim:seq>
        </anim:par>
        <presentation:notes draw:style-name="dp3">
          <draw:page-thumbnail draw:style-name="gr20" draw:layer="layout" svg:width="13.335cm" svg:height="10.001cm" svg:x="3.492cm" svg:y="2.001cm" draw:page-number="7" presentation:class="page"/>
          <draw:frame presentation:style-name="pr3" draw:layer="layout" svg:width="14.904cm" svg:height="11.999cm" svg:x="2.708cm" svg:y="12.668cm" presentation:class="notes" presentation:placeholder="true">
            <draw:text-box/>
          </draw:frame>
        </presentation:notes>
      </draw:page>
      <draw:page draw:name="Follow-set Examples" draw:style-name="dp1" draw:master-page-name="Default" presentation:use-date-time-name="dtd1">
        <draw:custom-shape draw:name="Date Placeholder 3" draw:style-name="gr52" draw:text-style-name="P2" draw:layer="layout" svg:width="5.292cm" svg:height="1.27cm" svg:x="1.905cm" svg:y="17.357cm">
          <text:list text:style-name="L1">
            <text:list-header>
              <text:p text:style-name="P1"><text:span text:style-name="T1">9/30/2014</text:span></text:p>
            </text:list-header>
          </text:list>
          <draw:enhanced-geometry svg:viewBox="0 0 21600 21600" draw:type="mso-spt202" draw:enhanced-path="M 0 0 L 21600 0 21600 21600 0 21600 0 0 Z N"/>
        </draw:custom-shape>
        <draw:custom-shape draw:name="Footer Placeholder 4" draw:style-name="gr53" draw:text-style-name="P4" draw:layer="layout" svg:width="8.044cm" svg:height="1.27cm" svg:x="8.678cm" svg:y="17.357cm">
          <text:list text:style-name="L1">
            <text:list-header>
              <text:p text:style-name="P3"><text:span text:style-name="T1">IT 327</text:span></text:p>
            </text:list-header>
          </text:list>
          <draw:enhanced-geometry svg:viewBox="0 0 21600 21600" draw:type="mso-spt202" draw:enhanced-path="M 0 0 L 21600 0 21600 21600 0 21600 0 0 Z N"/>
        </draw:custom-shape>
        <draw:custom-shape draw:name="Slide Number Placeholder 5" draw:style-name="gr54" draw:text-style-name="P6" draw:layer="layout" svg:width="5.292cm" svg:height="1.27cm" svg:x="18.203cm" svg:y="17.357cm">
          <text:list text:style-name="L1">
            <text:list-header>
              <text:p text:style-name="P5"><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8" draw:layer="layout" svg:width="14.182cm" svg:height="2.117cm" svg:x="0cm" svg:y="-0.001cm" presentation:class="title" presentation:user-transformed="true">
          <draw:text-box>
            <text:list text:style-name="L1">
              <text:list-header>
                <text:p text:style-name="P7"><text:span text:style-name="T55">Follow-set Examples</text:span></text:p>
              </text:list-header>
            </text:list>
          </draw:text-box>
        </draw:frame>
        <draw:custom-shape draw:name="Text Box 3" draw:style-name="gr55" draw:text-style-name="P2" draw:layer="layout" svg:width="6.773cm" svg:height="5.341cm" svg:x="18.627cm" svg:y="0.635cm">
          <text:list text:style-name="L2">
            <text:list-item>
              <text:p text:style-name="P1"><text:span text:style-name="T4">S</text:span><text:span text:style-name="T5"> <text:s/></text:span><text:span text:style-name="T6"></text:span><text:span text:style-name="T5"> </text:span><text:span text:style-name="T4">A S </text:span><text:span text:style-name="T7">b</text:span></text:p>
            </text:list-item>
            <text:list-item>
              <text:p text:style-name="P1"><text:span text:style-name="T4">S</text:span><text:span text:style-name="T5"> <text:s/></text:span><text:span text:style-name="T6"></text:span><text:span text:style-name="T5"> </text:span><text:span text:style-name="T4">C</text:span></text:p>
            </text:list-item>
            <text:list-item>
              <text:p text:style-name="P1"><text:span text:style-name="T4">A</text:span><text:span text:style-name="T5"> </text:span><text:span text:style-name="T6"></text:span><text:span text:style-name="T5"> </text:span><text:span text:style-name="T7">a</text:span></text:p>
            </text:list-item>
            <text:list-item>
              <text:p text:style-name="P1"><text:span text:style-name="T4">C</text:span><text:span text:style-name="T5"> </text:span><text:span text:style-name="T6"></text:span><text:span text:style-name="T5"> </text:span><text:span text:style-name="T7">c </text:span><text:span text:style-name="T4">C</text:span></text:p>
            </text:list-item>
            <text:list-item>
              <text:p text:style-name="P1"><text:span text:style-name="T4">C</text:span><text:span text:style-name="T5"> </text:span><text:span text:style-name="T6"></text:span><text:span text:style-name="T5"> </text:span><text:span text:style-name="T8"></text:span></text:p>
            </text:list-item>
          </text:list>
          <draw:enhanced-geometry svg:viewBox="0 0 21600 21600" draw:type="mso-spt202" draw:enhanced-path="M 0 0 L 21600 0 21600 21600 0 21600 0 0 Z N"/>
        </draw:custom-shape>
        <draw:custom-shape draw:name="Text Box 4" draw:style-name="gr56" draw:text-style-name="P24" draw:layer="layout" svg:width="22.906cm" svg:height="12.284cm" svg:x="1.905cm" svg:y="3.175cm">
          <text:list text:style-name="L6">
            <text:list-item>
              <text:p xml:id="id46" text:id="id46" text:style-name="P20"><text:span text:style-name="T5">Follow (</text:span><text:span text:style-name="T4">S</text:span><text:span text:style-name="T5">) = <text:s/>{</text:span><text:span text:style-name="T7">b, $</text:span><text:span text:style-name="T5">}</text:span></text:p>
            </text:list-item>
          </text:list>
          <text:list text:style-name="L12">
            <text:list-item>
              <text:list>
                <text:list-item>
                  <text:p xml:id="id47" text:id="id47" text:style-name="P20"><text:span text:style-name="T5">S is the start symbol, </text:span><text:span text:style-name="T7">$ </text:span><text:span text:style-name="T15"></text:span><text:span text:style-name="T5"> Follow (</text:span><text:span text:style-name="T4">S</text:span><text:span text:style-name="T5">)</text:span></text:p>
                </text:list-item>
              </text:list>
            </text:list-item>
          </text:list>
          <text:list text:style-name="L19">
            <text:list-item>
              <text:list>
                <text:list-item>
                  <text:p xml:id="id48" text:id="id48" text:style-name="P21"><text:span text:style-name="T4">S</text:span><text:span text:style-name="T5"> <text:s/></text:span><text:span text:style-name="T6"></text:span><text:span text:style-name="T5"> </text:span><text:span text:style-name="T4">A S </text:span><text:span text:style-name="T7">b</text:span><text:span text:style-name="T5">,</text:span><text:span text:style-name="T7"> <text:s/></text:span><text:span text:style-name="T7"><text:tab/></text:span><text:span text:style-name="T7">b </text:span><text:span text:style-name="T15"></text:span><text:span text:style-name="T5"> Follow (</text:span><text:span text:style-name="T4">S</text:span><text:span text:style-name="T5">)</text:span></text:p>
                </text:list-item>
              </text:list>
            </text:list-item>
          </text:list>
          <text:list text:style-name="L6">
            <text:list-header>
              <text:p text:style-name="P20"><text:span text:style-name="T5"/></text:p>
            </text:list-header>
          </text:list>
          <text:list text:style-name="L8">
            <text:list-item>
              <text:p xml:id="id49" text:id="id49" text:style-name="P20"><text:span text:style-name="T5">Follow (</text:span><text:span text:style-name="T4">A </text:span><text:span text:style-name="T5">) = <text:s/>{</text:span><text:span text:style-name="T7">a, b, c</text:span><text:span text:style-name="T5">}</text:span></text:p>
            </text:list-item>
          </text:list>
          <text:list text:style-name="L19">
            <text:list-item>
              <text:list>
                <text:list-item>
                  <text:p xml:id="id50" text:id="id50" text:style-name="P20"><text:span text:style-name="T4">S</text:span><text:span text:style-name="T5"> <text:s/></text:span><text:span text:style-name="T6"></text:span><text:span text:style-name="T5"> </text:span><text:span text:style-name="T4">A S </text:span><text:span text:style-name="T7">b</text:span><text:span text:style-name="T5">, <text:s text:c="2"/>First (</text:span><text:span text:style-name="T4">S </text:span><text:span text:style-name="T7">b</text:span><text:span text:style-name="T5">) </text:span><text:span text:style-name="T15"></text:span><text:span text:style-name="T4"> </text:span><text:span text:style-name="T5">Follow (</text:span><text:span text:style-name="T4">A</text:span><text:span text:style-name="T5">).</text:span></text:p>
                </text:list-item>
              </text:list>
            </text:list-item>
          </text:list>
          <text:list text:style-name="L10">
            <text:list-item>
              <text:list>
                <text:list-header>
                  <text:p xml:id="id51" text:id="id51" text:style-name="P22"><text:span text:style-name="T5"><text:tab/></text:span><text:span text:style-name="T5"> </text:span><text:span text:style-name="T5"><text:tab/></text:span><text:span text:style-name="T32">First (</text:span><text:span text:style-name="T35">S </text:span><text:span text:style-name="T33">b</text:span><text:span text:style-name="T32">) = (First (S)- {</text:span><text:span text:style-name="T56"></text:span><text:span text:style-name="T32">}) </text:span><text:span text:style-name="T34"></text:span><text:span text:style-name="T32"> First (</text:span><text:span text:style-name="T33">b</text:span><text:span text:style-name="T32">) = <text:s/>{</text:span><text:span text:style-name="T33">a </text:span><text:span text:style-name="T32">,</text:span><text:span text:style-name="T33"> b </text:span><text:span text:style-name="T32">, </text:span><text:span text:style-name="T33">c</text:span><text:span text:style-name="T32">}</text:span></text:p>
                  <text:p xml:id="id52" text:id="id52" text:style-name="P23"><text:span text:style-name="T32"><text:s/></text:span></text:p>
                </text:list-header>
              </text:list>
            </text:list-item>
          </text:list>
          <text:list text:style-name="L20">
            <text:list-item>
              <text:p xml:id="id53" text:id="id53" text:style-name="P20"><text:span text:style-name="T5">Follow (</text:span><text:span text:style-name="T4">C</text:span><text:span text:style-name="T5">) = <text:s/>{</text:span><text:span text:style-name="T7">b, $</text:span><text:span text:style-name="T5">}</text:span></text:p>
            </text:list-item>
          </text:list>
          <text:list text:style-name="L19">
            <text:list-item>
              <text:list>
                <text:list-item>
                  <text:p xml:id="id54" text:id="id54" text:style-name="P20"><text:span text:style-name="T4">S</text:span><text:span text:style-name="T5"> <text:s/></text:span><text:span text:style-name="T6"></text:span><text:span text:style-name="T5"> </text:span><text:span text:style-name="T4">C</text:span><text:span text:style-name="T5">, <text:s/>Follow (</text:span><text:span text:style-name="T4">S</text:span><text:span text:style-name="T5">) </text:span><text:span text:style-name="T15"></text:span><text:span text:style-name="T4"> </text:span><text:span text:style-name="T5">Follow (</text:span><text:span text:style-name="T4">C</text:span><text:span text:style-name="T5">)</text:span></text:p>
                </text:list-item>
                <text:list-item>
                  <text:p xml:id="id55" text:id="id55" text:style-name="P20"><text:span text:style-name="T4">C</text:span><text:span text:style-name="T5"> </text:span><text:span text:style-name="T6"></text:span><text:span text:style-name="T5"> </text:span><text:span text:style-name="T7">c </text:span><text:span text:style-name="T4">C, </text:span><text:span text:style-name="T5">Follow (</text:span><text:span text:style-name="T4">C</text:span><text:span text:style-name="T5">) </text:span><text:span text:style-name="T15"></text:span><text:span text:style-name="T4"> </text:span><text:span text:style-name="T5">Follow (</text:span><text:span text:style-name="T4">C</text:span><text:span text:style-name="T5">)</text:span></text:p>
                </text:list-item>
              </text:list>
            </text:list-item>
          </text:list>
          <text:list text:style-name="L13">
            <text:list-header>
              <text:p text:style-name="P20"><text:span text:style-name="T5"/></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4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5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55" anim:sub-item="text" smil:attributeName="visibility" smil:to="visible"/>
                </anim:par>
              </anim:par>
            </anim:par>
          </anim:seq>
        </anim:par>
        <presentation:notes draw:style-name="dp3">
          <draw:page-thumbnail draw:style-name="gr20" draw:layer="layout" svg:width="13.335cm" svg:height="10.001cm" svg:x="3.492cm" svg:y="2.001cm" draw:page-number="8" presentation:class="page"/>
          <draw:frame presentation:style-name="pr3" draw:layer="layout" svg:width="14.904cm" svg:height="11.999cm" svg:x="2.708cm" svg:y="12.668cm" presentation:class="notes" presentation:placeholder="true">
            <draw:text-box/>
          </draw:frame>
        </presentation:notes>
      </draw:page>
      <draw:page draw:name="Convert rules (definitions) of  follow sets into an algorithm.  How?" draw:style-name="dp1" draw:master-page-name="Default" presentation:use-date-time-name="dtd1">
        <draw:custom-shape draw:name="Date Placeholder 3" draw:style-name="gr57" draw:text-style-name="P2" draw:layer="layout" svg:width="5.292cm" svg:height="1.27cm" svg:x="1.905cm" svg:y="17.357cm">
          <text:list text:style-name="L1">
            <text:list-header>
              <text:p text:style-name="P1"><text:span text:style-name="T1">9/30/2014</text:span></text:p>
            </text:list-header>
          </text:list>
          <draw:enhanced-geometry svg:viewBox="0 0 21600 21600" draw:type="mso-spt202" draw:enhanced-path="M 0 0 L 21600 0 21600 21600 0 21600 0 0 Z N"/>
        </draw:custom-shape>
        <draw:custom-shape draw:name="Footer Placeholder 4" draw:style-name="gr58" draw:text-style-name="P4" draw:layer="layout" svg:width="8.044cm" svg:height="1.27cm" svg:x="8.678cm" svg:y="17.357cm">
          <text:list text:style-name="L1">
            <text:list-header>
              <text:p text:style-name="P3"><text:span text:style-name="T1">IT 327</text:span></text:p>
            </text:list-header>
          </text:list>
          <draw:enhanced-geometry svg:viewBox="0 0 21600 21600" draw:type="mso-spt202" draw:enhanced-path="M 0 0 L 21600 0 21600 21600 0 21600 0 0 Z N"/>
        </draw:custom-shape>
        <draw:custom-shape draw:name="Slide Number Placeholder 5" draw:style-name="gr59" draw:text-style-name="P6" draw:layer="layout" svg:width="5.292cm" svg:height="1.27cm" svg:x="18.203cm" svg:y="17.357cm">
          <text:list text:style-name="L1">
            <text:list-header>
              <text:p text:style-name="P5"><text:span text:style-name="T1"><text:page-number>&lt;number&gt;</text:page-number></text:span></text:p>
            </text:list-header>
          </text:list>
          <draw:enhanced-geometry svg:viewBox="0 0 21600 21600" draw:type="mso-spt202" draw:enhanced-path="M 0 0 L 21600 0 21600 21600 0 21600 0 0 Z N"/>
        </draw:custom-shape>
        <draw:frame presentation:style-name="pr6" draw:text-style-name="P8" draw:layer="layout" svg:width="24.342cm" svg:height="1.693cm" svg:x="0cm" svg:y="-0.001cm" presentation:class="title" presentation:user-transformed="true">
          <draw:text-box>
            <text:list text:style-name="L7">
              <text:list-header>
                <text:p text:style-name="P25"><text:span text:style-name="T57">Convert </text:span><text:span text:style-name="T58">rules</text:span><text:span text:style-name="T57"> </text:span><text:span text:style-name="T58">(definitions) </text:span><text:span text:style-name="T57">of <text:s/>follow sets into an algorithm. <text:s/></text:span><text:span text:style-name="T59">How?</text:span></text:p>
              </text:list-header>
            </text:list>
          </draw:text-box>
        </draw:frame>
        <draw:custom-shape draw:name="Text Box 3" draw:style-name="gr60" draw:text-style-name="P2" draw:layer="layout" svg:width="23.749cm" svg:height="11.437cm" svg:x="1.27cm" svg:y="4.657cm">
          <text:list text:style-name="L6">
            <text:list-item>
              <text:p text:style-name="P1"><text:span text:style-name="T5">If </text:span><text:span text:style-name="T4">S</text:span><text:span text:style-name="T5"> is the start symbol, <text:s/>then let </text:span><text:span text:style-name="T7">$</text:span><text:span text:style-name="T5"> </text:span><text:span text:style-name="T15"></text:span><text:span text:style-name="T5"> Follow (</text:span><text:span text:style-name="T4">S</text:span><text:span text:style-name="T5">).</text:span></text:p>
              <text:p text:style-name="P1"><text:span text:style-name="T5"/></text:p>
            </text:list-item>
            <text:list-item>
              <text:p text:style-name="P1"><text:span text:style-name="T5">If </text:span><text:span text:style-name="T4">A</text:span><text:span text:style-name="T5"> </text:span><text:span text:style-name="T6"></text:span><text:span text:style-name="T5"> </text:span><text:span text:style-name="T45"></text:span><text:span text:style-name="T17"> </text:span><text:span text:style-name="T4">B</text:span><text:span text:style-name="T5">, then let Follow (</text:span><text:span text:style-name="T4">A</text:span><text:span text:style-name="T5">) </text:span><text:span text:style-name="T15"></text:span><text:span text:style-name="T5"> Follow (</text:span><text:span text:style-name="T4">B</text:span><text:span text:style-name="T5">).</text:span></text:p>
              <text:p text:style-name="P1"><text:span text:style-name="T5"/></text:p>
            </text:list-item>
            <text:list-item>
              <text:p text:style-name="P1"><text:span text:style-name="T5">If </text:span><text:span text:style-name="T4">A</text:span><text:span text:style-name="T5"> </text:span><text:span text:style-name="T6"></text:span><text:span text:style-name="T5"> </text:span><text:span text:style-name="T45"></text:span><text:span text:style-name="T17"> </text:span><text:span text:style-name="T4">B </text:span><text:span text:style-name="T45"></text:span></text:p>
            </text:list-item>
          </text:list>
          <text:list text:style-name="L15">
            <text:list-header>
              <text:p text:style-name="P1"><text:span text:style-name="T5"/></text:p>
            </text:list-header>
          </text:list>
          <text:list text:style-name="L16">
            <text:list-item>
              <text:list>
                <text:list-item>
                  <text:p text:style-name="P16"><text:span text:style-name="T8"></text:span><text:span text:style-name="T7"> </text:span><text:span text:style-name="T15"></text:span><text:span text:style-name="T7"> </text:span><text:span text:style-name="T5">First (</text:span><text:span text:style-name="T45"></text:span><text:span text:style-name="T5">) , then let</text:span><text:span text:style-name="T4"> <text:s/></text:span><text:span text:style-name="T5">First (</text:span><text:span text:style-name="T45"></text:span><text:span text:style-name="T5">) </text:span><text:span text:style-name="T15"></text:span><text:span text:style-name="T4"> </text:span><text:span text:style-name="T5">Follow (</text:span><text:span text:style-name="T4">B</text:span><text:span text:style-name="T5">). </text:span></text:p>
                </text:list-item>
              </text:list>
            </text:list-item>
          </text:list>
          <text:list text:style-name="L12">
            <text:list-item>
              <text:list>
                <text:list-header>
                  <text:p text:style-name="P1"><text:span text:style-name="T5"/></text:p>
                </text:list-header>
              </text:list>
            </text:list-item>
          </text:list>
          <text:list text:style-name="L16">
            <text:list-item>
              <text:list>
                <text:list-item>
                  <text:p text:style-name="P16"><text:span text:style-name="T8"></text:span><text:span text:style-name="T7"> </text:span><text:span text:style-name="T15"></text:span><text:span text:style-name="T7"> </text:span><text:span text:style-name="T5">First (</text:span><text:span text:style-name="T45"></text:span><text:span text:style-name="T5">) , then let</text:span></text:p>
                </text:list-item>
              </text:list>
            </text:list-item>
          </text:list>
          <text:list text:style-name="L10">
            <text:list-item>
              <text:list>
                <text:list-header>
                  <text:p text:style-name="P17"><text:span text:style-name="T5"><text:tab/></text:span><text:span text:style-name="T5"><text:tab/></text:span><text:span text:style-name="T5"> </text:span><text:span text:style-name="T5">(First (</text:span><text:span text:style-name="T45"></text:span><text:span text:style-name="T5">) - {</text:span><text:span text:style-name="T8"></text:span><text:span text:style-name="T5">}) </text:span><text:span text:style-name="T15"></text:span><text:span text:style-name="T5"> Follow (A) </text:span><text:span text:style-name="T20"></text:span><text:span text:style-name="T4"> </text:span><text:span text:style-name="T5">Follow (</text:span><text:span text:style-name="T4">B</text:span><text:span text:style-name="T5">). </text:span></text:p>
                </text:list-header>
              </text:list>
            </text:list-item>
          </text:list>
          <text:list text:style-name="L12">
            <text:list-item>
              <text:list>
                <text:list-header>
                  <text:p text:style-name="P1"><text:span text:style-name="T5"/></text:p>
                </text:list-header>
              </text:list>
            </text:list-item>
          </text:list>
          <draw:enhanced-geometry svg:viewBox="0 0 21600 21600" draw:type="mso-spt202" draw:enhanced-path="M 0 0 L 21600 0 21600 21600 0 21600 0 0 Z N"/>
        </draw:custom-shape>
        <draw:custom-shape draw:name="Text Box 4" draw:style-name="gr61" draw:text-style-name="P2" draw:layer="layout" svg:width="14.393cm" svg:height="1.224cm" svg:x="0.635cm" svg:y="2.117cm">
          <text:list text:style-name="L1">
            <text:list-header>
              <text:p text:style-name="P1"><text:span text:style-name="T32">Let</text:span><text:span text:style-name="T33"> a</text:span><text:span text:style-name="T32"> </text:span><text:span text:style-name="T34"></text:span><text:span text:style-name="T32"> T, </text:span><text:span text:style-name="T35">A, B</text:span><text:span text:style-name="T32"> </text:span><text:span text:style-name="T34"></text:span><text:span text:style-name="T36"> </text:span><text:span text:style-name="T32">N, and </text:span><text:span text:style-name="T46"></text:span><text:span text:style-name="T47">, </text:span><text:span text:style-name="T48"></text:span><text:span text:style-name="T39"> </text:span><text:span text:style-name="T34"></text:span><text:span text:style-name="T40"> </text:span><text:span text:style-name="T41">( N </text:span><text:span text:style-name="T34"></text:span><text:span text:style-name="T41"> T )*</text:span></text:p>
            </text:list-header>
          </text:list>
          <draw:enhanced-geometry svg:viewBox="0 0 21600 21600" draw:type="mso-spt202" draw:enhanced-path="M 0 0 L 21600 0 21600 21600 0 21600 0 0 Z N"/>
        </draw:custom-shape>
        <draw:custom-shape draw:name="Text Box 5" draw:style-name="gr62" draw:text-style-name="P2" draw:layer="layout" svg:width="5.715cm" svg:height="3.813cm" svg:x="19.262cm" svg:y="6.562cm">
          <text:list text:style-name="L4">
            <text:list-header>
              <text:p text:style-name="P1"><text:span text:style-name="T60">Check every rule and work on every Non-terminal symbols appearing in the right hand side of the production rules. </text:span></text:p>
            </text:list-header>
          </text:list>
          <draw:enhanced-geometry svg:viewBox="0 0 21600 21600" draw:type="mso-spt202" draw:enhanced-path="M 0 0 L 21600 0 21600 21600 0 21600 0 0 Z N"/>
        </draw:custom-shape>
        <draw:custom-shape draw:name="Text Box 4" draw:style-name="gr63" draw:text-style-name="P2" draw:layer="layout" svg:width="10.372cm" svg:height="1.108cm" svg:x="14.605cm" svg:y="2.117cm">
          <text:list text:style-name="L17">
            <text:list-header>
              <text:p text:style-name="P1"><text:span text:style-name="T51">S </text:span><text:span text:style-name="T53"></text:span><text:span text:style-name="T51">…</text:span><text:span text:style-name="T53"></text:span><text:span text:style-name="T51">…</text:span><text:span text:style-name="T53"></text:span><text:span text:style-name="T51">…</text:span><text:span text:style-name="T53"></text:span><text:span text:style-name="T51">…Aa...</text:span></text:p>
            </text:list-header>
          </text:list>
          <draw:enhanced-geometry svg:viewBox="0 0 21600 21600" draw:type="mso-spt202" draw:enhanced-path="M 0 0 L 21600 0 21600 21600 0 21600 0 0 Z N"/>
        </draw:custom-shape>
        <presentation:notes draw:style-name="dp3">
          <draw:page-thumbnail draw:style-name="gr20" draw:layer="layout" svg:width="13.335cm" svg:height="10.001cm" svg:x="3.492cm" svg:y="2.001cm" draw:page-number="9" presentation:class="page"/>
          <draw:frame presentation:style-name="pr3" draw:layer="layout" svg:width="14.904cm" svg:height="11.999cm" svg:x="2.708cm" svg:y="12.668cm" presentation:class="notes" presentation:placeholder="true">
            <draw:text-box/>
          </draw:frame>
        </presentation:notes>
      </draw:page>
      <draw:page draw:name="Principle: repeatedly updating until nothing will further change. " draw:style-name="dp1" draw:master-page-name="Default" presentation:use-date-time-name="dtd1">
        <draw:custom-shape draw:name="Date Placeholder 3" draw:style-name="gr64" draw:text-style-name="P2" draw:layer="layout" svg:width="5.292cm" svg:height="1.27cm" svg:x="1.905cm" svg:y="17.357cm">
          <text:list text:style-name="L1">
            <text:list-header>
              <text:p text:style-name="P1"><text:span text:style-name="T1">9/30/2014</text:span></text:p>
            </text:list-header>
          </text:list>
          <draw:enhanced-geometry svg:viewBox="0 0 21600 21600" draw:type="mso-spt202" draw:enhanced-path="M 0 0 L 21600 0 21600 21600 0 21600 0 0 Z N"/>
        </draw:custom-shape>
        <draw:custom-shape draw:name="Footer Placeholder 4" draw:style-name="gr65" draw:text-style-name="P4" draw:layer="layout" svg:width="8.044cm" svg:height="1.27cm" svg:x="8.678cm" svg:y="17.357cm">
          <text:list text:style-name="L1">
            <text:list-header>
              <text:p text:style-name="P3"><text:span text:style-name="T1">IT 327</text:span></text:p>
            </text:list-header>
          </text:list>
          <draw:enhanced-geometry svg:viewBox="0 0 21600 21600" draw:type="mso-spt202" draw:enhanced-path="M 0 0 L 21600 0 21600 21600 0 21600 0 0 Z N"/>
        </draw:custom-shape>
        <draw:custom-shape draw:name="Slide Number Placeholder 5" draw:style-name="gr66" draw:text-style-name="P6" draw:layer="layout" svg:width="5.292cm" svg:height="1.27cm" svg:x="18.203cm" svg:y="17.357cm">
          <text:list text:style-name="L1">
            <text:list-header>
              <text:p text:style-name="P5"><text:span text:style-name="T1"><text:page-number>&lt;number&gt;</text:page-number></text:span></text:p>
            </text:list-header>
          </text:list>
          <draw:enhanced-geometry svg:viewBox="0 0 21600 21600" draw:type="mso-spt202" draw:enhanced-path="M 0 0 L 21600 0 21600 21600 0 21600 0 0 Z N"/>
        </draw:custom-shape>
        <draw:frame presentation:style-name="pr6" draw:text-style-name="P8" draw:layer="layout" svg:width="24.342cm" svg:height="1.693cm" svg:x="0cm" svg:y="-0.001cm" presentation:class="title" presentation:user-transformed="true">
          <draw:text-box>
            <text:list text:style-name="L7">
              <text:list-header>
                <text:p text:style-name="P25"><text:span text:style-name="T57">Principle</text:span><text:span text:style-name="T58">: repeatedly updating until nothing will further change. </text:span></text:p>
              </text:list-header>
            </text:list>
          </draw:text-box>
        </draw:frame>
        <draw:custom-shape draw:name="Text Box 3" draw:style-name="gr67" draw:text-style-name="P2" draw:layer="layout" svg:width="22.225cm" svg:height="8.389cm" svg:x="1.482cm" svg:y="1.905cm">
          <text:list text:style-name="L6">
            <text:list-item>
              <text:p xml:id="id56" text:id="id56" text:style-name="P1"><text:span text:style-name="T5">Initialize Follow(</text:span><text:span text:style-name="T4">X</text:span><text:span text:style-name="T5">) = </text:span><text:span text:style-name="T15"></text:span><text:span text:style-name="T5"> for every</text:span><text:span text:style-name="T4"> X</text:span><text:span text:style-name="T5"> </text:span><text:span text:style-name="T15"></text:span><text:span text:style-name="T17"> </text:span><text:span text:style-name="T5">N;</text:span></text:p>
            </text:list-item>
            <text:list-item>
              <text:p xml:id="id57" text:id="id57" text:style-name="P1"><text:span text:style-name="T5">Let <text:s/>Follow (</text:span><text:span text:style-name="T4">S</text:span><text:span text:style-name="T5">) = {</text:span><text:span text:style-name="T7">$</text:span><text:span text:style-name="T5">}.</text:span></text:p>
            </text:list-item>
            <text:list-item>
              <text:p xml:id="id58" text:id="id58" text:style-name="P1"><text:span text:style-name="T5">Repeat the following procedure until every follow-set stops changing:</text:span></text:p>
            </text:list-item>
          </text:list>
          <text:list text:style-name="L1">
            <text:list-header>
              <text:p text:style-name="P15"><text:span text:style-name="T5"/></text:p>
              <text:p text:style-name="P15"><text:span text:style-name="T5"/></text:p>
              <text:p text:style-name="P15"><text:span text:style-name="T5"/></text:p>
              <text:p text:style-name="P18"><text:span text:style-name="T5"><text:tab/></text:span></text:p>
            </text:list-header>
          </text:list>
          <draw:enhanced-geometry svg:viewBox="0 0 21600 21600" draw:type="mso-spt202" draw:enhanced-path="M 0 0 L 21600 0 21600 21600 0 21600 0 0 Z N"/>
        </draw:custom-shape>
        <draw:custom-shape draw:name="Text Box 5" draw:style-name="gr68" draw:text-style-name="P2" xml:id="id59" draw:id="id59" draw:layer="layout" svg:width="15.029cm" svg:height="1.955cm" svg:x="2.963cm" svg:y="6.35cm">
          <text:list text:style-name="L4">
            <text:list-header>
              <text:p text:style-name="P1"><text:span text:style-name="T35">Check every rule and work on every non-terminal symbol appeared in the right hand side of the rule. </text:span></text:p>
            </text:list-header>
          </text:list>
          <draw:enhanced-geometry svg:viewBox="0 0 21600 21600" draw:type="mso-spt202" draw:enhanced-path="M 0 0 L 21600 0 21600 21600 0 21600 0 0 Z N"/>
        </draw:custom-shape>
        <draw:custom-shape draw:name="Rectangle 7" draw:style-name="gr69" draw:text-style-name="P29" draw:layer="layout" svg:width="22.225cm" svg:height="9.405cm" svg:x="1.693cm" svg:y="8.533cm">
          <text:list text:style-name="L21">
            <text:list-item>
              <text:p xml:id="id60" text:id="id60" text:style-name="P26"><text:span text:style-name="T61">If </text:span><text:span text:style-name="T4"><text:s/></text:span><text:span text:style-name="T4"><text:tab/></text:span><text:span text:style-name="T4">A</text:span><text:span text:style-name="T5"> </text:span><text:span text:style-name="T6"></text:span><text:span text:style-name="T5"> </text:span><text:span text:style-name="T45"></text:span><text:span text:style-name="T17"> </text:span><text:span text:style-name="T4">B</text:span><text:span text:style-name="T5">, and </text:span><text:span text:style-name="T4">B</text:span><text:span text:style-name="T5"> </text:span><text:span text:style-name="T15"></text:span><text:span text:style-name="T14"> </text:span><text:span text:style-name="T16">N , then</text:span></text:p>
            </text:list-item>
          </text:list>
          <text:list text:style-name="L1">
            <text:list-header>
              <text:p xml:id="id61" text:id="id61" text:style-name="P27"><text:span text:style-name="T5"><text:tab/></text:span><text:span text:style-name="T5">add every element in Follow (</text:span><text:span text:style-name="T4">A</text:span><text:span text:style-name="T5">) into Follow (</text:span><text:span text:style-name="T4">B</text:span><text:span text:style-name="T5">).</text:span></text:p>
            </text:list-header>
          </text:list>
          <text:list text:style-name="L4">
            <text:list-header>
              <text:p text:style-name="P28"><text:span text:style-name="T4"/></text:p>
            </text:list-header>
          </text:list>
          <text:list text:style-name="L22">
            <text:list-item>
              <text:p xml:id="id62" text:id="id62" text:style-name="P1"><text:span text:style-name="T61">If </text:span><text:span text:style-name="T4"><text:s text:c="2"/>A</text:span><text:span text:style-name="T5"> </text:span><text:span text:style-name="T6"></text:span><text:span text:style-name="T5"> </text:span><text:span text:style-name="T45"></text:span><text:span text:style-name="T17"> </text:span><text:span text:style-name="T4">B </text:span><text:span text:style-name="T45"></text:span><text:span text:style-name="T5">, and </text:span><text:span text:style-name="T4">B</text:span><text:span text:style-name="T5"> </text:span><text:span text:style-name="T15"></text:span><text:span text:style-name="T14"> </text:span><text:span text:style-name="T16">N , then</text:span></text:p>
            </text:list-item>
          </text:list>
          <text:list text:style-name="L12">
            <text:list-item>
              <text:list>
                <text:list-item>
                  <text:p xml:id="id63" text:id="id63" text:style-name="P1"><text:span text:style-name="T5">if</text:span><text:span text:style-name="T7"> <text:s/></text:span><text:span text:style-name="T8"></text:span><text:span text:style-name="T7"> </text:span><text:span text:style-name="T15"></text:span><text:span text:style-name="T7"> </text:span><text:span text:style-name="T5">First (</text:span><text:span text:style-name="T45"></text:span><text:span text:style-name="T5">), <text:s/>then add every element in</text:span><text:span text:style-name="T4"> </text:span><text:span text:style-name="T5">First (</text:span><text:span text:style-name="T45"></text:span><text:span text:style-name="T5">) into Follow (</text:span><text:span text:style-name="T4">B</text:span><text:span text:style-name="T5">). </text:span></text:p>
                </text:list-item>
                <text:list-item>
                  <text:p xml:id="id64" text:id="id64" text:style-name="P1"><text:span text:style-name="T5">if </text:span><text:span text:style-name="T7"><text:s/></text:span><text:span text:style-name="T8"></text:span><text:span text:style-name="T7"> </text:span><text:span text:style-name="T15"></text:span><text:span text:style-name="T7"> </text:span><text:span text:style-name="T5">First (</text:span><text:span text:style-name="T45"></text:span><text:span text:style-name="T5">), <text:s/>then add every terminal symbol in First (</text:span><text:span text:style-name="T45"></text:span><text:span text:style-name="T5">) and Follow(A) into Follow (</text:span><text:span text:style-name="T4">B</text:span><text:span text:style-name="T5">). <text:s/></text:span><text:span text:style-name="T7">(note: </text:span><text:span text:style-name="T8"></text:span><text:span text:style-name="T7"> </text:span><text:span text:style-name="T8"></text:span><text:span text:style-name="T7"> T)</text:span></text:p>
                </text:list-item>
              </text:list>
            </text:list-item>
          </text:list>
          <text:list text:style-name="L23">
            <text:list-item>
              <text:list>
                <text:list-header>
                  <text:p text:style-name="P1"><text:span text:style-name="T7"/></text:p>
                </text:list-header>
              </text:list>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seq>
        </anim:par>
        <presentation:notes draw:style-name="dp3">
          <draw:page-thumbnail draw:style-name="gr20" draw:layer="layout" svg:width="13.335cm" svg:height="10.001cm" svg:x="3.492cm" svg:y="2.001cm" draw:page-number="10" presentation:class="page"/>
          <draw:frame presentation:style-name="pr3" draw:layer="layout" svg:width="14.904cm" svg:height="11.999cm" svg:x="2.708cm" svg:y="12.668cm" presentation:class="notes" presentation:placeholder="true">
            <draw:text-box/>
          </draw:frame>
        </presentation:notes>
      </draw:page>
      <draw:page draw:name="Construction of LL(1) parsing talbes" draw:style-name="dp1" draw:master-page-name="Default" presentation:use-date-time-name="dtd1">
        <draw:custom-shape draw:name="Date Placeholder 3" draw:style-name="gr70" draw:text-style-name="P2" draw:layer="layout" svg:width="5.292cm" svg:height="1.27cm" svg:x="1.905cm" svg:y="17.145cm">
          <text:list text:style-name="L1">
            <text:list-header>
              <text:p text:style-name="P1"><text:span text:style-name="T1">9/30/2014</text:span></text:p>
            </text:list-header>
          </text:list>
          <draw:enhanced-geometry svg:viewBox="0 0 21600 21600" draw:type="mso-spt202" draw:enhanced-path="M 0 0 L 21600 0 21600 21600 0 21600 0 0 Z N"/>
        </draw:custom-shape>
        <draw:custom-shape draw:name="Footer Placeholder 4" draw:style-name="gr71" draw:text-style-name="P4" draw:layer="layout" svg:width="8.044cm" svg:height="1.27cm" svg:x="8.678cm" svg:y="17.357cm">
          <text:list text:style-name="L1">
            <text:list-header>
              <text:p text:style-name="P3"><text:span text:style-name="T1">IT 327</text:span></text:p>
            </text:list-header>
          </text:list>
          <draw:enhanced-geometry svg:viewBox="0 0 21600 21600" draw:type="mso-spt202" draw:enhanced-path="M 0 0 L 21600 0 21600 21600 0 21600 0 0 Z N"/>
        </draw:custom-shape>
        <draw:custom-shape draw:name="Slide Number Placeholder 5" draw:style-name="gr72" draw:text-style-name="P6" draw:layer="layout" svg:width="5.292cm" svg:height="1.27cm" svg:x="18.203cm" svg:y="17.357cm">
          <text:list text:style-name="L1">
            <text:list-header>
              <text:p text:style-name="P5"><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8" draw:layer="layout" svg:width="19.262cm" svg:height="2.117cm" svg:x="0cm" svg:y="0.634cm" presentation:class="title" presentation:user-transformed="true">
          <draw:text-box>
            <text:list text:style-name="L1">
              <text:list-header>
                <text:p text:style-name="P7"><text:span text:style-name="T62">Construction of LL(1) parsing talbes</text:span></text:p>
              </text:list-header>
            </text:list>
          </draw:text-box>
        </draw:frame>
        <draw:custom-shape draw:name="Text Box 3" draw:style-name="gr73" draw:text-style-name="P2" draw:layer="layout" svg:width="21.727cm" svg:height="4.325cm" svg:x="2.752cm" svg:y="4.445cm">
          <text:list text:style-name="L6">
            <text:list-item>
              <text:p xml:id="id65" text:id="id65" text:style-name="P1"><text:span text:style-name="T5">For every </text:span><text:span text:style-name="T7">a</text:span><text:span text:style-name="T5"> </text:span><text:span text:style-name="T15"></text:span><text:span text:style-name="T5"> First (</text:span><text:span text:style-name="T18">ω</text:span><text:span text:style-name="T5">) <text:s/>and </text:span><text:span text:style-name="T7">a </text:span><text:span text:style-name="T15"></text:span><text:span text:style-name="T7"> </text:span><text:span text:style-name="T8"></text:span><text:span text:style-name="T5">, put </text:span><text:span text:style-name="T4">A</text:span><text:span text:style-name="T5"> </text:span><text:span text:style-name="T6"></text:span><text:span text:style-name="T5"> </text:span><text:span text:style-name="T18">ω</text:span><text:span text:style-name="T5"> into T [</text:span><text:span text:style-name="T4">A</text:span><text:span text:style-name="T5">, </text:span><text:span text:style-name="T7">a</text:span><text:span text:style-name="T5">]</text:span></text:p>
              <text:p text:style-name="P1"><text:span text:style-name="T5"/></text:p>
            </text:list-item>
            <text:list-item>
              <text:p xml:id="id66" text:id="id66" text:style-name="P1"><text:span text:style-name="T5">If </text:span><text:span text:style-name="T8"></text:span><text:span text:style-name="T7"> </text:span><text:span text:style-name="T15"></text:span><text:span text:style-name="T7"> </text:span><text:span text:style-name="T5">First (</text:span><text:span text:style-name="T18">ω</text:span><text:span text:style-name="T5">) , then for every </text:span><text:span text:style-name="T7">a</text:span><text:span text:style-name="T5"> </text:span><text:span text:style-name="T15"></text:span><text:span text:style-name="T5"> Follow (</text:span><text:span text:style-name="T4">A</text:span><text:span text:style-name="T5">),</text:span></text:p>
            </text:list-item>
          </text:list>
          <text:list text:style-name="L1">
            <text:list-header>
              <text:p xml:id="id67" text:id="id67" text:style-name="P18"><text:span text:style-name="T5"><text:tab/></text:span><text:span text:style-name="T5"><text:tab/></text:span><text:span text:style-name="T5"><text:tab/></text:span><text:span text:style-name="T5"><text:tab/></text:span><text:span text:style-name="T5"><text:tab/></text:span><text:span text:style-name="T5"> </text:span><text:span text:style-name="T5">put </text:span><text:span text:style-name="T4">A</text:span><text:span text:style-name="T5"> </text:span><text:span text:style-name="T6"></text:span><text:span text:style-name="T5"> </text:span><text:span text:style-name="T18">ω</text:span><text:span text:style-name="T5"> into T [</text:span><text:span text:style-name="T4">A</text:span><text:span text:style-name="T5">, </text:span><text:span text:style-name="T7">a</text:span><text:span text:style-name="T5">]</text:span></text:p>
            </text:list-header>
          </text:list>
          <draw:enhanced-geometry svg:viewBox="0 0 21600 21600" draw:type="mso-spt202" draw:enhanced-path="M 0 0 L 21600 0 21600 21600 0 21600 0 0 Z N"/>
        </draw:custom-shape>
        <draw:custom-shape draw:name="Text Box 5" draw:style-name="gr74" draw:text-style-name="P2" draw:layer="layout" svg:width="17.894cm" svg:height="1.277cm" svg:x="0.635cm" svg:y="2.963cm">
          <text:list text:style-name="L1">
            <text:list-header>
              <text:p text:style-name="P1"><text:span text:style-name="T5">For ever production rule </text:span><text:span text:style-name="T4">A</text:span><text:span text:style-name="T5"> </text:span><text:span text:style-name="T6"></text:span><text:span text:style-name="T5"> </text:span><text:span text:style-name="T18">ω</text:span><text:span text:style-name="T16">, do the following :</text:span></text:p>
            </text:list-header>
          </text:list>
          <draw:enhanced-geometry svg:viewBox="0 0 21600 21600" draw:type="mso-spt202" draw:enhanced-path="M 0 0 L 21600 0 21600 21600 0 21600 0 0 Z N"/>
        </draw:custom-shape>
        <draw:custom-shape draw:name="Text Box 6" draw:style-name="gr75" draw:text-style-name="P2" draw:layer="layout" svg:width="5.599cm" svg:height="5.341cm" svg:x="0.847cm" svg:y="10.16cm">
          <text:list text:style-name="L2">
            <text:list-item>
              <text:p text:style-name="P1"><text:span text:style-name="T4">S</text:span><text:span text:style-name="T5"> <text:s/></text:span><text:span text:style-name="T6"></text:span><text:span text:style-name="T5"> </text:span><text:span text:style-name="T4">A S </text:span><text:span text:style-name="T7">b</text:span></text:p>
            </text:list-item>
            <text:list-item>
              <text:p text:style-name="P1"><text:span text:style-name="T4">S</text:span><text:span text:style-name="T5"> <text:s/></text:span><text:span text:style-name="T6"></text:span><text:span text:style-name="T5"> </text:span><text:span text:style-name="T4">C</text:span></text:p>
            </text:list-item>
            <text:list-item>
              <text:p text:style-name="P1"><text:span text:style-name="T4">A</text:span><text:span text:style-name="T5"> </text:span><text:span text:style-name="T6"></text:span><text:span text:style-name="T5"> </text:span><text:span text:style-name="T7">a</text:span></text:p>
            </text:list-item>
            <text:list-item>
              <text:p text:style-name="P1"><text:span text:style-name="T4">C</text:span><text:span text:style-name="T5"> </text:span><text:span text:style-name="T6"></text:span><text:span text:style-name="T5"> </text:span><text:span text:style-name="T7">c </text:span><text:span text:style-name="T4">C</text:span></text:p>
            </text:list-item>
            <text:list-item>
              <text:p text:style-name="P1"><text:span text:style-name="T4">C</text:span><text:span text:style-name="T5"> </text:span><text:span text:style-name="T6"></text:span><text:span text:style-name="T5"> </text:span><text:span text:style-name="T8"></text:span></text:p>
            </text:list-item>
          </text:list>
          <draw:enhanced-geometry svg:viewBox="0 0 21600 21600" draw:type="mso-spt202" draw:enhanced-path="M 0 0 L 21600 0 21600 21600 0 21600 0 0 Z N"/>
        </draw:custom-shape>
        <draw:frame draw:layer="layout" svg:width="9.313cm" svg:height="5.783cm" svg:x="15.663cm" svg:y="9.525cm">
          <table:table>
            <table:table-column table:style-name="co3"/>
            <table:table-column table:style-name="co4"/>
            <table:table-column table:style-name="co5"/>
            <table:table-column table:style-name="co4"/>
            <table:table-column table:style-name="co3"/>
            <table:table-row table:style-name="ro2">
              <table:table-cell table:style-name="ce1"/>
              <table:table-cell table:style-name="ce10">
                <text:list text:style-name="L3">
                  <text:list-header>
                    <text:p text:style-name="P9"><text:span text:style-name="T9">a</text:span></text:p>
                  </text:list-header>
                </text:list>
              </table:table-cell>
              <table:table-cell table:style-name="ce11">
                <text:list text:continue-numbering="true" text:style-name="L3">
                  <text:list-header>
                    <text:p text:style-name="P9"><text:span text:style-name="T9">b</text:span></text:p>
                  </text:list-header>
                </text:list>
              </table:table-cell>
              <table:table-cell table:style-name="ce12">
                <text:list text:continue-numbering="true" text:style-name="L3">
                  <text:list-header>
                    <text:p text:style-name="P9"><text:span text:style-name="T9">c</text:span></text:p>
                  </text:list-header>
                </text:list>
              </table:table-cell>
              <table:table-cell table:style-name="ce5">
                <text:list text:style-name="L1">
                  <text:list-header>
                    <text:p text:style-name="P9"><text:span text:style-name="T10">$</text:span></text:p>
                  </text:list-header>
                </text:list>
              </table:table-cell>
            </table:table-row>
            <table:table-row table:style-name="ro2" table:default-cell-style-name="ce7">
              <table:table-cell table:style-name="ce13">
                <text:list text:style-name="L4">
                  <text:list-header>
                    <text:p text:style-name="P10"><text:span text:style-name="T11">S</text:span></text:p>
                  </text:list-header>
                </text:list>
              </table:table-cell>
              <table:table-cell/>
              <table:table-cell/>
              <table:table-cell/>
              <table:table-cell/>
            </table:table-row>
            <table:table-row table:style-name="ro2" table:default-cell-style-name="ce7">
              <table:table-cell table:style-name="ce14">
                <text:list text:continue-numbering="true" text:style-name="L4">
                  <text:list-header>
                    <text:p text:style-name="P10"><text:span text:style-name="T11">A</text:span></text:p>
                  </text:list-header>
                </text:list>
              </table:table-cell>
              <table:table-cell/>
              <table:table-cell/>
              <table:table-cell/>
              <table:table-cell/>
            </table:table-row>
            <table:table-row table:style-name="ro2" table:default-cell-style-name="ce7">
              <table:table-cell table:style-name="ce15">
                <text:list text:continue-numbering="true" text:style-name="L4">
                  <text:list-header>
                    <text:p text:style-name="P10"><text:span text:style-name="T11">C</text:span></text:p>
                  </text:list-header>
                </text:list>
              </table:table-cell>
              <table:table-cell/>
              <table:table-cell/>
              <table:table-cell/>
              <table:table-cell/>
            </table:table-row>
          </table:table>
          <draw:image xlink:href="Pictures/TablePreview2.svm" xlink:type="simple" xlink:show="embed" xlink:actuate="onLoad"/>
        </draw:frame>
        <draw:custom-shape draw:name="Rectangle 48" draw:style-name="gr76" draw:text-style-name="P19" xml:id="id68" draw:id="id68" draw:layer="layout" svg:width="7.832cm" svg:height="2.293cm" svg:x="7.408cm" svg:y="9.525cm">
          <text:list text:style-name="L1">
            <text:list-header>
              <text:p text:style-name="P15"><text:span text:style-name="T5">First (</text:span><text:span text:style-name="T4">AS</text:span><text:span text:style-name="T7">b</text:span><text:span text:style-name="T5">) = {</text:span><text:span text:style-name="T7">a</text:span><text:span text:style-name="T5">}, </text:span></text:p>
              <text:p text:style-name="P15"><text:span text:style-name="T5">First (</text:span><text:span text:style-name="T4">C</text:span><text:span text:style-name="T5">) = {</text:span><text:span text:style-name="T7">c</text:span><text:span text:style-name="T5">, </text:span><text:span text:style-name="T8"></text:span><text:span text:style-name="T5">}, <text:s/></text:span></text:p>
            </text:list-header>
          </text:list>
          <draw:enhanced-geometry svg:viewBox="0 0 21600 21600" draw:type="rectangle" draw:enhanced-path="M 0 0 L 21600 0 21600 21600 0 21600 0 0 Z N"/>
        </draw:custom-shape>
        <draw:custom-shape draw:name="Rectangle 48" draw:style-name="gr77" draw:text-style-name="P19" xml:id="id71" draw:id="id71" draw:layer="layout" svg:width="7.832cm" svg:height="1.277cm" svg:x="7.408cm" svg:y="11.642cm">
          <text:list text:style-name="L1">
            <text:list-header>
              <text:p text:style-name="P15"><text:span text:style-name="T5">Follow (</text:span><text:span text:style-name="T4">S</text:span><text:span text:style-name="T5">) = <text:s/>{</text:span><text:span text:style-name="T7">b, $</text:span><text:span text:style-name="T5">},</text:span></text:p>
            </text:list-header>
          </text:list>
          <draw:enhanced-geometry svg:viewBox="0 0 21600 21600" draw:type="rectangle" draw:enhanced-path="M 0 0 L 21600 0 21600 21600 0 21600 0 0 Z N"/>
        </draw:custom-shape>
        <draw:custom-shape draw:name="Rectangle 11" draw:style-name="gr78" draw:text-style-name="P31" xml:id="id69" draw:id="id69" draw:layer="layout" svg:width="0.925cm" svg:height="1.277cm" svg:x="17.999cm" svg:y="11.007cm">
          <text:list text:style-name="L1">
            <text:list-header>
              <text:p text:style-name="P30"><text:span text:style-name="T5">1</text:span></text:p>
            </text:list-header>
          </text:list>
          <draw:enhanced-geometry svg:viewBox="0 0 21600 21600" draw:type="rectangle" draw:enhanced-path="M 0 0 L 21600 0 21600 21600 0 21600 0 0 Z N"/>
        </draw:custom-shape>
        <draw:custom-shape draw:name="Rectangle 12" draw:style-name="gr79" draw:text-style-name="P31" xml:id="id70" draw:id="id70" draw:layer="layout" svg:width="0.925cm" svg:height="1.277cm" svg:x="21.809cm" svg:y="11.007cm">
          <text:list text:style-name="L1">
            <text:list-header>
              <text:p text:style-name="P30"><text:span text:style-name="T5">2</text:span></text:p>
            </text:list-header>
          </text:list>
          <draw:enhanced-geometry svg:viewBox="0 0 21600 21600" draw:type="rectangle" draw:enhanced-path="M 0 0 L 21600 0 21600 21600 0 21600 0 0 Z N"/>
        </draw:custom-shape>
        <draw:custom-shape draw:name="Rectangle 48" draw:style-name="gr80" draw:text-style-name="P19" xml:id="id74" draw:id="id74" draw:layer="layout" svg:width="7.832cm" svg:height="1.277cm" svg:x="7.408cm" svg:y="12.912cm">
          <text:list text:style-name="L1">
            <text:list-header>
              <text:p text:style-name="P15"><text:span text:style-name="T5">First (</text:span><text:span text:style-name="T7">a</text:span><text:span text:style-name="T5">) = {</text:span><text:span text:style-name="T7">a</text:span><text:span text:style-name="T5">},</text:span></text:p>
            </text:list-header>
          </text:list>
          <draw:enhanced-geometry svg:viewBox="0 0 21600 21600" draw:type="rectangle" draw:enhanced-path="M 0 0 L 21600 0 21600 21600 0 21600 0 0 Z N"/>
        </draw:custom-shape>
        <draw:custom-shape draw:name="Rectangle 14" draw:style-name="gr81" draw:text-style-name="P31" xml:id="id72" draw:id="id72" draw:layer="layout" svg:width="0.925cm" svg:height="1.277cm" svg:x="19.904cm" svg:y="11.007cm">
          <text:list text:style-name="L1">
            <text:list-header>
              <text:p text:style-name="P30"><text:span text:style-name="T5">2</text:span></text:p>
            </text:list-header>
          </text:list>
          <draw:enhanced-geometry svg:viewBox="0 0 21600 21600" draw:type="rectangle" draw:enhanced-path="M 0 0 L 21600 0 21600 21600 0 21600 0 0 Z N"/>
        </draw:custom-shape>
        <draw:custom-shape draw:name="Rectangle 15" draw:style-name="gr82" draw:text-style-name="P31" xml:id="id73" draw:id="id73" draw:layer="layout" svg:width="0.925cm" svg:height="1.277cm" svg:x="23.502cm" svg:y="11.007cm">
          <text:list text:style-name="L1">
            <text:list-header>
              <text:p text:style-name="P30"><text:span text:style-name="T5">2</text:span></text:p>
            </text:list-header>
          </text:list>
          <draw:enhanced-geometry svg:viewBox="0 0 21600 21600" draw:type="rectangle" draw:enhanced-path="M 0 0 L 21600 0 21600 21600 0 21600 0 0 Z N"/>
        </draw:custom-shape>
        <draw:custom-shape draw:name="Rectangle 48" draw:style-name="gr83" draw:text-style-name="P19" xml:id="id76" draw:id="id76" draw:layer="layout" svg:width="7.832cm" svg:height="2.293cm" svg:x="7.408cm" svg:y="13.97cm">
          <text:list text:style-name="L1">
            <text:list-header>
              <text:p text:style-name="P15"><text:span text:style-name="T5">First (</text:span><text:span text:style-name="T7">c</text:span><text:span text:style-name="T4">C</text:span><text:span text:style-name="T5">) = {</text:span><text:span text:style-name="T7">c</text:span><text:span text:style-name="T5">}, <text:s/></text:span></text:p>
              <text:p text:style-name="P15"><text:span text:style-name="T5">First (</text:span><text:span text:style-name="T8"></text:span><text:span text:style-name="T5">) = {</text:span><text:span text:style-name="T8"></text:span><text:span text:style-name="T5">}, <text:s/></text:span></text:p>
            </text:list-header>
          </text:list>
          <draw:enhanced-geometry svg:viewBox="0 0 21600 21600" draw:type="rectangle" draw:enhanced-path="M 0 0 L 21600 0 21600 21600 0 21600 0 0 Z N"/>
        </draw:custom-shape>
        <draw:custom-shape draw:name="Rectangle 17" draw:style-name="gr84" draw:text-style-name="P31" xml:id="id75" draw:id="id75" draw:layer="layout" svg:width="0.925cm" svg:height="1.277cm" svg:x="17.999cm" svg:y="12.488cm">
          <text:list text:style-name="L1">
            <text:list-header>
              <text:p text:style-name="P30"><text:span text:style-name="T5">3</text:span></text:p>
            </text:list-header>
          </text:list>
          <draw:enhanced-geometry svg:viewBox="0 0 21600 21600" draw:type="rectangle" draw:enhanced-path="M 0 0 L 21600 0 21600 21600 0 21600 0 0 Z N"/>
        </draw:custom-shape>
        <draw:custom-shape draw:name="Rectangle 48" draw:style-name="gr85" draw:text-style-name="P19" xml:id="id78" draw:id="id78" draw:layer="layout" svg:width="7.832cm" svg:height="1.277cm" svg:x="7.408cm" svg:y="15.875cm">
          <text:list text:style-name="L1">
            <text:list-header>
              <text:p text:style-name="P15"><text:span text:style-name="T5">Follow (</text:span><text:span text:style-name="T4">C</text:span><text:span text:style-name="T5">) = <text:s/>{</text:span><text:span text:style-name="T7">b, $</text:span><text:span text:style-name="T5">}</text:span></text:p>
            </text:list-header>
          </text:list>
          <draw:enhanced-geometry svg:viewBox="0 0 21600 21600" draw:type="rectangle" draw:enhanced-path="M 0 0 L 21600 0 21600 21600 0 21600 0 0 Z N"/>
        </draw:custom-shape>
        <draw:custom-shape draw:name="Rectangle 19" draw:style-name="gr86" draw:text-style-name="P31" xml:id="id77" draw:id="id77" draw:layer="layout" svg:width="0.939cm" svg:height="1.277cm" svg:x="21.802cm" svg:y="13.97cm">
          <text:list text:style-name="L1">
            <text:list-header>
              <text:p text:style-name="P30"><text:span text:style-name="T5">4</text:span></text:p>
            </text:list-header>
          </text:list>
          <draw:enhanced-geometry svg:viewBox="0 0 21600 21600" draw:type="rectangle" draw:enhanced-path="M 0 0 L 21600 0 21600 21600 0 21600 0 0 Z N"/>
        </draw:custom-shape>
        <draw:custom-shape draw:name="Rectangle 20" draw:style-name="gr87" draw:text-style-name="P31" xml:id="id79" draw:id="id79" draw:layer="layout" svg:width="0.925cm" svg:height="1.277cm" svg:x="20.115cm" svg:y="13.97cm">
          <text:list text:style-name="L1">
            <text:list-header>
              <text:p text:style-name="P30"><text:span text:style-name="T5">5</text:span></text:p>
            </text:list-header>
          </text:list>
          <draw:enhanced-geometry svg:viewBox="0 0 21600 21600" draw:type="rectangle" draw:enhanced-path="M 0 0 L 21600 0 21600 21600 0 21600 0 0 Z N"/>
        </draw:custom-shape>
        <draw:custom-shape draw:name="Rectangle 21" draw:style-name="gr88" draw:text-style-name="P31" xml:id="id80" draw:id="id80" draw:layer="layout" svg:width="0.925cm" svg:height="1.277cm" svg:x="23.502cm" svg:y="13.97cm">
          <text:list text:style-name="L1">
            <text:list-header>
              <text:p text:style-name="P30"><text:span text:style-name="T5">5</text:span></text:p>
            </text:list-header>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6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2" smil:attributeName="visibility" smil:to="visible"/>
                </anim:par>
                <anim:par smil:begin="0s" smil:fill="hold" presentation:node-type="with-previous" presentation:group-id="0" presentation:preset-class="entrance" presentation:preset-id="ooo-entrance-appear">
                  <anim:set smil:begin="0s" smil:dur="0.001s" smil:fill="hold" smil:targetElement="id7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9" smil:attributeName="visibility" smil:to="visible"/>
                </anim:par>
                <anim:par smil:begin="0s" smil:fill="hold" presentation:node-type="with-previous" presentation:group-id="0" presentation:preset-class="entrance" presentation:preset-id="ooo-entrance-appear">
                  <anim:set smil:begin="0s" smil:dur="0.001s" smil:fill="hold" smil:targetElement="id80" smil:attributeName="visibility" smil:to="visible"/>
                </anim:par>
              </anim:par>
            </anim:par>
          </anim:seq>
        </anim:par>
        <presentation:notes draw:style-name="dp3">
          <draw:page-thumbnail draw:style-name="gr20" draw:layer="layout" svg:width="13.335cm" svg:height="10.001cm" svg:x="3.492cm" svg:y="2.001cm" draw:page-number="11" presentation:class="page"/>
          <draw:frame presentation:style-name="pr3" draw:layer="layout" svg:width="14.904cm" svg:height="11.999cm" svg:x="2.708cm" svg:y="12.668cm" presentation:class="notes" presentation:placeholder="true">
            <draw:text-box/>
          </draw:frame>
        </presentation:notes>
      </draw:page>
      <draw:page draw:name="Condition for being an LL(1) grammar:" draw:style-name="dp1" draw:master-page-name="Default" presentation:use-date-time-name="dtd1">
        <draw:custom-shape draw:name="Date Placeholder 3" draw:style-name="gr89" draw:text-style-name="P2" draw:layer="layout" svg:width="5.292cm" svg:height="1.27cm" svg:x="1.905cm" svg:y="17.357cm">
          <text:list text:style-name="L1">
            <text:list-header>
              <text:p text:style-name="P1"><text:span text:style-name="T1">9/30/2014</text:span></text:p>
            </text:list-header>
          </text:list>
          <draw:enhanced-geometry svg:viewBox="0 0 21600 21600" draw:type="mso-spt202" draw:enhanced-path="M 0 0 L 21600 0 21600 21600 0 21600 0 0 Z N"/>
        </draw:custom-shape>
        <draw:custom-shape draw:name="Footer Placeholder 4" draw:style-name="gr90" draw:text-style-name="P4" draw:layer="layout" svg:width="8.044cm" svg:height="1.27cm" svg:x="8.678cm" svg:y="17.357cm">
          <text:list text:style-name="L1">
            <text:list-header>
              <text:p text:style-name="P3"><text:span text:style-name="T1">IT 327</text:span></text:p>
            </text:list-header>
          </text:list>
          <draw:enhanced-geometry svg:viewBox="0 0 21600 21600" draw:type="mso-spt202" draw:enhanced-path="M 0 0 L 21600 0 21600 21600 0 21600 0 0 Z N"/>
        </draw:custom-shape>
        <draw:custom-shape draw:name="Slide Number Placeholder 5" draw:style-name="gr91" draw:text-style-name="P6" draw:layer="layout" svg:width="5.292cm" svg:height="1.27cm" svg:x="18.203cm" svg:y="17.357cm">
          <text:list text:style-name="L1">
            <text:list-header>
              <text:p text:style-name="P5"><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8" draw:layer="layout" svg:width="20.108cm" svg:height="2.54cm" svg:x="2.117cm" svg:y="1.482cm" presentation:class="title" presentation:user-transformed="true">
          <draw:text-box>
            <text:list text:style-name="L3">
              <text:list-header>
                <text:p text:style-name="P7"><text:span text:style-name="T63">Condition for being an LL(1) grammar:</text:span></text:p>
              </text:list-header>
            </text:list>
          </draw:text-box>
        </draw:frame>
        <draw:custom-shape draw:name="Text Box 3" draw:style-name="gr92" draw:text-style-name="P2" draw:layer="layout" svg:width="18.651cm" svg:height="4.325cm" svg:x="3.598cm" svg:y="6.773cm">
          <text:list text:style-name="L6">
            <text:list-item>
              <text:p xml:id="id81" text:id="id81" text:style-name="P1"><text:span text:style-name="T5">First (</text:span><text:span text:style-name="T45"></text:span><text:span text:style-name="T5">) </text:span><text:span text:style-name="T15"></text:span><text:span text:style-name="T5"> First (</text:span><text:span text:style-name="T45"></text:span><text:span text:style-name="T5">) = <text:s/></text:span><text:span text:style-name="T15"></text:span><text:span text:style-name="T5">.</text:span></text:p>
              <text:p text:style-name="P1"><text:span text:style-name="T5"/></text:p>
              <text:p text:style-name="P1"><text:span text:style-name="T5"/></text:p>
            </text:list-item>
            <text:list-item>
              <text:p xml:id="id82" text:id="id82" text:style-name="P1"><text:span text:style-name="T5">If </text:span><text:span text:style-name="T8"></text:span><text:span text:style-name="T7"> </text:span><text:span text:style-name="T15"></text:span><text:span text:style-name="T7"> </text:span><text:span text:style-name="T5">First (</text:span><text:span text:style-name="T45"></text:span><text:span text:style-name="T5">), then <text:s/>First (</text:span><text:span text:style-name="T45"></text:span><text:span text:style-name="T5">) </text:span><text:span text:style-name="T15"></text:span><text:span text:style-name="T5"> Follow (</text:span><text:span text:style-name="T4">A</text:span><text:span text:style-name="T5">) = <text:s/></text:span><text:span text:style-name="T15"></text:span><text:span text:style-name="T5">.</text:span></text:p>
            </text:list-item>
          </text:list>
          <draw:enhanced-geometry svg:viewBox="0 0 21600 21600" draw:type="mso-spt202" draw:enhanced-path="M 0 0 L 21600 0 21600 21600 0 21600 0 0 Z N"/>
        </draw:custom-shape>
        <draw:custom-shape draw:name="Text Box 7" draw:style-name="gr93" draw:text-style-name="P2" draw:layer="layout" svg:width="17.568cm" svg:height="2.293cm" svg:x="0.847cm" svg:y="4.022cm">
          <text:list text:style-name="L1">
            <text:list-header>
              <text:p text:style-name="P1"><text:span text:style-name="T5">For every </text:span><text:span text:style-name="T4">A</text:span><text:span text:style-name="T5"> </text:span><text:span text:style-name="T15"></text:span><text:span text:style-name="T17"> </text:span><text:span text:style-name="T5">N with </text:span><text:span text:style-name="T4">A</text:span><text:span text:style-name="T5"> </text:span><text:span text:style-name="T6"></text:span><text:span text:style-name="T5"> </text:span><text:span text:style-name="T45"></text:span><text:span text:style-name="T4">, A </text:span><text:span text:style-name="T6"></text:span><text:span text:style-name="T5"> </text:span><text:span text:style-name="T45"></text:span><text:span text:style-name="T5"> and </text:span><text:span text:style-name="T45"></text:span><text:span text:style-name="T4"> </text:span><text:span text:style-name="T20"></text:span><text:span text:style-name="T4"> </text:span><text:span text:style-name="T20"></text:span><text:span text:style-name="T5"> </text:span></text:p>
              <text:p text:style-name="P1"><text:span text:style-name="T5"/></text:p>
            </text:list-header>
          </text:list>
          <draw:enhanced-geometry svg:viewBox="0 0 21600 21600" draw:type="mso-spt202" draw:enhanced-path="M 0 0 L 21600 0 21600 21600 0 21600 0 0 Z N"/>
        </draw:custom-shape>
        <draw:custom-shape draw:name="Text Box 8" draw:style-name="gr94" draw:text-style-name="P2" xml:id="id83" draw:id="id83" draw:layer="layout" svg:width="14.747cm" svg:height="1.277cm" svg:x="1.27cm" svg:y="12.912cm">
          <text:list text:style-name="L4">
            <text:list-header>
              <text:p text:style-name="P1"><text:span text:style-name="T4">Q: Can an LL(1) grammar be ambiguous?</text:span></text:p>
            </text:list-header>
          </text:list>
          <draw:enhanced-geometry svg:viewBox="0 0 21600 21600" draw:type="mso-spt202" draw:enhanced-path="M 0 0 L 21600 0 21600 21600 0 21600 0 0 Z N"/>
        </draw:custom-shape>
        <draw:custom-shape draw:name="Text Box 9" draw:style-name="gr95" draw:text-style-name="P2" xml:id="id84" draw:id="id84" draw:layer="layout" svg:width="2.805cm" svg:height="1.277cm" svg:x="16.722cm" svg:y="12.912cm">
          <text:list text:style-name="L4">
            <text:list-header>
              <text:p text:style-name="P1"><text:span text:style-name="T4">A: No.</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smil:additive="base"/>
                  <anim:animate smil:dur="0.5s" smil:fill="hold" smil:targetElement="id84" smil:attributeName="y" smil:values="1+height/2;y" smil:keyTimes="0;1" smil:additive="base"/>
                </anim:par>
              </anim:par>
            </anim:par>
          </anim:seq>
        </anim:par>
        <presentation:notes draw:style-name="dp3">
          <draw:page-thumbnail draw:style-name="gr20" draw:layer="layout" svg:width="13.335cm" svg:height="10.001cm" svg:x="3.492cm" svg:y="2.001cm" draw:page-number="12" presentation:class="page"/>
          <draw:frame presentation:style-name="pr3" draw:layer="layout" svg:width="14.904cm" svg:height="11.999cm" svg:x="2.708cm" svg:y="12.668cm" presentation:class="notes" presentation:placeholder="true">
            <draw:text-box/>
          </draw:frame>
        </presentation:notes>
      </draw:page>
      <draw:page draw:name="Another Example:" draw:style-name="dp1" draw:master-page-name="Default" presentation:use-date-time-name="dtd1">
        <draw:custom-shape draw:name="Date Placeholder 3" draw:style-name="gr96" draw:text-style-name="P2" draw:layer="layout" svg:width="5.292cm" svg:height="1.27cm" svg:x="1.905cm" svg:y="17.357cm">
          <text:list text:style-name="L1">
            <text:list-header>
              <text:p text:style-name="P1"><text:span text:style-name="T1">9/30/2014</text:span></text:p>
            </text:list-header>
          </text:list>
          <draw:enhanced-geometry svg:viewBox="0 0 21600 21600" draw:type="mso-spt202" draw:enhanced-path="M 0 0 L 21600 0 21600 21600 0 21600 0 0 Z N"/>
        </draw:custom-shape>
        <draw:custom-shape draw:name="Footer Placeholder 4" draw:style-name="gr97" draw:text-style-name="P4" draw:layer="layout" svg:width="8.044cm" svg:height="1.27cm" svg:x="8.678cm" svg:y="17.357cm">
          <text:list text:style-name="L1">
            <text:list-header>
              <text:p text:style-name="P3"><text:span text:style-name="T1">IT 327</text:span></text:p>
            </text:list-header>
          </text:list>
          <draw:enhanced-geometry svg:viewBox="0 0 21600 21600" draw:type="mso-spt202" draw:enhanced-path="M 0 0 L 21600 0 21600 21600 0 21600 0 0 Z N"/>
        </draw:custom-shape>
        <draw:custom-shape draw:name="Slide Number Placeholder 5" draw:style-name="gr98" draw:text-style-name="P6" draw:layer="layout" svg:width="5.292cm" svg:height="1.27cm" svg:x="18.203cm" svg:y="17.357cm">
          <text:list text:style-name="L1">
            <text:list-header>
              <text:p text:style-name="P5"><text:span text:style-name="T1"><text:page-number>&lt;number&gt;</text:page-number></text:span></text:p>
            </text:list-header>
          </text:list>
          <draw:enhanced-geometry svg:viewBox="0 0 21600 21600" draw:type="mso-spt202" draw:enhanced-path="M 0 0 L 21600 0 21600 21600 0 21600 0 0 Z N"/>
        </draw:custom-shape>
        <draw:frame presentation:style-name="pr8" draw:text-style-name="P8" draw:layer="layout" svg:width="10.583cm" svg:height="1.27cm" svg:x="1.269cm" svg:y="0.847cm" presentation:class="title" presentation:user-transformed="true">
          <draw:text-box>
            <text:list text:style-name="L1">
              <text:list-header>
                <text:p text:style-name="P7"><text:span text:style-name="T2">Another Example:</text:span></text:p>
              </text:list-header>
            </text:list>
          </draw:text-box>
        </draw:frame>
        <draw:custom-shape draw:name="Text Box 4" draw:style-name="gr99" draw:text-style-name="P2" draw:layer="layout" svg:width="5.713cm" svg:height="6.357cm" svg:x="2.963cm" svg:y="4.868cm">
          <text:list text:style-name="L2">
            <text:list-item>
              <text:p text:style-name="P1"><text:span text:style-name="T4">E</text:span><text:span text:style-name="T5"> <text:s/></text:span><text:span text:style-name="T6"></text:span><text:span text:style-name="T5"> </text:span><text:span text:style-name="T4">E </text:span><text:span text:style-name="T64">+ </text:span><text:span text:style-name="T4">T</text:span></text:p>
            </text:list-item>
            <text:list-item>
              <text:p text:style-name="P1"><text:span text:style-name="T4">E</text:span><text:span text:style-name="T7"> <text:s/></text:span><text:span text:style-name="T6"></text:span><text:span text:style-name="T7"> </text:span><text:span text:style-name="T4">T</text:span></text:p>
            </text:list-item>
            <text:list-item>
              <text:p text:style-name="P1"><text:span text:style-name="T4">T</text:span><text:span text:style-name="T5"> <text:s/></text:span><text:span text:style-name="T6"></text:span><text:span text:style-name="T5"> </text:span><text:span text:style-name="T4">T </text:span><text:span text:style-name="T7">* </text:span><text:span text:style-name="T4">F</text:span></text:p>
            </text:list-item>
            <text:list-item>
              <text:p text:style-name="P1"><text:span text:style-name="T4">T</text:span><text:span text:style-name="T5"> <text:s/></text:span><text:span text:style-name="T6"></text:span><text:span text:style-name="T5"> </text:span><text:span text:style-name="T4">F</text:span></text:p>
            </text:list-item>
            <text:list-item>
              <text:p text:style-name="P1"><text:span text:style-name="T4">F</text:span><text:span text:style-name="T5"> <text:s/></text:span><text:span text:style-name="T6"></text:span><text:span text:style-name="T5"> </text:span><text:span text:style-name="T7">( </text:span><text:span text:style-name="T4">E </text:span><text:span text:style-name="T7">)</text:span></text:p>
            </text:list-item>
            <text:list-item>
              <text:p text:style-name="P1"><text:span text:style-name="T4">F</text:span><text:span text:style-name="T5"> <text:s/></text:span><text:span text:style-name="T6"></text:span><text:span text:style-name="T5"> </text:span><text:span text:style-name="T7">id</text:span></text:p>
            </text:list-item>
          </text:list>
          <draw:enhanced-geometry svg:viewBox="0 0 21600 21600" draw:type="mso-spt202" draw:enhanced-path="M 0 0 L 21600 0 21600 21600 0 21600 0 0 Z N"/>
        </draw:custom-shape>
        <draw:custom-shape draw:name="Text Box 5" draw:style-name="gr100" draw:text-style-name="P2" xml:id="id85" draw:id="id85" draw:layer="layout" svg:width="6.197cm" svg:height="8.389cm" svg:x="13.758cm" svg:y="4.445cm">
          <text:list text:style-name="L2">
            <text:list-item>
              <text:p text:style-name="P1"><text:span text:style-name="T4">E</text:span><text:span text:style-name="T5"> <text:s/></text:span><text:span text:style-name="T6"></text:span><text:span text:style-name="T5"> </text:span><text:span text:style-name="T4">T E’</text:span></text:p>
            </text:list-item>
            <text:list-item>
              <text:p text:style-name="P1"><text:span text:style-name="T4">E’ <text:s/></text:span><text:span text:style-name="T6"></text:span><text:span text:style-name="T4"> </text:span><text:span text:style-name="T64">+ </text:span><text:span text:style-name="T4">T E’</text:span></text:p>
            </text:list-item>
            <text:list-item>
              <text:p text:style-name="P1"><text:span text:style-name="T4">E’ <text:s/></text:span><text:span text:style-name="T6"></text:span><text:span text:style-name="T4"> </text:span><text:span text:style-name="T8"></text:span></text:p>
            </text:list-item>
            <text:list-item>
              <text:p text:style-name="P1"><text:span text:style-name="T4">T</text:span><text:span text:style-name="T5"> <text:s text:c="2"/></text:span><text:span text:style-name="T6"></text:span><text:span text:style-name="T5"> </text:span><text:span text:style-name="T4">F T’</text:span></text:p>
            </text:list-item>
            <text:list-item>
              <text:p text:style-name="P1"><text:span text:style-name="T4">T’</text:span><text:span text:style-name="T5"> <text:s/></text:span><text:span text:style-name="T6"></text:span><text:span text:style-name="T5"> </text:span><text:span text:style-name="T7">* </text:span><text:span text:style-name="T4">F T’</text:span></text:p>
            </text:list-item>
            <text:list-item>
              <text:p text:style-name="P1"><text:span text:style-name="T4">T’ <text:s/></text:span><text:span text:style-name="T6"></text:span><text:span text:style-name="T4"> </text:span><text:span text:style-name="T8"></text:span></text:p>
            </text:list-item>
            <text:list-item>
              <text:p text:style-name="P1"><text:span text:style-name="T4">F</text:span><text:span text:style-name="T5"> <text:s text:c="2"/></text:span><text:span text:style-name="T6"></text:span><text:span text:style-name="T5"> </text:span><text:span text:style-name="T7">( </text:span><text:span text:style-name="T4">E </text:span><text:span text:style-name="T7">)</text:span></text:p>
            </text:list-item>
            <text:list-item>
              <text:p text:style-name="P1"><text:span text:style-name="T4">F</text:span><text:span text:style-name="T5"> <text:s text:c="2"/></text:span><text:span text:style-name="T6"></text:span><text:span text:style-name="T5"> </text:span><text:span text:style-name="T7">id</text:span></text:p>
            </text:list-item>
          </text:list>
          <draw:enhanced-geometry svg:viewBox="0 0 21600 21600" draw:type="mso-spt202" draw:enhanced-path="M 0 0 L 21600 0 21600 21600 0 21600 0 0 Z N"/>
        </draw:custom-shape>
        <draw:line draw:name="Line 6" draw:style-name="gr101" draw:text-style-name="P14" draw:layer="layout" svg:x1="9.948cm" svg:y1="7.832cm" svg:x2="12.488cm" svg:y2="7.832cm">
          <text:p/>
        </draw:lin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85" smil:attributeName="visibility" smil:to="visible"/>
                  <anim:transitionFilter smil:dur="0.5s" smil:targetElement="id85" smil:type="blindsWipe" smil:subtype="horizontal"/>
                </anim:par>
              </anim:par>
            </anim:par>
          </anim:seq>
        </anim:par>
        <presentation:notes draw:style-name="dp3">
          <draw:page-thumbnail draw:style-name="gr20" draw:layer="layout" svg:width="13.335cm" svg:height="10.001cm" svg:x="3.492cm" svg:y="2.001cm" draw:page-number="13" presentation:class="page"/>
          <draw:frame presentation:style-name="pr3" draw:layer="layout" svg:width="14.904cm" svg:height="11.999cm" svg:x="2.708cm" svg:y="12.668cm" presentation:class="notes" presentation:placeholder="true">
            <draw:text-box/>
          </draw:frame>
        </presentation:notes>
      </draw:page>
      <draw:page draw:name="First and Follow Sets" draw:style-name="dp1" draw:master-page-name="Default" presentation:use-date-time-name="dtd1">
        <draw:custom-shape draw:name="Date Placeholder 3" draw:style-name="gr102" draw:text-style-name="P2" draw:layer="layout" svg:width="5.292cm" svg:height="1.27cm" svg:x="1.905cm" svg:y="17.357cm">
          <text:list text:style-name="L1">
            <text:list-header>
              <text:p text:style-name="P1"><text:span text:style-name="T1">9/30/2014</text:span></text:p>
            </text:list-header>
          </text:list>
          <draw:enhanced-geometry svg:viewBox="0 0 21600 21600" draw:type="mso-spt202" draw:enhanced-path="M 0 0 L 21600 0 21600 21600 0 21600 0 0 Z N"/>
        </draw:custom-shape>
        <draw:custom-shape draw:name="Footer Placeholder 4" draw:style-name="gr103" draw:text-style-name="P4" draw:layer="layout" svg:width="8.044cm" svg:height="1.27cm" svg:x="8.678cm" svg:y="17.357cm">
          <text:list text:style-name="L1">
            <text:list-header>
              <text:p text:style-name="P3"><text:span text:style-name="T1">IT 327</text:span></text:p>
            </text:list-header>
          </text:list>
          <draw:enhanced-geometry svg:viewBox="0 0 21600 21600" draw:type="mso-spt202" draw:enhanced-path="M 0 0 L 21600 0 21600 21600 0 21600 0 0 Z N"/>
        </draw:custom-shape>
        <draw:custom-shape draw:name="Slide Number Placeholder 5" draw:style-name="gr104" draw:text-style-name="P6" draw:layer="layout" svg:width="5.292cm" svg:height="1.27cm" svg:x="18.203cm" svg:y="17.357cm">
          <text:list text:style-name="L1">
            <text:list-header>
              <text:p text:style-name="P5"><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8" draw:layer="layout" svg:width="13.759cm" svg:height="1.482cm" svg:x="8.042cm" svg:y="0.423cm" presentation:class="title" presentation:user-transformed="true">
          <draw:text-box>
            <text:list text:style-name="L7">
              <text:list-header>
                <text:p text:style-name="P7"><text:span text:style-name="T65">First and Follow Sets</text:span></text:p>
              </text:list-header>
            </text:list>
          </draw:text-box>
        </draw:frame>
        <draw:custom-shape draw:name="Text Box 4" draw:style-name="gr105" draw:text-style-name="P2" draw:layer="layout" svg:width="6.35cm" svg:height="8.389cm" svg:x="0.635cm" svg:y="2.752cm">
          <text:list text:style-name="L2">
            <text:list-item>
              <text:p text:style-name="P1"><text:span text:style-name="T4">E</text:span><text:span text:style-name="T5"> <text:s/></text:span><text:span text:style-name="T6"></text:span><text:span text:style-name="T5"> </text:span><text:span text:style-name="T4">T E’</text:span></text:p>
            </text:list-item>
            <text:list-item>
              <text:p text:style-name="P1"><text:span text:style-name="T4">E’ <text:s/></text:span><text:span text:style-name="T6"></text:span><text:span text:style-name="T4"> </text:span><text:span text:style-name="T64">+ </text:span><text:span text:style-name="T4">T E’</text:span></text:p>
            </text:list-item>
            <text:list-item>
              <text:p text:style-name="P1"><text:span text:style-name="T4">E’ <text:s/></text:span><text:span text:style-name="T6"></text:span><text:span text:style-name="T4"> </text:span><text:span text:style-name="T8"></text:span></text:p>
            </text:list-item>
            <text:list-item>
              <text:p text:style-name="P1"><text:span text:style-name="T4">T</text:span><text:span text:style-name="T5"> <text:s text:c="2"/></text:span><text:span text:style-name="T6"></text:span><text:span text:style-name="T5"> </text:span><text:span text:style-name="T4">F T’</text:span></text:p>
            </text:list-item>
            <text:list-item>
              <text:p text:style-name="P1"><text:span text:style-name="T4">T’</text:span><text:span text:style-name="T5"> <text:s/></text:span><text:span text:style-name="T6"></text:span><text:span text:style-name="T5"> </text:span><text:span text:style-name="T7">* </text:span><text:span text:style-name="T4">F T’</text:span></text:p>
            </text:list-item>
            <text:list-item>
              <text:p text:style-name="P1"><text:span text:style-name="T4">T’ <text:s/></text:span><text:span text:style-name="T6"></text:span><text:span text:style-name="T4"> </text:span><text:span text:style-name="T8"></text:span></text:p>
            </text:list-item>
            <text:list-item>
              <text:p text:style-name="P1"><text:span text:style-name="T4">F</text:span><text:span text:style-name="T5"> <text:s text:c="2"/></text:span><text:span text:style-name="T6"></text:span><text:span text:style-name="T5"> </text:span><text:span text:style-name="T7">( </text:span><text:span text:style-name="T4">E </text:span><text:span text:style-name="T7">)</text:span></text:p>
            </text:list-item>
            <text:list-item>
              <text:p text:style-name="P1"><text:span text:style-name="T4">F</text:span><text:span text:style-name="T5"> <text:s text:c="2"/></text:span><text:span text:style-name="T6"></text:span><text:span text:style-name="T5"> </text:span><text:span text:style-name="T7">id</text:span></text:p>
            </text:list-item>
          </text:list>
          <draw:enhanced-geometry svg:viewBox="0 0 21600 21600" draw:type="mso-spt202" draw:enhanced-path="M 0 0 L 21600 0 21600 21600 0 21600 0 0 Z N"/>
        </draw:custom-shape>
        <draw:custom-shape draw:name="Text Box 5" draw:style-name="gr106" draw:text-style-name="P2" draw:layer="layout" svg:width="11.642cm" svg:height="5.341cm" svg:x="8.255cm" svg:y="2.54cm">
          <text:list text:style-name="L1">
            <text:list-header>
              <text:p xml:id="id86" text:id="id86" text:style-name="P1"><text:span text:style-name="T5">First (</text:span><text:span text:style-name="T4">F</text:span><text:span text:style-name="T5">) = { </text:span><text:span text:style-name="T7">(</text:span><text:span text:style-name="T5">, </text:span><text:span text:style-name="T7">id</text:span><text:span text:style-name="T5"> }</text:span></text:p>
              <text:p xml:id="id87" text:id="id87" text:style-name="P1"><text:span text:style-name="T5">First (</text:span><text:span text:style-name="T4">T’</text:span><text:span text:style-name="T5">) = { </text:span><text:span text:style-name="T7">*</text:span><text:span text:style-name="T5">, </text:span><text:span text:style-name="T8"></text:span><text:span text:style-name="T7"> </text:span><text:span text:style-name="T5">}</text:span></text:p>
              <text:p xml:id="id88" text:id="id88" text:style-name="P1"><text:span text:style-name="T5">First (</text:span><text:span text:style-name="T4">T</text:span><text:span text:style-name="T5">) = First (</text:span><text:span text:style-name="T4">FT’</text:span><text:span text:style-name="T5">) = { </text:span><text:span text:style-name="T7">(</text:span><text:span text:style-name="T5">, </text:span><text:span text:style-name="T7">id</text:span><text:span text:style-name="T5"> }</text:span></text:p>
              <text:p xml:id="id89" text:id="id89" text:style-name="P1"><text:span text:style-name="T5">First (</text:span><text:span text:style-name="T4">E’</text:span><text:span text:style-name="T5">) = { </text:span><text:span text:style-name="T64">+</text:span><text:span text:style-name="T5">, </text:span><text:span text:style-name="T8"></text:span><text:span text:style-name="T7"> </text:span><text:span text:style-name="T5">}</text:span></text:p>
              <text:p xml:id="id90" text:id="id90" text:style-name="P1"><text:span text:style-name="T5">First (</text:span><text:span text:style-name="T4">E</text:span><text:span text:style-name="T5">) = First (</text:span><text:span text:style-name="T4">TE’</text:span><text:span text:style-name="T5">) = {</text:span><text:span text:style-name="T7">(</text:span><text:span text:style-name="T5">, </text:span><text:span text:style-name="T7">id</text:span><text:span text:style-name="T5"> }</text:span></text:p>
            </text:list-header>
          </text:list>
          <draw:enhanced-geometry svg:viewBox="0 0 21600 21600" draw:type="mso-spt202" draw:enhanced-path="M 0 0 L 21600 0 21600 21600 0 21600 0 0 Z N"/>
        </draw:custom-shape>
        <draw:custom-shape draw:name="Text Box 6" draw:style-name="gr107" draw:text-style-name="P2" xml:id="id111" draw:id="id111" draw:layer="layout" svg:width="3.81cm" svg:height="5.341cm" svg:x="16.933cm" svg:y="8.89cm">
          <text:list text:style-name="L1">
            <text:list-header>
              <text:p text:style-name="P1"><text:span text:style-name="T5">{ </text:span><text:span text:style-name="T7">)</text:span><text:span text:style-name="T5">, </text:span><text:span text:style-name="T7">$</text:span><text:span text:style-name="T5"> }</text:span></text:p>
              <text:p text:style-name="P1"><text:span text:style-name="T5">{</text:span><text:span text:style-name="T7">)</text:span><text:span text:style-name="T5">, </text:span><text:span text:style-name="T7">$</text:span><text:span text:style-name="T5"> }</text:span></text:p>
              <text:p text:style-name="P1"><text:span text:style-name="T5">{ </text:span><text:span text:style-name="T64">+</text:span><text:span text:style-name="T5">,</text:span><text:span text:style-name="T64"> </text:span><text:span text:style-name="T7">)</text:span><text:span text:style-name="T5">, </text:span><text:span text:style-name="T7">$</text:span><text:span text:style-name="T5"> }</text:span></text:p>
              <text:p text:style-name="P1"><text:span text:style-name="T5">{ </text:span><text:span text:style-name="T64">+</text:span><text:span text:style-name="T5">}</text:span></text:p>
              <text:p text:style-name="P1"><text:span text:style-name="T5">{ </text:span><text:span text:style-name="T64">+</text:span><text:span text:style-name="T5">,</text:span><text:span text:style-name="T7">* </text:span><text:span text:style-name="T5">}</text:span></text:p>
            </text:list-header>
          </text:list>
          <draw:enhanced-geometry svg:viewBox="0 0 21600 21600" draw:type="mso-spt202" draw:enhanced-path="M 0 0 L 21600 0 21600 21600 0 21600 0 0 Z N"/>
        </draw:custom-shape>
        <draw:custom-shape draw:name="Text Box 7" draw:style-name="gr108" draw:text-style-name="P2" xml:id="id91" draw:id="id91" draw:layer="layout" svg:width="4.869cm" svg:height="5.341cm" svg:x="6.773cm" svg:y="8.89cm">
          <text:list text:style-name="L1">
            <text:list-header>
              <text:p text:style-name="P1"><text:span text:style-name="T5">Follow (</text:span><text:span text:style-name="T4">E</text:span><text:span text:style-name="T5">) </text:span></text:p>
              <text:p text:style-name="P1"><text:span text:style-name="T5">Follow (</text:span><text:span text:style-name="T4">E’</text:span><text:span text:style-name="T5">)</text:span></text:p>
              <text:p text:style-name="P1"><text:span text:style-name="T5">Follow (</text:span><text:span text:style-name="T4">T</text:span><text:span text:style-name="T5">)</text:span></text:p>
              <text:p text:style-name="P1"><text:span text:style-name="T5">Follow (</text:span><text:span text:style-name="T4">T’</text:span><text:span text:style-name="T5">)</text:span></text:p>
              <text:p text:style-name="P1"><text:span text:style-name="T5">Follow (</text:span><text:span text:style-name="T4">F</text:span><text:span text:style-name="T5">)</text:span></text:p>
            </text:list-header>
          </text:list>
          <draw:enhanced-geometry svg:viewBox="0 0 21600 21600" draw:type="mso-spt202" draw:enhanced-path="M 0 0 L 21600 0 21600 21600 0 21600 0 0 Z N"/>
        </draw:custom-shape>
        <draw:custom-shape draw:name="Text Box 10" draw:style-name="gr109" draw:text-style-name="P2" xml:id="id95" draw:id="id95" draw:layer="layout" svg:width="11.132cm" svg:height="1.277cm" svg:x="2.963cm" svg:y="15.24cm">
          <text:list text:style-name="L7">
            <text:list-header>
              <text:p text:style-name="P1"><text:span text:style-name="T66">check those caused by first sets</text:span></text:p>
            </text:list-header>
          </text:list>
          <draw:enhanced-geometry svg:viewBox="0 0 21600 21600" draw:type="mso-spt202" draw:enhanced-path="M 0 0 L 21600 0 21600 21600 0 21600 0 0 Z N"/>
        </draw:custom-shape>
        <draw:custom-shape draw:name="Text Box 11" draw:style-name="gr110" draw:text-style-name="P2" xml:id="id106" draw:id="id106" draw:layer="layout" svg:width="3.872cm" svg:height="1.785cm" svg:x="16.087cm" svg:y="14.393cm">
          <text:list text:style-name="L4">
            <text:list-header>
              <text:p text:style-name="P1"><text:span text:style-name="T67">E to E’ and T</text:span></text:p>
              <text:p text:style-name="P1"><text:span text:style-name="T67">T to T’ and F</text:span></text:p>
            </text:list-header>
          </text:list>
          <draw:enhanced-geometry svg:viewBox="0 0 21600 21600" draw:type="mso-spt202" draw:enhanced-path="M 0 0 L 21600 0 21600 21600 0 21600 0 0 Z N"/>
        </draw:custom-shape>
        <draw:custom-shape draw:name="Text Box 12" draw:style-name="gr111" draw:text-style-name="P2" xml:id="id116" draw:id="id116" draw:layer="layout" svg:width="4.657cm" svg:height="5.341cm" svg:x="20.743cm" svg:y="8.89cm">
          <text:list text:style-name="L1">
            <text:list-header>
              <text:p text:style-name="P1"><text:span text:style-name="T5">{ </text:span><text:span text:style-name="T7">)</text:span><text:span text:style-name="T5">, </text:span><text:span text:style-name="T7">$</text:span><text:span text:style-name="T5"> }</text:span></text:p>
              <text:p text:style-name="P1"><text:span text:style-name="T5">{</text:span><text:span text:style-name="T7">)</text:span><text:span text:style-name="T5">, </text:span><text:span text:style-name="T7">$</text:span><text:span text:style-name="T5"> }</text:span></text:p>
              <text:p text:style-name="P1"><text:span text:style-name="T5">{ </text:span><text:span text:style-name="T64">+</text:span><text:span text:style-name="T5">,</text:span><text:span text:style-name="T64"> </text:span><text:span text:style-name="T7">)</text:span><text:span text:style-name="T5">, </text:span><text:span text:style-name="T7">$</text:span><text:span text:style-name="T5"> }</text:span></text:p>
              <text:p text:style-name="P1"><text:span text:style-name="T5">{</text:span><text:span text:style-name="T64">+</text:span><text:span text:style-name="T5">,</text:span><text:span text:style-name="T64"> </text:span><text:span text:style-name="T7">)</text:span><text:span text:style-name="T5">, </text:span><text:span text:style-name="T7">$</text:span><text:span text:style-name="T5"> }</text:span></text:p>
              <text:p text:style-name="P1"><text:span text:style-name="T5">{</text:span><text:span text:style-name="T64">+ </text:span><text:span text:style-name="T5">,</text:span><text:span text:style-name="T7">*</text:span><text:span text:style-name="T5">, </text:span><text:span text:style-name="T7">)</text:span><text:span text:style-name="T5">, </text:span><text:span text:style-name="T7">$</text:span><text:span text:style-name="T5"> }</text:span></text:p>
            </text:list-header>
          </text:list>
          <draw:enhanced-geometry svg:viewBox="0 0 21600 21600" draw:type="mso-spt202" draw:enhanced-path="M 0 0 L 21600 0 21600 21600 0 21600 0 0 Z N"/>
        </draw:custom-shape>
        <draw:custom-shape draw:name="Text Box 13" draw:style-name="gr112" draw:text-style-name="P2" xml:id="id102" draw:id="id102" draw:layer="layout" svg:width="2.963cm" svg:height="5.341cm" svg:x="13.97cm" svg:y="8.89cm">
          <text:list text:style-name="L1">
            <text:list-header>
              <text:p text:style-name="P1"><text:span text:style-name="T5">{</text:span><text:span text:style-name="T7">)</text:span><text:span text:style-name="T5">, </text:span><text:span text:style-name="T7">$</text:span><text:span text:style-name="T5"> }</text:span></text:p>
              <text:p text:style-name="P1"><text:span text:style-name="T5">{}</text:span></text:p>
              <text:p text:style-name="P1"><text:span text:style-name="T5">{</text:span><text:span text:style-name="T64">+</text:span><text:span text:style-name="T5">}</text:span></text:p>
              <text:p text:style-name="P1"><text:span text:style-name="T5">{}</text:span></text:p>
              <text:p text:style-name="P1"><text:span text:style-name="T5">{</text:span><text:span text:style-name="T7">*</text:span><text:span text:style-name="T5">}</text:span></text:p>
            </text:list-header>
          </text:list>
          <draw:enhanced-geometry svg:viewBox="0 0 21600 21600" draw:type="mso-spt202" draw:enhanced-path="M 0 0 L 21600 0 21600 21600 0 21600 0 0 Z N"/>
        </draw:custom-shape>
        <draw:custom-shape draw:name="Text Box 14" draw:style-name="gr113" draw:text-style-name="P2" xml:id="id92" draw:id="id92" draw:layer="layout" svg:width="2.328cm" svg:height="5.341cm" svg:x="11.642cm" svg:y="8.89cm">
          <text:list text:style-name="L1">
            <text:list-header>
              <text:p text:style-name="P1"><text:span text:style-name="T5">{</text:span><text:span text:style-name="T7">$</text:span><text:span text:style-name="T5"> }</text:span></text:p>
              <text:p text:style-name="P1"><text:span text:style-name="T5">{}</text:span></text:p>
              <text:p text:style-name="P1"><text:span text:style-name="T5">{}</text:span></text:p>
              <text:p text:style-name="P1"><text:span text:style-name="T5">{}</text:span></text:p>
              <text:p text:style-name="P1"><text:span text:style-name="T5">{}</text:span></text:p>
            </text:list-header>
          </text:list>
          <draw:enhanced-geometry svg:viewBox="0 0 21600 21600" draw:type="mso-spt202" draw:enhanced-path="M 0 0 L 21600 0 21600 21600 0 21600 0 0 Z N"/>
        </draw:custom-shape>
        <draw:custom-shape draw:name="Text Box 15" draw:style-name="gr114" draw:text-style-name="P2" xml:id="id94" draw:id="id94" draw:layer="layout" svg:width="4.799cm" svg:height="1.277cm" svg:x="6.773cm" svg:y="14.182cm">
          <text:list text:style-name="L7">
            <text:list-header>
              <text:p text:style-name="P1"><text:span text:style-name="T66">initialization</text:span></text:p>
            </text:list-header>
          </text:list>
          <draw:enhanced-geometry svg:viewBox="0 0 21600 21600" draw:type="mso-spt202" draw:enhanced-path="M 0 0 L 21600 0 21600 21600 0 21600 0 0 Z N"/>
        </draw:custom-shape>
        <draw:custom-shape draw:name="Text Box 16" draw:style-name="gr115" draw:text-style-name="P2" xml:id="id103" draw:id="id103" draw:layer="layout" svg:width="21.41cm" svg:height="1.277cm" svg:x="0.423cm" svg:y="16.087cm">
          <text:list text:style-name="L7">
            <text:list-header>
              <text:p text:style-name="P1"><text:span text:style-name="T66">check those caused by the follow sets from the previous stage</text:span></text:p>
            </text:list-header>
          </text:list>
          <draw:enhanced-geometry svg:viewBox="0 0 21600 21600" draw:type="mso-spt202" draw:enhanced-path="M 0 0 L 21600 0 21600 21600 0 21600 0 0 Z N"/>
        </draw:custom-shape>
        <draw:custom-shape draw:name="Freeform 19" draw:style-name="gr116" draw:text-style-name="P8" xml:id="id93" draw:id="id93" draw:layer="layout" svg:width="1.058cm" svg:height="0.635cm" svg:x="11.43cm" svg:y="14.393cm">
          <text:p/>
          <draw:enhanced-geometry svg:viewBox="0 0 240 144" draw:extrusion-allowed="true" draw:text-areas="0 0 240 144" draw:glue-points="0 2147483646 2147483646 2147483646 2147483646 0" draw:glue-point-type="0 2147483646 2147483646 2147483646 2147483646 0" draw:type="non-primitive" draw:enhanced-path="M 0 144 C 76 132 152 120 192 96 C 232 72 236 36 240 0 N">
            <draw:equation draw:name="f0" draw:formula="144+76-132"/>
            <draw:equation draw:name="f1" draw:formula=""/>
            <draw:equation draw:name="f2" draw:formula=""/>
            <draw:equation draw:name="f3" draw:formula=""/>
            <draw:equation draw:name="f4" draw:formula="(16384+8193)/2"/>
            <draw:equation draw:name="f5" draw:formula="3+4-"/>
            <draw:equation draw:name="f6" draw:formula="-2-32767"/>
          </draw:enhanced-geometry>
        </draw:custom-shape>
        <draw:custom-shape draw:name="Freeform 20" draw:style-name="gr117" draw:text-style-name="P8" xml:id="id101" draw:id="id101" draw:layer="layout" svg:width="1.27cm" svg:height="1.27cm" svg:x="13.97cm" svg:y="14.605cm">
          <text:p/>
          <draw:enhanced-geometry svg:viewBox="0 0 288 288" draw:extrusion-allowed="true" draw:text-areas="0 0 288 288" draw:glue-points="0 2147483646 2147483646 2147483646 2147483646 0" draw:glue-point-type="0 2147483646 2147483646 2147483646 2147483646 0" draw:type="non-primitive" draw:enhanced-path="M 0 288 C 72 288 144 288 192 240 C 240 192 264 96 288 0 N">
            <draw:equation draw:name="f0" draw:formula="288+72-288"/>
            <draw:equation draw:name="f1" draw:formula=""/>
            <draw:equation draw:name="f2" draw:formula=""/>
            <draw:equation draw:name="f3" draw:formula=""/>
            <draw:equation draw:name="f4" draw:formula="(16384+8193)/2"/>
            <draw:equation draw:name="f5" draw:formula="3+4-"/>
            <draw:equation draw:name="f6" draw:formula="-2-32767"/>
          </draw:enhanced-geometry>
        </draw:custom-shape>
        <draw:custom-shape draw:name="Freeform 23" draw:style-name="gr118" draw:text-style-name="P8" xml:id="id118" draw:id="id118" draw:layer="layout" svg:width="2.152cm" svg:height="2.329cm" svg:x="20.108cm" svg:y="14.393cm">
          <text:p/>
          <draw:enhanced-geometry svg:viewBox="0 0 488 528" draw:extrusion-allowed="true" draw:text-areas="0 0 488 528" draw:glue-points="2147483646 2147483646 2147483646 2147483646 2147483646 2147483646 0 0" draw:glue-point-type="2147483646 2147483646 2147483646 2147483646 2147483646 2147483646 0 0" draw:type="non-primitive" draw:enhanced-path="M 432 528 C 460 476 488 424 432 384 C 376 344 168 352 96 288 C 24 224 12 112 0 0 N">
            <draw:equation draw:name="f0" draw:formula=""/>
            <draw:equation draw:name="f1" draw:formula=""/>
            <draw:equation draw:name="f2" draw:formula=""/>
            <draw:equation draw:name="f3" draw:formula=""/>
            <draw:equation draw:name="f4" draw:formula="112*sin(atan2(0,0))"/>
            <draw:equation draw:name="f5" draw:formula="max(8,2)"/>
            <draw:equation draw:name="f6" draw:formula="*8193/-32768"/>
            <draw:equation draw:name="f7" draw:formula="min(4,8)"/>
            <draw:equation draw:name="f8" draw:formula=""/>
            <draw:equation draw:name="f9" draw:formula=""/>
          </draw:enhanced-geometry>
        </draw:custom-shape>
        <draw:custom-shape draw:name="Freeform 24" draw:style-name="gr119" draw:text-style-name="P8" xml:id="id117" draw:id="id117" draw:layer="layout" svg:width="0.882cm" svg:height="1.482cm" svg:x="20.708cm" svg:y="14.393cm">
          <text:p/>
          <draw:enhanced-geometry svg:viewBox="0 0 200 336" draw:extrusion-allowed="true" draw:text-areas="0 0 200 336" draw:glue-points="2147483646 2147483646 2147483646 2147483646 2147483646 0" draw:glue-point-type="2147483646 2147483646 2147483646 2147483646 2147483646 0" draw:type="non-primitive" draw:enhanced-path="M 152 336 C 76 292 0 248 8 192 C 16 136 108 68 200 0 N">
            <draw:equation draw:name="f0" draw:formula=""/>
            <draw:equation draw:name="f1" draw:formula="248+8-192"/>
            <draw:equation draw:name="f2" draw:formula="136*tan(108)"/>
            <draw:equation draw:name="f3" draw:formula=""/>
            <draw:equation draw:name="f4" draw:formula="(16384+8193)/2"/>
            <draw:equation draw:name="f5" draw:formula="3+4-"/>
            <draw:equation draw:name="f6" draw:formula=""/>
          </draw:enhanced-geometry>
        </draw:custom-shape>
        <draw:line draw:name="Line 25" draw:style-name="gr120" draw:text-style-name="P14" xml:id="id112" draw:id="id112" draw:layer="layout" svg:x1="20.108cm" svg:y1="9.525cm" svg:x2="21.167cm" svg:y2="10.372cm">
          <text:p/>
        </draw:line>
        <draw:line draw:name="Line 26" draw:style-name="gr120" draw:text-style-name="P14" xml:id="id113" draw:id="id113" draw:layer="layout" svg:x1="20.108cm" svg:y1="9.525cm" svg:x2="21.167cm" svg:y2="11.43cm">
          <text:p/>
        </draw:line>
        <draw:line draw:name="Line 27" draw:style-name="gr120" draw:text-style-name="P14" xml:id="id114" draw:id="id114" draw:layer="layout" svg:x1="20.108cm" svg:y1="12.065cm" svg:x2="21.167cm" svg:y2="12.277cm">
          <text:p/>
        </draw:line>
        <draw:line draw:name="Line 28" draw:style-name="gr120" draw:text-style-name="P14" xml:id="id115" draw:id="id115" draw:layer="layout" svg:x1="20.108cm" svg:y1="12.065cm" svg:x2="21.167cm" svg:y2="13.335cm">
          <text:p/>
        </draw:line>
        <draw:line draw:name="Line 29" draw:style-name="gr120" draw:text-style-name="P14" xml:id="id107" draw:id="id107" draw:layer="layout" svg:x1="16.087cm" svg:y1="9.948cm" svg:x2="17.145cm" svg:y2="10.795cm">
          <text:p/>
        </draw:line>
        <draw:line draw:name="Line 30" draw:style-name="gr120" draw:text-style-name="P14" xml:id="id108" draw:id="id108" draw:layer="layout" svg:x1="16.087cm" svg:y1="9.948cm" svg:x2="17.145cm" svg:y2="11.853cm">
          <text:p/>
        </draw:line>
        <draw:line draw:name="Line 31" draw:style-name="gr120" draw:text-style-name="P14" xml:id="id109" draw:id="id109" draw:layer="layout" svg:x1="15.663cm" svg:y1="11.853cm" svg:x2="17.145cm" svg:y2="12.7cm">
          <text:p/>
        </draw:line>
        <draw:line draw:name="Line 32" draw:style-name="gr120" draw:text-style-name="P14" xml:id="id110" draw:id="id110" draw:layer="layout" svg:x1="15.663cm" svg:y1="11.853cm" svg:x2="17.145cm" svg:y2="13.758cm">
          <text:p/>
        </draw:line>
        <draw:custom-shape draw:name="Rectangle 33" draw:style-name="gr121" draw:text-style-name="P2" xml:id="id96" draw:id="id96" draw:layer="layout" svg:width="1.058cm" svg:height="0.847cm" svg:x="4.657cm" svg:y="2.963cm">
          <text:list text:style-name="L1">
            <text:list-header>
              <text:p text:style-name="P1"><text:span text:style-name="T5"/></text:p>
            </text:list-header>
          </text:list>
          <draw:enhanced-geometry svg:viewBox="0 0 21600 21600" draw:type="rectangle" draw:enhanced-path="M 0 0 L 21600 0 21600 21600 0 21600 0 0 Z N"/>
        </draw:custom-shape>
        <draw:custom-shape draw:name="Rectangle 34" draw:style-name="gr122" draw:text-style-name="P2" xml:id="id99" draw:id="id99" draw:layer="layout" svg:width="1.059cm" svg:height="0.847cm" svg:x="5.503cm" svg:y="6.985cm">
          <text:list text:style-name="L1">
            <text:list-header>
              <text:p text:style-name="P1"><text:span text:style-name="T5"/></text:p>
            </text:list-header>
          </text:list>
          <draw:enhanced-geometry svg:viewBox="0 0 21600 21600" draw:type="rectangle" draw:enhanced-path="M 0 0 L 21600 0 21600 21600 0 21600 0 0 Z N"/>
        </draw:custom-shape>
        <draw:custom-shape draw:name="Rectangle 35" draw:style-name="gr123" draw:text-style-name="P2" xml:id="id98" draw:id="id98" draw:layer="layout" svg:width="1.059cm" svg:height="0.846cm" svg:x="4.868cm" svg:y="5.927cm">
          <text:list text:style-name="L1">
            <text:list-header>
              <text:p text:style-name="P1"><text:span text:style-name="T5"/></text:p>
            </text:list-header>
          </text:list>
          <draw:enhanced-geometry svg:viewBox="0 0 21600 21600" draw:type="rectangle" draw:enhanced-path="M 0 0 L 21600 0 21600 21600 0 21600 0 0 Z N"/>
        </draw:custom-shape>
        <draw:custom-shape draw:name="Rectangle 36" draw:style-name="gr124" draw:text-style-name="P2" xml:id="id97" draw:id="id97" draw:layer="layout" svg:width="1.058cm" svg:height="0.846cm" svg:x="5.715cm" svg:y="4.022cm">
          <text:list text:style-name="L1">
            <text:list-header>
              <text:p text:style-name="P1"><text:span text:style-name="T5"/></text:p>
            </text:list-header>
          </text:list>
          <draw:enhanced-geometry svg:viewBox="0 0 21600 21600" draw:type="rectangle" draw:enhanced-path="M 0 0 L 21600 0 21600 21600 0 21600 0 0 Z N"/>
        </draw:custom-shape>
        <draw:custom-shape draw:name="Rectangle 37" draw:style-name="gr125" draw:text-style-name="P2" xml:id="id100" draw:id="id100" draw:layer="layout" svg:width="1.058cm" svg:height="0.846cm" svg:x="5.292cm" svg:y="9.102cm">
          <text:list text:style-name="L1">
            <text:list-header>
              <text:p text:style-name="P1"><text:span text:style-name="T5"/></text:p>
            </text:list-header>
          </text:list>
          <draw:enhanced-geometry svg:viewBox="0 0 21600 21600" draw:type="rectangle" draw:enhanced-path="M 0 0 L 21600 0 21600 21600 0 21600 0 0 Z N"/>
        </draw:custom-shape>
        <draw:custom-shape draw:name="Rectangle 38" draw:style-name="gr126" draw:text-style-name="P2" xml:id="id104" draw:id="id104" draw:layer="layout" svg:width="2.116cm" svg:height="1.27cm" svg:x="4.022cm" svg:y="2.752cm">
          <text:list text:style-name="L1">
            <text:list-header>
              <text:p text:style-name="P1"><text:span text:style-name="T5"/></text:p>
            </text:list-header>
          </text:list>
          <draw:enhanced-geometry svg:viewBox="0 0 21600 21600" draw:type="rectangle" draw:enhanced-path="M 0 0 L 21600 0 21600 21600 0 21600 0 0 Z N"/>
        </draw:custom-shape>
        <draw:custom-shape draw:name="Rectangle 39" draw:style-name="gr127" draw:text-style-name="P2" xml:id="id105" draw:id="id105" draw:layer="layout" svg:width="2.116cm" svg:height="1.27cm" svg:x="4.022cm" svg:y="5.715cm">
          <text:list text:style-name="L1">
            <text:list-header>
              <text:p text:style-name="P1"><text:span text:style-name="T5"/></text:p>
            </text:list-header>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group-id="0" presentation:preset-class="entrance" presentation:preset-id="ooo-entrance-appear">
                  <anim:set smil:begin="0s" smil:dur="0.001s" smil:fill="hold" smil:targetElement="id9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6" smil:attributeName="visibility" smil:to="visible"/>
                </anim:par>
                <anim:par smil:begin="0s" smil:fill="hold" presentation:node-type="with-previous" presentation:group-id="0" presentation:preset-class="entrance" presentation:preset-id="ooo-entrance-appear">
                  <anim:set smil:begin="0s" smil:dur="0.001s" smil:fill="hold" smil:targetElement="id97" smil:attributeName="visibility" smil:to="visible"/>
                </anim:par>
                <anim:par smil:begin="0s" smil:fill="hold" presentation:node-type="with-previous" presentation:group-id="0" presentation:preset-class="entrance" presentation:preset-id="ooo-entrance-appear">
                  <anim:set smil:begin="0s" smil:dur="0.001s" smil:fill="hold" smil:targetElement="id98" smil:attributeName="visibility" smil:to="visible"/>
                </anim:par>
                <anim:par smil:begin="0s" smil:fill="hold" presentation:node-type="with-previous" presentation:group-id="0" presentation:preset-class="entrance" presentation:preset-id="ooo-entrance-appear">
                  <anim:set smil:begin="0s" smil:dur="0.001s" smil:fill="hold" smil:targetElement="id99" smil:attributeName="visibility" smil:to="visible"/>
                </anim:par>
                <anim:par smil:begin="0s" smil:fill="hold" presentation:node-type="with-previous" presentation:group-id="0" presentation:preset-class="entrance" presentation:preset-id="ooo-entrance-appear">
                  <anim:set smil:begin="0s" smil:dur="0.001s" smil:fill="hold" smil:targetElement="id10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smil:attributeName="visibility" smil:to="visible"/>
                </anim:par>
                <anim:par smil:begin="0s" smil:fill="hold" presentation:node-type="with-previous" presentation:group-id="0" presentation:preset-class="entrance" presentation:preset-id="ooo-entrance-appear">
                  <anim:set smil:begin="0s" smil:dur="0.001s" smil:fill="hold" smil:targetElement="id10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3" smil:attributeName="visibility" smil:to="visible"/>
                </anim:par>
              </anim:par>
            </anim:par>
            <anim:par smil:begin="next" smil:fill="hold">
              <anim:par smil:begin="0s" smil:fill="hold">
                <anim:par smil:begin="0s" smil:fill="hold" presentation:node-type="on-click" presentation:group-id="1" presentation:preset-class="exit" presentation:preset-id="ooo-exit-venetian-blinds" presentation:preset-sub-type="vertical">
                  <anim:transitionFilter smil:dur="0.5s" smil:targetElement="id100" smil:type="blindsWipe" smil:subtype="horizontal" smil:mode="out"/>
                  <anim:set smil:begin="0.499s" smil:dur="0.001s" smil:fill="hold" smil:targetElement="id100" smil:attributeName="visibility" smil:to="hidden"/>
                </anim:par>
                <anim:par smil:begin="0s" smil:fill="hold" presentation:node-type="with-previous" presentation:group-id="1" presentation:preset-class="exit" presentation:preset-id="ooo-exit-venetian-blinds" presentation:preset-sub-type="vertical">
                  <anim:transitionFilter smil:dur="0.5s" smil:targetElement="id99" smil:type="blindsWipe" smil:subtype="horizontal" smil:mode="out"/>
                  <anim:set smil:begin="0.499s" smil:dur="0.001s" smil:fill="hold" smil:targetElement="id99" smil:attributeName="visibility" smil:to="hidden"/>
                </anim:par>
                <anim:par smil:begin="0s" smil:fill="hold" presentation:node-type="with-previous" presentation:group-id="1" presentation:preset-class="exit" presentation:preset-id="ooo-exit-venetian-blinds" presentation:preset-sub-type="vertical">
                  <anim:transitionFilter smil:dur="0.5s" smil:targetElement="id97" smil:type="blindsWipe" smil:subtype="horizontal" smil:mode="out"/>
                  <anim:set smil:begin="0.499s" smil:dur="0.001s" smil:fill="hold" smil:targetElement="id97" smil:attributeName="visibility" smil:to="hidden"/>
                </anim:par>
              </anim:par>
            </anim:par>
            <anim:par smil:begin="next" smil:fill="hold">
              <anim:par smil:begin="0s" smil:fill="hold">
                <anim:par smil:begin="0s" smil:fill="hold" presentation:node-type="on-click" presentation:group-id="1" presentation:preset-class="exit" presentation:preset-id="ooo-exit-venetian-blinds" presentation:preset-sub-type="vertical">
                  <anim:transitionFilter smil:dur="0.5s" smil:targetElement="id96" smil:type="blindsWipe" smil:subtype="horizontal" smil:mode="out"/>
                  <anim:set smil:begin="0.499s" smil:dur="0.001s" smil:fill="hold" smil:targetElement="id96" smil:attributeName="visibility" smil:to="hidden"/>
                </anim:par>
                <anim:par smil:begin="0s" smil:fill="hold" presentation:node-type="with-previous" presentation:group-id="1" presentation:preset-class="exit" presentation:preset-id="ooo-exit-venetian-blinds" presentation:preset-sub-type="vertical">
                  <anim:transitionFilter smil:dur="0.5s" smil:targetElement="id98" smil:type="blindsWipe" smil:subtype="horizontal" smil:mode="out"/>
                  <anim:set smil:begin="0.499s" smil:dur="0.001s" smil:fill="hold" smil:targetElement="id98" smil:attributeName="visibility" smil:to="hidden"/>
                </anim:par>
                <anim:par smil:begin="0s" smil:fill="hold" presentation:node-type="with-previous" presentation:group-id="0" presentation:preset-class="entrance" presentation:preset-id="ooo-entrance-appear">
                  <anim:set smil:begin="0s" smil:dur="0.001s" smil:fill="hold" smil:targetElement="id104" smil:attributeName="visibility" smil:to="visible"/>
                </anim:par>
                <anim:par smil:begin="0s" smil:fill="hold" presentation:node-type="with-previous" presentation:group-id="0" presentation:preset-class="entrance" presentation:preset-id="ooo-entrance-appear">
                  <anim:set smil:begin="0s" smil:dur="0.001s" smil:fill="hold" smil:targetElement="id10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anim:par>
          </anim:seq>
        </anim:par>
        <presentation:notes draw:style-name="dp3">
          <draw:page-thumbnail draw:style-name="gr20" draw:layer="layout" svg:width="13.335cm" svg:height="10.001cm" svg:x="3.492cm" svg:y="2.001cm" draw:page-number="14" presentation:class="page"/>
          <draw:frame presentation:style-name="pr3" draw:layer="layout" svg:width="14.904cm" svg:height="11.999cm" svg:x="2.708cm" svg:y="12.668cm" presentation:class="notes" presentation:placeholder="true">
            <draw:text-box/>
          </draw:frame>
        </presentation:notes>
      </draw:page>
      <draw:page draw:name="LL(1) Parsing Table" draw:style-name="dp1" draw:master-page-name="Default" presentation:use-date-time-name="dtd1">
        <draw:custom-shape draw:name="Date Placeholder 3" draw:style-name="gr128" draw:text-style-name="P2" draw:layer="layout" svg:width="5.292cm" svg:height="1.27cm" svg:x="1.905cm" svg:y="17.357cm">
          <text:list text:style-name="L1">
            <text:list-header>
              <text:p text:style-name="P1"><text:span text:style-name="T1">9/30/2014</text:span></text:p>
            </text:list-header>
          </text:list>
          <draw:enhanced-geometry svg:viewBox="0 0 21600 21600" draw:type="mso-spt202" draw:enhanced-path="M 0 0 L 21600 0 21600 21600 0 21600 0 0 Z N"/>
        </draw:custom-shape>
        <draw:custom-shape draw:name="Footer Placeholder 4" draw:style-name="gr129" draw:text-style-name="P4" draw:layer="layout" svg:width="8.044cm" svg:height="1.27cm" svg:x="8.678cm" svg:y="17.357cm">
          <text:list text:style-name="L1">
            <text:list-header>
              <text:p text:style-name="P3"><text:span text:style-name="T1">IT 327</text:span></text:p>
            </text:list-header>
          </text:list>
          <draw:enhanced-geometry svg:viewBox="0 0 21600 21600" draw:type="mso-spt202" draw:enhanced-path="M 0 0 L 21600 0 21600 21600 0 21600 0 0 Z N"/>
        </draw:custom-shape>
        <draw:custom-shape draw:name="Slide Number Placeholder 5" draw:style-name="gr130" draw:text-style-name="P6" draw:layer="layout" svg:width="5.292cm" svg:height="1.27cm" svg:x="18.203cm" svg:y="17.357cm">
          <text:list text:style-name="L1">
            <text:list-header>
              <text:p text:style-name="P5"><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8" draw:layer="layout" svg:width="13.759cm" svg:height="1.482cm" svg:x="1.057cm" svg:y="0.635cm" presentation:class="title" presentation:user-transformed="true">
          <draw:text-box>
            <text:list text:style-name="L7">
              <text:list-header>
                <text:p text:style-name="P7"><text:span text:style-name="T65">LL(1) Parsing Table</text:span></text:p>
              </text:list-header>
            </text:list>
          </draw:text-box>
        </draw:frame>
        <draw:custom-shape draw:name="Text Box 3" draw:style-name="gr131" draw:text-style-name="P2" draw:layer="layout" svg:width="6.35cm" svg:height="8.389cm" svg:x="1.482cm" svg:y="2.752cm">
          <text:list text:style-name="L2">
            <text:list-item>
              <text:p text:style-name="P1"><text:span text:style-name="T4">E</text:span><text:span text:style-name="T5"> <text:s/></text:span><text:span text:style-name="T6"></text:span><text:span text:style-name="T5"> </text:span><text:span text:style-name="T4">T E’</text:span></text:p>
            </text:list-item>
            <text:list-item>
              <text:p text:style-name="P1"><text:span text:style-name="T4">E’ <text:s/></text:span><text:span text:style-name="T6"></text:span><text:span text:style-name="T4"> </text:span><text:span text:style-name="T64">+ </text:span><text:span text:style-name="T4">T E’</text:span></text:p>
            </text:list-item>
            <text:list-item>
              <text:p text:style-name="P1"><text:span text:style-name="T4">E’ <text:s/></text:span><text:span text:style-name="T6"></text:span><text:span text:style-name="T4"> </text:span><text:span text:style-name="T8"></text:span></text:p>
            </text:list-item>
            <text:list-item>
              <text:p text:style-name="P1"><text:span text:style-name="T4">T</text:span><text:span text:style-name="T5"> <text:s text:c="2"/></text:span><text:span text:style-name="T6"></text:span><text:span text:style-name="T5"> </text:span><text:span text:style-name="T4">F T’</text:span></text:p>
            </text:list-item>
            <text:list-item>
              <text:p text:style-name="P1"><text:span text:style-name="T4">T’</text:span><text:span text:style-name="T5"> <text:s/></text:span><text:span text:style-name="T6"></text:span><text:span text:style-name="T5"> </text:span><text:span text:style-name="T7">* </text:span><text:span text:style-name="T4">F T’</text:span></text:p>
            </text:list-item>
            <text:list-item>
              <text:p text:style-name="P1"><text:span text:style-name="T4">T’ <text:s/></text:span><text:span text:style-name="T6"></text:span><text:span text:style-name="T4"> </text:span><text:span text:style-name="T8"></text:span></text:p>
            </text:list-item>
            <text:list-item>
              <text:p text:style-name="P1"><text:span text:style-name="T4">F</text:span><text:span text:style-name="T5"> <text:s text:c="2"/></text:span><text:span text:style-name="T6"></text:span><text:span text:style-name="T5"> </text:span><text:span text:style-name="T7">( </text:span><text:span text:style-name="T4">E </text:span><text:span text:style-name="T7">)</text:span></text:p>
            </text:list-item>
            <text:list-item>
              <text:p text:style-name="P1"><text:span text:style-name="T4">F</text:span><text:span text:style-name="T5"> <text:s text:c="2"/></text:span><text:span text:style-name="T6"></text:span><text:span text:style-name="T5"> </text:span><text:span text:style-name="T7">id</text:span></text:p>
            </text:list-item>
          </text:list>
          <draw:enhanced-geometry svg:viewBox="0 0 21600 21600" draw:type="mso-spt202" draw:enhanced-path="M 0 0 L 21600 0 21600 21600 0 21600 0 0 Z N"/>
        </draw:custom-shape>
        <draw:custom-shape draw:name="Text Box 4" draw:style-name="gr132" draw:text-style-name="P2" draw:layer="layout" svg:width="3.175cm" svg:height="5.341cm" svg:x="16.087cm" svg:y="1.905cm">
          <text:list text:style-name="L1">
            <text:list-header>
              <text:p text:style-name="P1"><text:span text:style-name="T5">{ </text:span><text:span text:style-name="T7">(</text:span><text:span text:style-name="T5">, </text:span><text:span text:style-name="T7">id</text:span><text:span text:style-name="T5"> }</text:span></text:p>
              <text:p text:style-name="P1"><text:span text:style-name="T5">{</text:span><text:span text:style-name="T64">+</text:span><text:span text:style-name="T5">, </text:span><text:span text:style-name="T8"></text:span><text:span text:style-name="T7"> </text:span><text:span text:style-name="T5">}</text:span></text:p>
              <text:p text:style-name="P1"><text:span text:style-name="T5">{ </text:span><text:span text:style-name="T7">(</text:span><text:span text:style-name="T5">, </text:span><text:span text:style-name="T7">id</text:span><text:span text:style-name="T5"> }</text:span></text:p>
              <text:p text:style-name="P1"><text:span text:style-name="T5">{</text:span><text:span text:style-name="T7">*</text:span><text:span text:style-name="T5">, </text:span><text:span text:style-name="T8"></text:span><text:span text:style-name="T7"> </text:span><text:span text:style-name="T5">}</text:span></text:p>
              <text:p text:style-name="P1"><text:span text:style-name="T5">{</text:span><text:span text:style-name="T7">(</text:span><text:span text:style-name="T5">, </text:span><text:span text:style-name="T7">id</text:span><text:span text:style-name="T5"> }</text:span></text:p>
            </text:list-header>
          </text:list>
          <draw:enhanced-geometry svg:viewBox="0 0 21600 21600" draw:type="mso-spt202" draw:enhanced-path="M 0 0 L 21600 0 21600 21600 0 21600 0 0 Z N"/>
        </draw:custom-shape>
        <draw:custom-shape draw:name="Text Box 6" draw:style-name="gr133" draw:text-style-name="P2" draw:layer="layout" svg:width="2.117cm" svg:height="5.341cm" svg:x="13.97cm" svg:y="1.905cm">
          <text:list text:style-name="L4">
            <text:list-header>
              <text:p text:style-name="P1"><text:span text:style-name="T4">E</text:span><text:span text:style-name="T5"> </text:span></text:p>
              <text:p text:style-name="P1"><text:span text:style-name="T4">E’</text:span></text:p>
              <text:p text:style-name="P1"><text:span text:style-name="T4">T</text:span></text:p>
              <text:p text:style-name="P1"><text:span text:style-name="T4">T’</text:span></text:p>
              <text:p text:style-name="P1"><text:span text:style-name="T4">F</text:span></text:p>
            </text:list-header>
          </text:list>
          <draw:enhanced-geometry svg:viewBox="0 0 21600 21600" draw:type="mso-spt202" draw:enhanced-path="M 0 0 L 21600 0 21600 21600 0 21600 0 0 Z N"/>
        </draw:custom-shape>
        <draw:custom-shape draw:name="Text Box 9" draw:style-name="gr134" draw:text-style-name="P2" draw:layer="layout" svg:width="4.656cm" svg:height="5.341cm" svg:x="19.262cm" svg:y="1.905cm">
          <text:list text:style-name="L1">
            <text:list-header>
              <text:p text:style-name="P1"><text:span text:style-name="T5">{ </text:span><text:span text:style-name="T7">)</text:span><text:span text:style-name="T5">, </text:span><text:span text:style-name="T7">$</text:span><text:span text:style-name="T5"> }</text:span></text:p>
              <text:p text:style-name="P1"><text:span text:style-name="T5">{</text:span><text:span text:style-name="T7">)</text:span><text:span text:style-name="T5">, </text:span><text:span text:style-name="T7">$</text:span><text:span text:style-name="T5"> }</text:span></text:p>
              <text:p text:style-name="P1"><text:span text:style-name="T5">{ </text:span><text:span text:style-name="T64">+</text:span><text:span text:style-name="T5">,</text:span><text:span text:style-name="T64"> </text:span><text:span text:style-name="T7">)</text:span><text:span text:style-name="T5">, </text:span><text:span text:style-name="T7">$</text:span><text:span text:style-name="T5"> }</text:span></text:p>
              <text:p text:style-name="P1"><text:span text:style-name="T5">{</text:span><text:span text:style-name="T64">+</text:span><text:span text:style-name="T5">,</text:span><text:span text:style-name="T64"> </text:span><text:span text:style-name="T7">)</text:span><text:span text:style-name="T5">, </text:span><text:span text:style-name="T7">$</text:span><text:span text:style-name="T5"> }</text:span></text:p>
              <text:p text:style-name="P1"><text:span text:style-name="T5">{</text:span><text:span text:style-name="T64">+ </text:span><text:span text:style-name="T5">,</text:span><text:span text:style-name="T7">*</text:span><text:span text:style-name="T5">, </text:span><text:span text:style-name="T7">)</text:span><text:span text:style-name="T5">, </text:span><text:span text:style-name="T7">$</text:span><text:span text:style-name="T5"> }</text:span></text:p>
            </text:list-header>
          </text:list>
          <draw:enhanced-geometry svg:viewBox="0 0 21600 21600" draw:type="mso-spt202" draw:enhanced-path="M 0 0 L 21600 0 21600 21600 0 21600 0 0 Z N"/>
        </draw:custom-shape>
        <draw:custom-shape draw:name="Text Box 33" draw:style-name="gr135" draw:text-style-name="P2" draw:layer="layout" svg:width="5.73cm" svg:height="1.277cm" svg:x="16.298cm" svg:y="0.635cm">
          <text:list text:style-name="L1">
            <text:list-header>
              <text:p text:style-name="P1"><text:span text:style-name="T5">First <text:s text:c="5"/>Follow</text:span></text:p>
            </text:list-header>
          </text:list>
          <draw:enhanced-geometry svg:viewBox="0 0 21600 21600" draw:type="mso-spt202" draw:enhanced-path="M 0 0 L 21600 0 21600 21600 0 21600 0 0 Z N"/>
        </draw:custom-shape>
        <draw:frame draw:layer="layout" svg:width="16.509cm" svg:height="8.675cm" svg:x="8.043cm" svg:y="8.043cm">
          <table:table>
            <table:table-column table:style-name="co6"/>
            <table:table-column table:style-name="co7"/>
            <table:table-column table:style-name="co7"/>
            <table:table-column table:style-name="co8"/>
            <table:table-column table:style-name="co7"/>
            <table:table-column table:style-name="co7"/>
            <table:table-column table:style-name="co7"/>
            <table:table-row table:style-name="ro2">
              <table:table-cell table:style-name="ce16"/>
              <table:table-cell table:style-name="ce17">
                <text:list text:style-name="L3">
                  <text:list-header>
                    <text:p text:style-name="P30"><text:span text:style-name="T68">id</text:span></text:p>
                  </text:list-header>
                </text:list>
              </table:table-cell>
              <table:table-cell table:style-name="ce18">
                <text:list text:continue-numbering="true" text:style-name="L3">
                  <text:list-header>
                    <text:p text:style-name="P30"><text:span text:style-name="T69">+</text:span></text:p>
                  </text:list-header>
                </text:list>
              </table:table-cell>
              <table:table-cell table:style-name="ce19">
                <text:list text:continue-numbering="true" text:style-name="L3">
                  <text:list-header>
                    <text:p text:style-name="P30"><text:span text:style-name="T68">*</text:span></text:p>
                  </text:list-header>
                </text:list>
              </table:table-cell>
              <table:table-cell table:style-name="ce20">
                <text:list text:continue-numbering="true" text:style-name="L3">
                  <text:list-header>
                    <text:p text:style-name="P30"><text:span text:style-name="T68">(</text:span></text:p>
                  </text:list-header>
                </text:list>
              </table:table-cell>
              <table:table-cell table:style-name="ce21">
                <text:list text:continue-numbering="true" text:style-name="L3">
                  <text:list-header>
                    <text:p text:style-name="P30"><text:span text:style-name="T68">)</text:span></text:p>
                  </text:list-header>
                </text:list>
              </table:table-cell>
              <table:table-cell table:style-name="ce22">
                <text:list text:continue-numbering="true" text:style-name="L3">
                  <text:list-header>
                    <text:p text:style-name="P30"><text:span text:style-name="T68">$</text:span></text:p>
                  </text:list-header>
                </text:list>
              </table:table-cell>
            </table:table-row>
            <table:table-row table:style-name="ro2" table:default-cell-style-name="ce24">
              <table:table-cell table:style-name="ce23">
                <text:list text:style-name="L4">
                  <text:list-header>
                    <text:p text:style-name="P32"><text:span text:style-name="T70">E</text:span><text:span text:style-name="T55"> </text:span></text:p>
                  </text:list-header>
                </text:list>
              </table:table-cell>
              <table:table-cell/>
              <table:table-cell/>
              <table:table-cell/>
              <table:table-cell/>
              <table:table-cell/>
              <table:table-cell table:style-name="ce25"/>
            </table:table-row>
            <table:table-row table:style-name="ro2" table:default-cell-style-name="ce24">
              <table:table-cell table:style-name="ce26">
                <text:list text:continue-numbering="true" text:style-name="L4">
                  <text:list-header>
                    <text:p text:style-name="P32"><text:span text:style-name="T70">E’</text:span></text:p>
                  </text:list-header>
                </text:list>
              </table:table-cell>
              <table:table-cell/>
              <table:table-cell/>
              <table:table-cell/>
              <table:table-cell/>
              <table:table-cell/>
              <table:table-cell table:style-name="ce25"/>
            </table:table-row>
            <table:table-row table:style-name="ro2" table:default-cell-style-name="ce24">
              <table:table-cell table:style-name="ce27">
                <text:list text:continue-numbering="true" text:style-name="L4">
                  <text:list-header>
                    <text:p text:style-name="P32"><text:span text:style-name="T70">T</text:span></text:p>
                  </text:list-header>
                </text:list>
              </table:table-cell>
              <table:table-cell/>
              <table:table-cell/>
              <table:table-cell/>
              <table:table-cell/>
              <table:table-cell/>
              <table:table-cell table:style-name="ce25"/>
            </table:table-row>
            <table:table-row table:style-name="ro2" table:default-cell-style-name="ce24">
              <table:table-cell table:style-name="ce28">
                <text:list text:continue-numbering="true" text:style-name="L4">
                  <text:list-header>
                    <text:p text:style-name="P32"><text:span text:style-name="T70">T’</text:span></text:p>
                  </text:list-header>
                </text:list>
              </table:table-cell>
              <table:table-cell/>
              <table:table-cell/>
              <table:table-cell/>
              <table:table-cell/>
              <table:table-cell/>
              <table:table-cell table:style-name="ce25"/>
            </table:table-row>
            <table:table-row table:style-name="ro2" table:default-cell-style-name="ce30">
              <table:table-cell table:style-name="ce29">
                <text:list text:continue-numbering="true" text:style-name="L4">
                  <text:list-header>
                    <text:p text:style-name="P32"><text:span text:style-name="T70">F</text:span></text:p>
                  </text:list-header>
                </text:list>
              </table:table-cell>
              <table:table-cell/>
              <table:table-cell/>
              <table:table-cell/>
              <table:table-cell/>
              <table:table-cell/>
              <table:table-cell table:style-name="ce31"/>
            </table:table-row>
          </table:table>
          <draw:image xlink:href="Pictures/TablePreview3.svm" xlink:type="simple" xlink:show="embed" xlink:actuate="onLoad"/>
        </draw:frame>
        <draw:line draw:name="Line 96" draw:style-name="gr136" draw:text-style-name="P14" xml:id="id119" draw:id="id119" draw:layer="layout" svg:x1="0.635cm" svg:y1="3.387cm" svg:x2="1.27cm" svg:y2="3.387cm">
          <text:p/>
        </draw:line>
        <draw:custom-shape draw:name="Rectangle 97" draw:style-name="gr137" draw:text-style-name="P2" xml:id="id120" draw:id="id120" draw:layer="layout" svg:width="0.925cm" svg:height="1.277cm" svg:x="11.007cm" svg:y="9.525cm">
          <text:list text:style-name="L1">
            <text:list-header>
              <text:p text:style-name="P1"><text:span text:style-name="T5">1</text:span></text:p>
            </text:list-header>
          </text:list>
          <draw:enhanced-geometry svg:viewBox="0 0 21600 21600" draw:type="rectangle" draw:enhanced-path="M 0 0 L 21600 0 21600 21600 0 21600 0 0 Z N"/>
        </draw:custom-shape>
        <draw:custom-shape draw:name="Rectangle 98" draw:style-name="gr138" draw:text-style-name="P2" xml:id="id121" draw:id="id121" draw:layer="layout" svg:width="0.925cm" svg:height="1.277cm" svg:x="18.203cm" svg:y="9.525cm">
          <text:list text:style-name="L1">
            <text:list-header>
              <text:p text:style-name="P1"><text:span text:style-name="T5">1</text:span></text:p>
            </text:list-header>
          </text:list>
          <draw:enhanced-geometry svg:viewBox="0 0 21600 21600" draw:type="rectangle" draw:enhanced-path="M 0 0 L 21600 0 21600 21600 0 21600 0 0 Z N"/>
        </draw:custom-shape>
        <draw:line draw:name="Line 99" draw:style-name="gr139" draw:text-style-name="P14" xml:id="id122" draw:id="id122" draw:layer="layout" svg:x1="0.635cm" svg:y1="4.445cm" svg:x2="1.27cm" svg:y2="4.445cm">
          <text:p/>
        </draw:line>
        <draw:line draw:name="Line 100" draw:style-name="gr140" draw:text-style-name="P14" draw:layer="layout" svg:x1="1.27cm" svg:y1="1.693cm" svg:x2="1.27cm" svg:y2="14.605cm">
          <text:p/>
        </draw:line>
        <draw:custom-shape draw:name="Rectangle 101" draw:style-name="gr141" draw:text-style-name="P2" xml:id="id123" draw:id="id123" draw:layer="layout" svg:width="0.925cm" svg:height="1.277cm" svg:x="13.547cm" svg:y="11.007cm">
          <text:list text:style-name="L1">
            <text:list-header>
              <text:p text:style-name="P1"><text:span text:style-name="T5">2</text:span></text:p>
            </text:list-header>
          </text:list>
          <draw:enhanced-geometry svg:viewBox="0 0 21600 21600" draw:type="rectangle" draw:enhanced-path="M 0 0 L 21600 0 21600 21600 0 21600 0 0 Z N"/>
        </draw:custom-shape>
        <draw:line draw:name="Line 102" draw:style-name="gr142" draw:text-style-name="P14" xml:id="id124" draw:id="id124" draw:layer="layout" svg:x1="0.635cm" svg:y1="5.503cm" svg:x2="1.27cm" svg:y2="5.503cm">
          <text:p/>
        </draw:line>
        <draw:custom-shape draw:name="Rectangle 103" draw:style-name="gr143" draw:text-style-name="P2" xml:id="id126" draw:id="id126" draw:layer="layout" svg:width="0.925cm" svg:height="1.277cm" svg:x="22.86cm" svg:y="11.007cm">
          <text:list text:style-name="L1">
            <text:list-header>
              <text:p text:style-name="P1"><text:span text:style-name="T5">3</text:span></text:p>
            </text:list-header>
          </text:list>
          <draw:enhanced-geometry svg:viewBox="0 0 21600 21600" draw:type="rectangle" draw:enhanced-path="M 0 0 L 21600 0 21600 21600 0 21600 0 0 Z N"/>
        </draw:custom-shape>
        <draw:custom-shape draw:name="Rectangle 104" draw:style-name="gr144" draw:text-style-name="P2" xml:id="id125" draw:id="id125" draw:layer="layout" svg:width="0.925cm" svg:height="1.277cm" svg:x="20.532cm" svg:y="11.007cm">
          <text:list text:style-name="L1">
            <text:list-header>
              <text:p text:style-name="P1"><text:span text:style-name="T5">3</text:span></text:p>
            </text:list-header>
          </text:list>
          <draw:enhanced-geometry svg:viewBox="0 0 21600 21600" draw:type="rectangle" draw:enhanced-path="M 0 0 L 21600 0 21600 21600 0 21600 0 0 Z N"/>
        </draw:custom-shape>
        <draw:line draw:name="Line 105" draw:style-name="gr145" draw:text-style-name="P14" xml:id="id127" draw:id="id127" draw:layer="layout" svg:x1="0.635cm" svg:y1="6.35cm" svg:x2="1.27cm" svg:y2="6.35cm">
          <text:p/>
        </draw:line>
        <draw:custom-shape draw:name="Rectangle 106" draw:style-name="gr146" draw:text-style-name="P2" xml:id="id129" draw:id="id129" draw:layer="layout" svg:width="0.925cm" svg:height="1.277cm" svg:x="11.007cm" svg:y="12.488cm">
          <text:list text:style-name="L1">
            <text:list-header>
              <text:p text:style-name="P1"><text:span text:style-name="T5">4</text:span></text:p>
            </text:list-header>
          </text:list>
          <draw:enhanced-geometry svg:viewBox="0 0 21600 21600" draw:type="rectangle" draw:enhanced-path="M 0 0 L 21600 0 21600 21600 0 21600 0 0 Z N"/>
        </draw:custom-shape>
        <draw:custom-shape draw:name="Rectangle 107" draw:style-name="gr147" draw:text-style-name="P2" xml:id="id128" draw:id="id128" draw:layer="layout" svg:width="0.925cm" svg:height="1.277cm" svg:x="18.203cm" svg:y="12.488cm">
          <text:list text:style-name="L1">
            <text:list-header>
              <text:p text:style-name="P1"><text:span text:style-name="T5">4</text:span></text:p>
            </text:list-header>
          </text:list>
          <draw:enhanced-geometry svg:viewBox="0 0 21600 21600" draw:type="rectangle" draw:enhanced-path="M 0 0 L 21600 0 21600 21600 0 21600 0 0 Z N"/>
        </draw:custom-shape>
        <draw:line draw:name="Line 108" draw:style-name="gr148" draw:text-style-name="P14" xml:id="id130" draw:id="id130" draw:layer="layout" svg:x1="0.635cm" svg:y1="7.408cm" svg:x2="1.27cm" svg:y2="7.408cm">
          <text:p/>
        </draw:line>
        <draw:custom-shape draw:name="Rectangle 109" draw:style-name="gr149" draw:text-style-name="P2" xml:id="id131" draw:id="id131" draw:layer="layout" svg:width="0.925cm" svg:height="1.277cm" svg:x="15.875cm" svg:y="13.758cm">
          <text:list text:style-name="L1">
            <text:list-header>
              <text:p text:style-name="P1"><text:span text:style-name="T5">5</text:span></text:p>
            </text:list-header>
          </text:list>
          <draw:enhanced-geometry svg:viewBox="0 0 21600 21600" draw:type="rectangle" draw:enhanced-path="M 0 0 L 21600 0 21600 21600 0 21600 0 0 Z N"/>
        </draw:custom-shape>
        <draw:line draw:name="Line 110" draw:style-name="gr150" draw:text-style-name="P14" xml:id="id132" draw:id="id132" draw:layer="layout" svg:x1="0.635cm" svg:y1="8.467cm" svg:x2="1.27cm" svg:y2="8.467cm">
          <text:p/>
        </draw:line>
        <draw:custom-shape draw:name="Rectangle 111" draw:style-name="gr151" draw:text-style-name="P2" xml:id="id134" draw:id="id134" draw:layer="layout" svg:width="0.925cm" svg:height="1.277cm" svg:x="22.86cm" svg:y="13.758cm">
          <text:list text:style-name="L1">
            <text:list-header>
              <text:p text:style-name="P1"><text:span text:style-name="T5">6</text:span></text:p>
            </text:list-header>
          </text:list>
          <draw:enhanced-geometry svg:viewBox="0 0 21600 21600" draw:type="rectangle" draw:enhanced-path="M 0 0 L 21600 0 21600 21600 0 21600 0 0 Z N"/>
        </draw:custom-shape>
        <draw:custom-shape draw:name="Rectangle 112" draw:style-name="gr152" draw:text-style-name="P2" xml:id="id133" draw:id="id133" draw:layer="layout" svg:width="0.935cm" svg:height="1.277cm" svg:x="20.532cm" svg:y="13.758cm">
          <text:list text:style-name="L1">
            <text:list-header>
              <text:p text:style-name="P1"><text:span text:style-name="T5">6</text:span></text:p>
            </text:list-header>
          </text:list>
          <draw:enhanced-geometry svg:viewBox="0 0 21600 21600" draw:type="rectangle" draw:enhanced-path="M 0 0 L 21600 0 21600 21600 0 21600 0 0 Z N"/>
        </draw:custom-shape>
        <draw:custom-shape draw:name="Rectangle 113" draw:style-name="gr153" draw:text-style-name="P2" xml:id="id135" draw:id="id135" draw:layer="layout" svg:width="0.935cm" svg:height="1.277cm" svg:x="13.335cm" svg:y="13.758cm">
          <text:list text:style-name="L1">
            <text:list-header>
              <text:p text:style-name="P1"><text:span text:style-name="T5">6</text:span></text:p>
            </text:list-header>
          </text:list>
          <draw:enhanced-geometry svg:viewBox="0 0 21600 21600" draw:type="rectangle" draw:enhanced-path="M 0 0 L 21600 0 21600 21600 0 21600 0 0 Z N"/>
        </draw:custom-shape>
        <draw:line draw:name="Line 114" draw:style-name="gr154" draw:text-style-name="P14" xml:id="id136" draw:id="id136" draw:layer="layout" svg:x1="0.635cm" svg:y1="9.525cm" svg:x2="1.27cm" svg:y2="9.525cm">
          <text:p/>
        </draw:line>
        <draw:custom-shape draw:name="Rectangle 115" draw:style-name="gr155" draw:text-style-name="P2" xml:id="id137" draw:id="id137" draw:layer="layout" svg:width="0.925cm" svg:height="1.277cm" svg:x="18.203cm" svg:y="15.24cm">
          <text:list text:style-name="L1">
            <text:list-header>
              <text:p text:style-name="P1"><text:span text:style-name="T5">7</text:span></text:p>
            </text:list-header>
          </text:list>
          <draw:enhanced-geometry svg:viewBox="0 0 21600 21600" draw:type="rectangle" draw:enhanced-path="M 0 0 L 21600 0 21600 21600 0 21600 0 0 Z N"/>
        </draw:custom-shape>
        <draw:line draw:name="Line 116" draw:style-name="gr156" draw:text-style-name="P14" xml:id="id138" draw:id="id138" draw:layer="layout" svg:x1="0.423cm" svg:y1="10.583cm" svg:x2="1.058cm" svg:y2="10.583cm">
          <text:p/>
        </draw:line>
        <draw:custom-shape draw:name="Rectangle 117" draw:style-name="gr157" draw:text-style-name="P2" xml:id="id139" draw:id="id139" draw:layer="layout" svg:width="0.925cm" svg:height="1.277cm" svg:x="11.218cm" svg:y="15.24cm">
          <text:list text:style-name="L1">
            <text:list-header>
              <text:p text:style-name="P1"><text:span text:style-name="T5">8</text:span></text:p>
            </text:list-header>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20" smil:attributeName="visibility" smil:to="visible"/>
                  <anim:animate smil:dur="0.5s" smil:fill="hold" smil:targetElement="id120" smil:attributeName="x" smil:values="x;x" smil:keyTimes="0;1" smil:additive="base"/>
                  <anim:animate smil:dur="0.5s" smil:fill="hold" smil:targetElement="id120" smil:attributeName="y" smil:values="1+height/2;y" smil:keyTimes="0;1" smil:additive="base"/>
                </anim:par>
                <anim:par smil:begin="0s" smil:fill="hold" presentation:node-type="with-previous" presentation:group-id="0" presentation:preset-class="entrance" presentation:preset-id="ooo-entrance-fly-in" presentation:preset-sub-type="from-bottom">
                  <anim:set smil:begin="0s" smil:dur="0.001s" smil:fill="hold" smil:targetElement="id121" smil:attributeName="visibility" smil:to="visible"/>
                  <anim:animate smil:dur="0.5s" smil:fill="hold" smil:targetElement="id121" smil:attributeName="x" smil:values="x;x" smil:keyTimes="0;1" smil:additive="base"/>
                  <anim:animate smil:dur="0.5s" smil:fill="hold" smil:targetElement="id121"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xit" presentation:preset-id="ooo-exit-venetian-blinds" presentation:preset-sub-type="vertical">
                  <anim:transitionFilter smil:dur="0.5s" smil:targetElement="id119" smil:type="blindsWipe" smil:subtype="horizontal" smil:mode="out"/>
                  <anim:set smil:begin="0.499s" smil:dur="0.001s" smil:fill="hold" smil:targetElement="id119"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23" smil:attributeName="visibility" smil:to="visible"/>
                  <anim:animate smil:dur="0.5s" smil:fill="hold" smil:targetElement="id123" smil:attributeName="x" smil:values="x;x" smil:keyTimes="0;1" smil:additive="base"/>
                  <anim:animate smil:dur="0.5s" smil:fill="hold" smil:targetElement="id123"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xit" presentation:preset-id="ooo-exit-venetian-blinds" presentation:preset-sub-type="vertical">
                  <anim:transitionFilter smil:dur="0.5s" smil:targetElement="id122" smil:type="blindsWipe" smil:subtype="horizontal" smil:mode="out"/>
                  <anim:set smil:begin="0.499s" smil:dur="0.001s" smil:fill="hold" smil:targetElement="id122"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25" smil:attributeName="visibility" smil:to="visible"/>
                  <anim:animate smil:dur="0.5s" smil:fill="hold" smil:targetElement="id125" smil:attributeName="x" smil:values="x;x" smil:keyTimes="0;1" smil:additive="base"/>
                  <anim:animate smil:dur="0.5s" smil:fill="hold" smil:targetElement="id125" smil:attributeName="y" smil:values="1+height/2;y" smil:keyTimes="0;1" smil:additive="base"/>
                </anim:par>
                <anim:par smil:begin="0s" smil:fill="hold" presentation:node-type="with-previous" presentation:group-id="0" presentation:preset-class="entrance" presentation:preset-id="ooo-entrance-fly-in" presentation:preset-sub-type="from-bottom">
                  <anim:set smil:begin="0s" smil:dur="0.001s" smil:fill="hold" smil:targetElement="id126" smil:attributeName="visibility" smil:to="visible"/>
                  <anim:animate smil:dur="0.5s" smil:fill="hold" smil:targetElement="id126" smil:attributeName="x" smil:values="x;x" smil:keyTimes="0;1" smil:additive="base"/>
                  <anim:animate smil:dur="0.5s" smil:fill="hold" smil:targetElement="id126"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xit" presentation:preset-id="ooo-exit-venetian-blinds" presentation:preset-sub-type="vertical">
                  <anim:transitionFilter smil:dur="0.5s" smil:targetElement="id124" smil:type="blindsWipe" smil:subtype="horizontal" smil:mode="out"/>
                  <anim:set smil:begin="0.499s" smil:dur="0.001s" smil:fill="hold" smil:targetElement="id124"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28" smil:attributeName="visibility" smil:to="visible"/>
                  <anim:animate smil:dur="0.5s" smil:fill="hold" smil:targetElement="id128" smil:attributeName="x" smil:values="x;x" smil:keyTimes="0;1" smil:additive="base"/>
                  <anim:animate smil:dur="0.5s" smil:fill="hold" smil:targetElement="id128" smil:attributeName="y" smil:values="1+height/2;y" smil:keyTimes="0;1" smil:additive="base"/>
                </anim:par>
                <anim:par smil:begin="0s" smil:fill="hold" presentation:node-type="with-previous" presentation:group-id="0" presentation:preset-class="entrance" presentation:preset-id="ooo-entrance-fly-in" presentation:preset-sub-type="from-bottom">
                  <anim:set smil:begin="0s" smil:dur="0.001s" smil:fill="hold" smil:targetElement="id129" smil:attributeName="visibility" smil:to="visible"/>
                  <anim:animate smil:dur="0.5s" smil:fill="hold" smil:targetElement="id129" smil:attributeName="x" smil:values="x;x" smil:keyTimes="0;1" smil:additive="base"/>
                  <anim:animate smil:dur="0.5s" smil:fill="hold" smil:targetElement="id129" smil:attributeName="y" smil:values="1+height/2;y" smil:keyTimes="0;1" smil:additive="base"/>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127" smil:type="blindsWipe" smil:subtype="horizontal" smil:mode="out"/>
                  <anim:set smil:begin="0.499s" smil:dur="0.001s" smil:fill="hold" smil:targetElement="id127" smil:attributeName="visibility" smil:to="hidden"/>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31" smil:attributeName="visibility" smil:to="visible"/>
                  <anim:animate smil:dur="0.5s" smil:fill="hold" smil:targetElement="id131" smil:attributeName="x" smil:values="x;x" smil:keyTimes="0;1" smil:additive="base"/>
                  <anim:animate smil:dur="0.5s" smil:fill="hold" smil:targetElement="id131" smil:attributeName="y" smil:values="1+height/2;y" smil:keyTimes="0;1" smil:additive="base"/>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130" smil:type="blindsWipe" smil:subtype="horizontal" smil:mode="out"/>
                  <anim:set smil:begin="0.499s" smil:dur="0.001s" smil:fill="hold" smil:targetElement="id130" smil:attributeName="visibility" smil:to="hidden"/>
                </anim:par>
                <anim:par smil:begin="0s" smil:fill="hold" presentation:node-type="with-previous" presentation:preset-class="entrance" presentation:preset-id="ooo-entrance-appear">
                  <anim:set smil:begin="0s" smil:dur="0.001s" smil:fill="hold" smil:targetElement="id13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33" smil:attributeName="visibility" smil:to="visible"/>
                  <anim:animate smil:dur="0.5s" smil:fill="hold" smil:targetElement="id133" smil:attributeName="x" smil:values="x;x" smil:keyTimes="0;1" smil:additive="base"/>
                  <anim:animate smil:dur="0.5s" smil:fill="hold" smil:targetElement="id133" smil:attributeName="y" smil:values="1+height/2;y" smil:keyTimes="0;1" smil:additive="base"/>
                </anim:par>
                <anim:par smil:begin="0s" smil:fill="hold" presentation:node-type="with-previous" presentation:group-id="0" presentation:preset-class="entrance" presentation:preset-id="ooo-entrance-fly-in" presentation:preset-sub-type="from-bottom">
                  <anim:set smil:begin="0s" smil:dur="0.001s" smil:fill="hold" smil:targetElement="id134" smil:attributeName="visibility" smil:to="visible"/>
                  <anim:animate smil:dur="0.5s" smil:fill="hold" smil:targetElement="id134" smil:attributeName="x" smil:values="x;x" smil:keyTimes="0;1" smil:additive="base"/>
                  <anim:animate smil:dur="0.5s" smil:fill="hold" smil:targetElement="id134" smil:attributeName="y" smil:values="1+height/2;y" smil:keyTimes="0;1" smil:additive="base"/>
                </anim:par>
                <anim:par smil:begin="0s" smil:fill="hold" presentation:node-type="with-previous" presentation:group-id="0" presentation:preset-class="entrance" presentation:preset-id="ooo-entrance-fly-in" presentation:preset-sub-type="from-bottom">
                  <anim:set smil:begin="0s" smil:dur="0.001s" smil:fill="hold" smil:targetElement="id135" smil:attributeName="visibility" smil:to="visible"/>
                  <anim:animate smil:dur="0.5s" smil:fill="hold" smil:targetElement="id135" smil:attributeName="x" smil:values="x;x" smil:keyTimes="0;1" smil:additive="base"/>
                  <anim:animate smil:dur="0.5s" smil:fill="hold" smil:targetElement="id135" smil:attributeName="y" smil:values="1+height/2;y" smil:keyTimes="0;1" smil:additive="base"/>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132" smil:type="blindsWipe" smil:subtype="horizontal" smil:mode="out"/>
                  <anim:set smil:begin="0.499s" smil:dur="0.001s" smil:fill="hold" smil:targetElement="id132" smil:attributeName="visibility" smil:to="hidden"/>
                </anim:par>
                <anim:par smil:begin="0s" smil:fill="hold" presentation:node-type="with-previous" presentation:preset-class="entrance" presentation:preset-id="ooo-entrance-appear">
                  <anim:set smil:begin="0s" smil:dur="0.001s" smil:fill="hold" smil:targetElement="id13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37" smil:attributeName="visibility" smil:to="visible"/>
                  <anim:animate smil:dur="0.5s" smil:fill="hold" smil:targetElement="id137" smil:attributeName="x" smil:values="x;x" smil:keyTimes="0;1" smil:additive="base"/>
                  <anim:animate smil:dur="0.5s" smil:fill="hold" smil:targetElement="id137" smil:attributeName="y" smil:values="1+height/2;y" smil:keyTimes="0;1" smil:additive="base"/>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136" smil:type="blindsWipe" smil:subtype="horizontal" smil:mode="out"/>
                  <anim:set smil:begin="0.499s" smil:dur="0.001s" smil:fill="hold" smil:targetElement="id136" smil:attributeName="visibility" smil:to="hidden"/>
                </anim:par>
                <anim:par smil:begin="0s" smil:fill="hold" presentation:node-type="with-previous" presentation:preset-class="entrance" presentation:preset-id="ooo-entrance-appear">
                  <anim:set smil:begin="0s" smil:dur="0.001s" smil:fill="hold" smil:targetElement="id13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39" smil:attributeName="visibility" smil:to="visible"/>
                  <anim:animate smil:dur="0.5s" smil:fill="hold" smil:targetElement="id139" smil:attributeName="x" smil:values="x;x" smil:keyTimes="0;1" smil:additive="base"/>
                  <anim:animate smil:dur="0.5s" smil:fill="hold" smil:targetElement="id139" smil:attributeName="y" smil:values="1+height/2;y" smil:keyTimes="0;1" smil:additive="base"/>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138" smil:type="blindsWipe" smil:subtype="horizontal" smil:mode="out"/>
                  <anim:set smil:begin="0.499s" smil:dur="0.001s" smil:fill="hold" smil:targetElement="id138" smil:attributeName="visibility" smil:to="hidden"/>
                </anim:par>
              </anim:par>
            </anim:par>
          </anim:seq>
        </anim:par>
        <presentation:notes draw:style-name="dp3">
          <draw:page-thumbnail draw:style-name="gr20" draw:layer="layout" svg:width="13.335cm" svg:height="10.001cm" svg:x="3.492cm" svg:y="2.001cm" draw:page-number="15" presentation:class="page"/>
          <draw:frame presentation:style-name="pr3" draw:layer="layout" svg:width="14.904cm" svg:height="11.999cm" svg:x="2.708cm" svg:y="12.668cm" presentation:class="notes" presentation:placeholder="true">
            <draw:text-box/>
          </draw:frame>
        </presentation:notes>
      </draw:page>
      <draw:page draw:name="id*(id+id)" draw:style-name="dp1" draw:master-page-name="Default" presentation:use-date-time-name="dtd1">
        <draw:custom-shape draw:name="Date Placeholder 3" draw:style-name="gr158" draw:text-style-name="P2" draw:layer="layout" svg:width="5.292cm" svg:height="1.27cm" svg:x="1.905cm" svg:y="17.357cm">
          <text:list text:style-name="L1">
            <text:list-header>
              <text:p text:style-name="P1"><text:span text:style-name="T1">9/30/2014</text:span></text:p>
            </text:list-header>
          </text:list>
          <draw:enhanced-geometry svg:viewBox="0 0 21600 21600" draw:type="mso-spt202" draw:enhanced-path="M 0 0 L 21600 0 21600 21600 0 21600 0 0 Z N"/>
        </draw:custom-shape>
        <draw:custom-shape draw:name="Footer Placeholder 4" draw:style-name="gr159" draw:text-style-name="P4" draw:layer="layout" svg:width="8.044cm" svg:height="1.27cm" svg:x="8.678cm" svg:y="17.357cm">
          <text:list text:style-name="L1">
            <text:list-header>
              <text:p text:style-name="P3"><text:span text:style-name="T1">IT 327</text:span></text:p>
            </text:list-header>
          </text:list>
          <draw:enhanced-geometry svg:viewBox="0 0 21600 21600" draw:type="mso-spt202" draw:enhanced-path="M 0 0 L 21600 0 21600 21600 0 21600 0 0 Z N"/>
        </draw:custom-shape>
        <draw:custom-shape draw:name="Slide Number Placeholder 5" draw:style-name="gr160" draw:text-style-name="P6" draw:layer="layout" svg:width="5.292cm" svg:height="1.27cm" svg:x="18.203cm" svg:y="17.357cm">
          <text:list text:style-name="L1">
            <text:list-header>
              <text:p text:style-name="P5"><text:span text:style-name="T1"><text:page-number>&lt;number&gt;</text:page-number></text:span></text:p>
            </text:list-header>
          </text:list>
          <draw:enhanced-geometry svg:viewBox="0 0 21600 21600" draw:type="mso-spt202" draw:enhanced-path="M 0 0 L 21600 0 21600 21600 0 21600 0 0 Z N"/>
        </draw:custom-shape>
        <draw:frame presentation:style-name="pr9" draw:text-style-name="P8" draw:layer="layout" svg:width="5.08cm" svg:height="1.694cm" svg:x="9.948cm" svg:y="0.423cm" presentation:class="title" presentation:user-transformed="true">
          <draw:text-box>
            <text:list text:style-name="L24">
              <text:list-header>
                <text:p text:style-name="P33"><text:span text:style-name="T71">id*(id+id)</text:span></text:p>
              </text:list-header>
            </text:list>
          </draw:text-box>
        </draw:frame>
        <draw:custom-shape draw:name="Text Box 4" draw:style-name="gr161" draw:text-style-name="P2" draw:layer="layout" svg:width="9.102cm" svg:height="14.66cm" svg:x="8.043cm" svg:y="2.117cm">
          <text:list text:style-name="L4">
            <text:list-header>
              <text:p text:style-name="P1"><text:span text:style-name="T35">E</text:span></text:p>
            </text:list-header>
          </text:list>
          <text:list text:style-name="L25">
            <text:list-header>
              <text:p text:style-name="P16"><text:span text:style-name="T72"></text:span><text:span text:style-name="T32"> </text:span><text:span text:style-name="T35">T E’</text:span></text:p>
            </text:list-header>
          </text:list>
          <text:list text:style-name="L26">
            <text:list-item>
              <text:p text:style-name="P1"><text:span text:style-name="T32"><text:s/></text:span><text:span text:style-name="T35">F T’ E’</text:span></text:p>
            </text:list-item>
            <text:list-item>
              <text:p text:style-name="P1"><text:span text:style-name="T32"><text:s/></text:span><text:span text:style-name="T33">id</text:span><text:span text:style-name="T32"> </text:span><text:span text:style-name="T35">T’ E’</text:span><text:span text:style-name="T32"> </text:span></text:p>
            </text:list-item>
            <text:list-item>
              <text:p text:style-name="P1"><text:span text:style-name="T32"><text:s/></text:span><text:span text:style-name="T33">id *</text:span><text:span text:style-name="T32"> </text:span><text:span text:style-name="T35">F T’ E’</text:span></text:p>
            </text:list-item>
            <text:list-item>
              <text:p text:style-name="P1"><text:span text:style-name="T32"><text:s/></text:span><text:span text:style-name="T33">id * (</text:span><text:span text:style-name="T32"> </text:span><text:span text:style-name="T35">E </text:span><text:span text:style-name="T33">)</text:span><text:span text:style-name="T32"> </text:span><text:span text:style-name="T35">T’ E’</text:span></text:p>
            </text:list-item>
            <text:list-item>
              <text:p text:style-name="P1"><text:span text:style-name="T32"><text:s/></text:span><text:span text:style-name="T33">id * (</text:span><text:span text:style-name="T32"> </text:span><text:span text:style-name="T35">T E’ </text:span><text:span text:style-name="T33">)</text:span><text:span text:style-name="T35"> T’ E’</text:span></text:p>
            </text:list-item>
            <text:list-item>
              <text:p text:style-name="P1"><text:span text:style-name="T32"><text:s/></text:span><text:span text:style-name="T33">id * (</text:span><text:span text:style-name="T32"> </text:span><text:span text:style-name="T35">F T’ E’</text:span><text:span text:style-name="T32"> </text:span><text:span text:style-name="T33">)</text:span><text:span text:style-name="T32"> </text:span><text:span text:style-name="T35">T’ E’</text:span></text:p>
            </text:list-item>
            <text:list-item>
              <text:p text:style-name="P1"><text:span text:style-name="T32"><text:s/></text:span><text:span text:style-name="T33">id * ( id</text:span><text:span text:style-name="T32"> </text:span><text:span text:style-name="T35">T’ E’</text:span><text:span text:style-name="T32"> </text:span><text:span text:style-name="T33">)</text:span><text:span text:style-name="T32"> </text:span><text:span text:style-name="T35">T’ E’</text:span></text:p>
            </text:list-item>
            <text:list-item>
              <text:p text:style-name="P1"><text:span text:style-name="T32"><text:s/></text:span><text:span text:style-name="T33">id * ( id</text:span><text:span text:style-name="T32"> </text:span><text:span text:style-name="T35">E’</text:span><text:span text:style-name="T32"> </text:span><text:span text:style-name="T33">)</text:span><text:span text:style-name="T32"> </text:span><text:span text:style-name="T35">T’ E’</text:span></text:p>
            </text:list-item>
            <text:list-item>
              <text:p text:style-name="P1"><text:span text:style-name="T32"><text:s/></text:span><text:span text:style-name="T33">id * ( id</text:span><text:span text:style-name="T32"> </text:span><text:span text:style-name="T73">+</text:span><text:span text:style-name="T32"> </text:span><text:span text:style-name="T35">TE’</text:span><text:span text:style-name="T32"> </text:span><text:span text:style-name="T33">)</text:span><text:span text:style-name="T32"> </text:span><text:span text:style-name="T35">T’ E’</text:span></text:p>
            </text:list-item>
            <text:list-item>
              <text:p text:style-name="P1"><text:span text:style-name="T32"><text:s/></text:span><text:span text:style-name="T33">id * ( id </text:span><text:span text:style-name="T73">+</text:span><text:span text:style-name="T32"> </text:span><text:span text:style-name="T35">F T’ E’</text:span><text:span text:style-name="T32"> </text:span><text:span text:style-name="T33">)</text:span><text:span text:style-name="T32"> </text:span><text:span text:style-name="T35">T’ E’</text:span></text:p>
            </text:list-item>
            <text:list-item>
              <text:p text:style-name="P1"><text:span text:style-name="T32"><text:s/></text:span><text:span text:style-name="T33">id * ( id </text:span><text:span text:style-name="T73">+</text:span><text:span text:style-name="T33"> id</text:span><text:span text:style-name="T32"> </text:span><text:span text:style-name="T35">T’ E’</text:span><text:span text:style-name="T32"> </text:span><text:span text:style-name="T33">)</text:span><text:span text:style-name="T32"> </text:span><text:span text:style-name="T35">T’ E’</text:span></text:p>
            </text:list-item>
            <text:list-item>
              <text:p text:style-name="P1"><text:span text:style-name="T32"><text:s/></text:span><text:span text:style-name="T33">id * ( id </text:span><text:span text:style-name="T73">+</text:span><text:span text:style-name="T33"> id</text:span><text:span text:style-name="T32"> </text:span><text:span text:style-name="T35"><text:s/>E’</text:span><text:span text:style-name="T32"> </text:span><text:span text:style-name="T33">)</text:span><text:span text:style-name="T32"> </text:span><text:span text:style-name="T35">T’ E’</text:span></text:p>
            </text:list-item>
            <text:list-item>
              <text:p text:style-name="P1"><text:span text:style-name="T32"><text:s/></text:span><text:span text:style-name="T33">id * ( id </text:span><text:span text:style-name="T73">+</text:span><text:span text:style-name="T33"> id</text:span><text:span text:style-name="T32"> </text:span><text:span text:style-name="T33">)</text:span><text:span text:style-name="T32"> </text:span><text:span text:style-name="T35">T’ E’</text:span></text:p>
            </text:list-item>
            <text:list-item>
              <text:p text:style-name="P1"><text:span text:style-name="T32"><text:s/></text:span><text:span text:style-name="T33">id * ( id </text:span><text:span text:style-name="T73">+</text:span><text:span text:style-name="T33"> id</text:span><text:span text:style-name="T32"> </text:span><text:span text:style-name="T33">)</text:span><text:span text:style-name="T32"> </text:span><text:span text:style-name="T35">E’</text:span></text:p>
            </text:list-item>
            <text:list-item>
              <text:p text:style-name="P1"><text:span text:style-name="T32"><text:s/></text:span><text:span text:style-name="T33">id * ( id </text:span><text:span text:style-name="T73">+</text:span><text:span text:style-name="T33"> id</text:span><text:span text:style-name="T32"> </text:span><text:span text:style-name="T33">)</text:span><text:span text:style-name="T32"> </text:span></text:p>
            </text:list-item>
          </text:list>
          <draw:enhanced-geometry svg:viewBox="0 0 21600 21600" draw:type="mso-spt202" draw:enhanced-path="M 0 0 L 21600 0 21600 21600 0 21600 0 0 Z N"/>
        </draw:custom-shape>
        <draw:custom-shape draw:name="Text Box 5" draw:style-name="gr162" draw:text-style-name="P2" draw:layer="layout" svg:width="6.35cm" svg:height="8.389cm" svg:x="1.482cm" svg:y="2.752cm">
          <text:list text:style-name="L2">
            <text:list-item>
              <text:p text:style-name="P1"><text:span text:style-name="T4">E</text:span><text:span text:style-name="T5"> <text:s/></text:span><text:span text:style-name="T6"></text:span><text:span text:style-name="T5"> </text:span><text:span text:style-name="T4">T E’</text:span></text:p>
            </text:list-item>
            <text:list-item>
              <text:p text:style-name="P1"><text:span text:style-name="T4">E’ <text:s/></text:span><text:span text:style-name="T6"></text:span><text:span text:style-name="T4"> </text:span><text:span text:style-name="T64">+ </text:span><text:span text:style-name="T4">T E’</text:span></text:p>
            </text:list-item>
            <text:list-item>
              <text:p text:style-name="P1"><text:span text:style-name="T4">E’ <text:s/></text:span><text:span text:style-name="T6"></text:span><text:span text:style-name="T4"> </text:span><text:span text:style-name="T8"></text:span></text:p>
            </text:list-item>
            <text:list-item>
              <text:p text:style-name="P1"><text:span text:style-name="T4">T</text:span><text:span text:style-name="T5"> <text:s text:c="2"/></text:span><text:span text:style-name="T6"></text:span><text:span text:style-name="T5"> </text:span><text:span text:style-name="T4">F T’</text:span></text:p>
            </text:list-item>
            <text:list-item>
              <text:p text:style-name="P1"><text:span text:style-name="T4">T’</text:span><text:span text:style-name="T5"> <text:s/></text:span><text:span text:style-name="T6"></text:span><text:span text:style-name="T5"> </text:span><text:span text:style-name="T7">* </text:span><text:span text:style-name="T4">F T’</text:span></text:p>
            </text:list-item>
            <text:list-item>
              <text:p text:style-name="P1"><text:span text:style-name="T4">T’ <text:s/></text:span><text:span text:style-name="T6"></text:span><text:span text:style-name="T4"> </text:span><text:span text:style-name="T8"></text:span></text:p>
            </text:list-item>
            <text:list-item>
              <text:p text:style-name="P1"><text:span text:style-name="T4">F</text:span><text:span text:style-name="T5"> <text:s text:c="2"/></text:span><text:span text:style-name="T6"></text:span><text:span text:style-name="T5"> </text:span><text:span text:style-name="T7">( </text:span><text:span text:style-name="T4">E </text:span><text:span text:style-name="T7">)</text:span></text:p>
            </text:list-item>
            <text:list-item>
              <text:p text:style-name="P1"><text:span text:style-name="T4">F</text:span><text:span text:style-name="T5"> <text:s text:c="2"/></text:span><text:span text:style-name="T6"></text:span><text:span text:style-name="T5"> </text:span><text:span text:style-name="T7">id</text:span></text:p>
            </text:list-item>
          </text:list>
          <draw:enhanced-geometry svg:viewBox="0 0 21600 21600" draw:type="mso-spt202" draw:enhanced-path="M 0 0 L 21600 0 21600 21600 0 21600 0 0 Z N"/>
        </draw:custom-shape>
        <draw:custom-shape draw:name="Text Box 9" draw:style-name="gr163" draw:text-style-name="P2" xml:id="id142" draw:id="id142" draw:layer="layout" svg:width="6.352cm" svg:height="2.547cm" svg:x="16.722cm" svg:y="1.693cm">
          <text:list text:style-name="L1">
            <text:list-header>
              <text:p text:style-name="P1"><text:span text:style-name="T74">The entry [E, id] in the</text:span></text:p>
              <text:p text:style-name="P1"><text:span text:style-name="T74">Parsing table: </text:span></text:p>
              <text:p text:style-name="P1"><text:span text:style-name="T74">LL(1)_PT[</text:span><text:span text:style-name="T67">E</text:span><text:span text:style-name="T74">, </text:span><text:span text:style-name="T75">id</text:span><text:span text:style-name="T74">] = 1</text:span></text:p>
            </text:list-header>
          </text:list>
          <draw:enhanced-geometry svg:viewBox="0 0 21600 21600" draw:type="mso-spt202" draw:enhanced-path="M 0 0 L 21600 0 21600 21600 0 21600 0 0 Z N"/>
        </draw:custom-shape>
        <draw:custom-shape draw:name="Freeform 11" draw:style-name="gr164" draw:text-style-name="P8" xml:id="id140" draw:id="id140" draw:layer="layout" svg:width="6.88cm" svg:height="15.28cm" svg:x="8.678cm" svg:y="1.693cm">
          <text:p/>
          <draw:enhanced-geometry svg:viewBox="0 0 2476501 5500915" draw:extrusion-allowed="true" draw:text-areas="0 0 2476501 5500915" draw:glue-points="139700 536699 302986 514942 313872 797791 455386 863074 596900 884830 596900 1135053 651329 1243836 694872 1396145 977900 1450544 1054101 1668123 1162958 1744278 1348015 1820433 1369786 2059769 1587500 2059769 1652815 2320874 1903186 2386131 1903186 2701635 1968500 2843061 1718129 3017112 1707243 3267334 2001157 3299963 2110013 3550182 2349499 3615467 2414813 3930943 2447471 4126767 2240641 4224702 2207985 4485781 1892300 4518438 1881415 4714257 1641929 4812169 1598386 5323443 1500415 5443125 1195616 5486667 183243 5475779 96157 5356101 150586 4866541 117929 3735132 139700 536699" draw:glue-point-type="139700 536699 302986 514942 313872 797791 455386 863074 596900 884830 596900 1135053 651329 1243836 694872 1396145 977900 1450544 1054101 1668123 1162958 1744278 1348015 1820433 1369786 2059769 1587500 2059769 1652815 2320874 1903186 2386131 1903186 2701635 1968500 2843061 1718129 3017112 1707243 3267334 2001157 3299963 2110013 3550182 2349499 3615467 2414813 3930943 2447471 4126767 2240641 4224702 2207985 4485781 1892300 4518438 1881415 4714257 1641929 4812169 1598386 5323443 1500415 5443125 1195616 5486667 183243 5475779 96157 5356101 150586 4866541 117929 3735132 139700 536699" draw:type="non-primitive" draw:enhanced-path="M 139700 537029 C 170543 0 273957 471714 302986 515257 C 332015 558800 288472 740229 313872 798286 C 339272 856343 408215 849086 455386 863600 C 502557 878114 573314 840014 596900 885371 C 620486 930728 587829 1075872 596900 1135743 C 605971 1195614 635000 1201057 651329 1244600 C 667658 1288143 640444 1362529 694872 1397000 C 749301 1431472 918029 1406072 977900 1451429 C 1037771 1496786 1023257 1620157 1054100 1669143 C 1084943 1718129 1113971 1719943 1162957 1745343 C 1211943 1770743 1313544 1768929 1348015 1821543 C 1382487 1874157 1329872 2021115 1369786 2061029 C 1409700 2100943 1540329 2017486 1587500 2061029 C 1634671 2104572 1600201 2267857 1652815 2322286 C 1705429 2376715 1861458 2324100 1903186 2387600 C 1944915 2451100 1892300 2627086 1903186 2703286 C 1914072 2779486 1999343 2792186 1968500 2844800 C 1937657 2897414 1761672 2948214 1718129 3018971 C 1674586 3089728 1660072 3222172 1707243 3269343 C 1754414 3316514 1934028 3254829 2001157 3302000 C 2068286 3349171 2051958 3499757 2110015 3552371 C 2168072 3604985 2298700 3554186 2349500 3617686 C 2400300 3681186 2398486 3848100 2414815 3933371 C 2431144 4018642 2476501 4080328 2447472 4129314 C 2418443 4178300 2280557 4167415 2240643 4227286 C 2200729 4287158 2266043 4439557 2207986 4488543 C 2149929 4537529 1946728 4483100 1892300 4521200 C 1837872 4559300 1923143 4668157 1881415 4717143 C 1839687 4766129 1689100 4713514 1641929 4815114 C 1594758 4916714 1621972 5221514 1598386 5326743 C 1574800 5431972 1567543 5419272 1500415 5446486 C 1433287 5473700 1415144 5484586 1195615 5490029 C 976086 5495472 366486 5500915 183243 5479143 C 0 5457371 101600 5461000 96157 5359400 C 90714 5257800 146957 5139871 150586 4869543 C 154215 4599215 123372 4459515 117929 3737429 C 112486 3015343 108857 1074058 139700 537029 Z N">
            <draw:equation draw:name="f0" draw:formula=""/>
            <draw:equation draw:name="f1" draw:formula=""/>
            <draw:equation draw:name="f2" draw:formula=""/>
            <draw:equation draw:name="f3" draw:formula=""/>
            <draw:equation draw:name="f4" draw:formula=""/>
            <draw:equation draw:name="f5" draw:formula=""/>
            <draw:equation draw:name="f6" draw:formula="4*tan(?f78 )"/>
            <draw:equation draw:name="f7" draw:formula=""/>
            <draw:equation draw:name="f8" draw:formula=""/>
            <draw:equation draw:name="f9" draw:formula=""/>
            <draw:equation draw:name="f10" draw:formula=""/>
            <draw:equation draw:name="f11" draw:formula="-(sin(*(pi/180))*(-10800)-cos(*(pi/180))*(-11954-10800))+10800"/>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cos(-22577*(pi/180))"/>
            <draw:equation draw:name="f20" draw:formula=""/>
            <draw:equation draw:name="f21" draw:formula=""/>
            <draw:equation draw:name="f22" draw:formula=""/>
            <draw:equation draw:name="f23" draw:formula="sqrt(14)"/>
            <draw:equation draw:name="f24" draw:formula=""/>
            <draw:equation draw:name="f25" draw:formula=""/>
            <draw:equation draw:name="f26" draw:formula=""/>
            <draw:equation draw:name="f27" draw:formula=""/>
            <draw:equation draw:name="f28" draw:formula="*sqrt(1-(16/14193)*(16/14193))"/>
            <draw:equation draw:name="f29" draw:formula=""/>
            <draw:equation draw:name="f30" draw:formula=""/>
            <draw:equation draw:name="f31" draw:formula=""/>
            <draw:equation draw:name="f32" draw:formula="atan2(-543,20)/(pi/180)"/>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max(30,25200)"/>
            <draw:equation draw:name="f61" draw:formula=""/>
            <draw:equation draw:name="f62" draw:formula=""/>
            <draw:equation draw:name="f63" draw:formula=""/>
            <draw:equation draw:name="f64" draw:formula="atan2(505,33)/(pi/180)"/>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cos(atan2(,))"/>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25*sin(atan2(,?f42 ))"/>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17883-83"/>
            <draw:equation draw:name="f101" draw:formula=""/>
            <draw:equation draw:name="f102" draw:formula=""/>
            <draw:equation draw:name="f103" draw:formula=""/>
            <draw:equation draw:name="f104" draw:formula="sqrt()"/>
            <draw:equation draw:name="f105" draw:formula=""/>
            <draw:equation draw:name="f106" draw:formula=""/>
            <draw:equation draw:name="f107" draw:formula=""/>
            <draw:equation draw:name="f108" draw:formula=""/>
            <draw:equation draw:name="f109" draw:formula=""/>
            <draw:equation draw:name="f110" draw:formula=""/>
            <draw:equation draw:name="f111" draw:formula=""/>
          </draw:enhanced-geometry>
        </draw:custom-shape>
        <draw:frame xml:id="id141" draw:id="id141" draw:layer="layout" svg:width="7.83cm" svg:height="5.925cm" svg:x="16.722cm" svg:y="5.292cm">
          <table:table>
            <table:table-column table:style-name="co9"/>
            <table:table-column table:style-name="co9"/>
            <table:table-column table:style-name="co10"/>
            <table:table-column table:style-name="co11"/>
            <table:table-column table:style-name="co10"/>
            <table:table-column table:style-name="co9"/>
            <table:table-column table:style-name="co9"/>
            <table:table-row table:style-name="ro3">
              <table:table-cell table:style-name="ce32"/>
              <table:table-cell table:style-name="ce33">
                <text:list text:style-name="L3">
                  <text:list-header>
                    <text:p text:style-name="P34"><text:span text:style-name="T76">id</text:span></text:p>
                  </text:list-header>
                </text:list>
              </table:table-cell>
              <table:table-cell table:style-name="ce34">
                <text:list text:continue-numbering="true" text:style-name="L3">
                  <text:list-header>
                    <text:p text:style-name="P34"><text:span text:style-name="T77">+</text:span></text:p>
                  </text:list-header>
                </text:list>
              </table:table-cell>
              <table:table-cell table:style-name="ce35">
                <text:list text:continue-numbering="true" text:style-name="L3">
                  <text:list-header>
                    <text:p text:style-name="P34"><text:span text:style-name="T76">*</text:span></text:p>
                  </text:list-header>
                </text:list>
              </table:table-cell>
              <table:table-cell table:style-name="ce36">
                <text:list text:continue-numbering="true" text:style-name="L3">
                  <text:list-header>
                    <text:p text:style-name="P34"><text:span text:style-name="T76">(</text:span></text:p>
                  </text:list-header>
                </text:list>
              </table:table-cell>
              <table:table-cell table:style-name="ce37">
                <text:list text:continue-numbering="true" text:style-name="L3">
                  <text:list-header>
                    <text:p text:style-name="P34"><text:span text:style-name="T76">)</text:span></text:p>
                  </text:list-header>
                </text:list>
              </table:table-cell>
              <table:table-cell table:style-name="ce38">
                <text:list text:continue-numbering="true" text:style-name="L3">
                  <text:list-header>
                    <text:p text:style-name="P34"><text:span text:style-name="T76">$</text:span></text:p>
                  </text:list-header>
                </text:list>
              </table:table-cell>
            </table:table-row>
            <table:table-row table:style-name="ro4" table:default-cell-style-name="ce40">
              <table:table-cell table:style-name="ce39">
                <text:list text:style-name="L4">
                  <text:list-header>
                    <text:p text:style-name="P32"><text:span text:style-name="T78">E</text:span><text:span text:style-name="T79"> </text:span></text:p>
                  </text:list-header>
                </text:list>
              </table:table-cell>
              <table:table-cell>
                <text:list text:style-name="L1">
                  <text:list-header>
                    <text:p text:style-name="P34"><text:span text:style-name="T79">1</text:span></text:p>
                  </text:list-header>
                </text:list>
              </table:table-cell>
              <table:table-cell/>
              <table:table-cell/>
              <table:table-cell>
                <text:list text:continue-numbering="true" text:style-name="L1">
                  <text:list-header>
                    <text:p text:style-name="P34"><text:span text:style-name="T79">1</text:span></text:p>
                  </text:list-header>
                </text:list>
              </table:table-cell>
              <table:table-cell/>
              <table:table-cell table:style-name="ce41"/>
            </table:table-row>
            <table:table-row table:style-name="ro4" table:default-cell-style-name="ce40">
              <table:table-cell table:style-name="ce42">
                <text:list text:style-name="L4">
                  <text:list-header>
                    <text:p text:style-name="P32"><text:span text:style-name="T78">E’</text:span></text:p>
                  </text:list-header>
                </text:list>
              </table:table-cell>
              <table:table-cell/>
              <table:table-cell>
                <text:list text:style-name="L1">
                  <text:list-header>
                    <text:p text:style-name="P34"><text:span text:style-name="T79">2</text:span></text:p>
                  </text:list-header>
                </text:list>
              </table:table-cell>
              <table:table-cell/>
              <table:table-cell/>
              <table:table-cell>
                <text:list text:continue-numbering="true" text:style-name="L1">
                  <text:list-header>
                    <text:p text:style-name="P34"><text:span text:style-name="T79">3</text:span></text:p>
                  </text:list-header>
                </text:list>
              </table:table-cell>
              <table:table-cell table:style-name="ce41">
                <text:list text:continue-numbering="true" text:style-name="L1">
                  <text:list-header>
                    <text:p text:style-name="P34"><text:span text:style-name="T79">3</text:span></text:p>
                  </text:list-header>
                </text:list>
              </table:table-cell>
            </table:table-row>
            <table:table-row table:style-name="ro4" table:default-cell-style-name="ce40">
              <table:table-cell table:style-name="ce43">
                <text:list text:style-name="L4">
                  <text:list-header>
                    <text:p text:style-name="P32"><text:span text:style-name="T78">T</text:span></text:p>
                  </text:list-header>
                </text:list>
              </table:table-cell>
              <table:table-cell>
                <text:list text:style-name="L1">
                  <text:list-header>
                    <text:p text:style-name="P34"><text:span text:style-name="T79">4</text:span></text:p>
                  </text:list-header>
                </text:list>
              </table:table-cell>
              <table:table-cell/>
              <table:table-cell/>
              <table:table-cell>
                <text:list text:continue-numbering="true" text:style-name="L1">
                  <text:list-header>
                    <text:p text:style-name="P34"><text:span text:style-name="T79">4</text:span></text:p>
                  </text:list-header>
                </text:list>
              </table:table-cell>
              <table:table-cell/>
              <table:table-cell table:style-name="ce41"/>
            </table:table-row>
            <table:table-row table:style-name="ro4" table:default-cell-style-name="ce40">
              <table:table-cell table:style-name="ce44">
                <text:list text:style-name="L4">
                  <text:list-header>
                    <text:p text:style-name="P32"><text:span text:style-name="T78">T’</text:span></text:p>
                  </text:list-header>
                </text:list>
              </table:table-cell>
              <table:table-cell/>
              <table:table-cell>
                <text:list text:style-name="L1">
                  <text:list-header>
                    <text:p text:style-name="P34"><text:span text:style-name="T79">6</text:span></text:p>
                  </text:list-header>
                </text:list>
              </table:table-cell>
              <table:table-cell>
                <text:list text:continue-numbering="true" text:style-name="L1">
                  <text:list-header>
                    <text:p text:style-name="P34"><text:span text:style-name="T79">5</text:span></text:p>
                  </text:list-header>
                </text:list>
              </table:table-cell>
              <table:table-cell/>
              <table:table-cell>
                <text:list text:continue-numbering="true" text:style-name="L1">
                  <text:list-header>
                    <text:p text:style-name="P34"><text:span text:style-name="T79">6</text:span></text:p>
                  </text:list-header>
                </text:list>
              </table:table-cell>
              <table:table-cell table:style-name="ce41">
                <text:list text:continue-numbering="true" text:style-name="L1">
                  <text:list-header>
                    <text:p text:style-name="P34"><text:span text:style-name="T79">6</text:span></text:p>
                  </text:list-header>
                </text:list>
              </table:table-cell>
            </table:table-row>
            <table:table-row table:style-name="ro3" table:default-cell-style-name="ce46">
              <table:table-cell table:style-name="ce45">
                <text:list text:style-name="L4">
                  <text:list-header>
                    <text:p text:style-name="P32"><text:span text:style-name="T78">F</text:span></text:p>
                  </text:list-header>
                </text:list>
              </table:table-cell>
              <table:table-cell>
                <text:list text:style-name="L1">
                  <text:list-header>
                    <text:p text:style-name="P34"><text:span text:style-name="T79">8</text:span></text:p>
                  </text:list-header>
                </text:list>
              </table:table-cell>
              <table:table-cell/>
              <table:table-cell/>
              <table:table-cell>
                <text:list text:continue-numbering="true" text:style-name="L1">
                  <text:list-header>
                    <text:p text:style-name="P34"><text:span text:style-name="T79">7</text:span></text:p>
                  </text:list-header>
                </text:list>
              </table:table-cell>
              <table:table-cell/>
              <table:table-cell table:style-name="ce47"/>
            </table:table-row>
          </table:table>
          <draw:image xlink:href="Pictures/TablePreview4.svm" xlink:type="simple" xlink:show="embed" xlink:actuate="onLoad"/>
        </draw:frame>
        <draw:custom-shape draw:name="Text Box 9" draw:style-name="gr165" draw:text-style-name="P2" draw:layer="layout" svg:width="7.212cm" svg:height="1.277cm" svg:x="0.635cm" svg:y="12.7cm">
          <text:list text:style-name="L1">
            <text:list-header>
              <text:p text:style-name="P1"><text:span text:style-name="T5">left-most derivation</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1" smil:attributeName="visibility" smil:to="visible"/>
                </anim:par>
                <anim:par smil:begin="0s" smil:fill="hold" presentation:node-type="with-previous" presentation:group-id="0"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xit" presentation:preset-id="ooo-exit-disappear">
                  <anim:set smil:begin="0s" smil:dur="0.001s" smil:fill="hold" smil:targetElement="id140" smil:attributeName="visibility" smil:to="hidden"/>
                </anim:par>
              </anim:par>
            </anim:par>
          </anim:seq>
        </anim:par>
        <presentation:notes draw:style-name="dp3">
          <draw:page-thumbnail draw:style-name="gr20" draw:layer="layout" svg:width="13.335cm" svg:height="10.001cm" svg:x="3.492cm" svg:y="2.001cm" draw:page-number="16" presentation:class="page"/>
          <draw:frame presentation:style-name="pr3" draw:layer="layout" svg:width="14.904cm" svg:height="11.999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528 528" svg:d="M264 0l264 528h-528z"/>
    <draw:marker draw:name="Arrowheads_20_2" draw:display-name="Arrowheads 2" svg:viewBox="0 0 264 264" svg:d="M132 0l132 264h-264z"/>
    <draw:marker draw:name="Arrowheads_20_3" draw:display-name="Arrowheads 3" svg:viewBox="0 0 264 264" svg:d="M132 0l132 264h-264z"/>
    <draw:marker draw:name="Arrowheads_20_4" draw:display-name="Arrowheads 4" svg:viewBox="0 0 264 264" svg:d="M132 0l132 264h-264z"/>
    <draw:marker draw:name="Arrowheads_20_5" draw:display-name="Arrowheads 5" svg:viewBox="0 0 264 264" svg:d="M132 0l132 264h-264z"/>
    <draw:marker draw:name="Arrowheads_20_6" draw:display-name="Arrowheads 6" svg:viewBox="0 0 264 264" svg:d="M132 0l132 264h-264z"/>
    <draw:marker draw:name="Arrowheads_20_7" draw:display-name="Arrowheads 7" svg:viewBox="0 0 264 264" svg:d="M132 0l132 264h-264z"/>
    <draw:marker draw:name="Arrowheads_20_8" draw:display-name="Arrowheads 8" svg:viewBox="0 0 264 264" svg:d="M132 0l132 264h-264z"/>
    <draw:marker draw:name="Arrowheads_20_9" draw:display-name="Arrowheads 9" svg:viewBox="0 0 264 264" svg:d="M132 0l132 264h-264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left" draw:textarea-vertical-align="top" draw:auto-grow-height="false" draw:auto-grow-width="false" fo:min-height="1.333cm" fo:min-width="0cm" fo:padding-top="0.134cm" fo:padding-bottom="0.134cm" fo:padding-left="0.268cm" fo:padding-right="0.268cm" fo:wrap-option="wrap" draw:shadow-color="#808080"/>
    </style:style>
    <style:style style:name="Mgr3" style:family="graphic" style:parent-style-name="standard">
      <style:graphic-properties draw:stroke="none" draw:fill="none" draw:fill-color="#ffffff" draw:textarea-horizontal-align="right" draw:textarea-vertical-align="top" draw:auto-grow-height="false" draw:auto-grow-width="false" fo:min-height="1.333cm" fo:min-width="0cm" fo:padding-top="0.134cm" fo:padding-bottom="0.134cm" fo:padding-left="0.268cm" fo:padding-right="0.268cm" fo:wrap-option="wrap" draw:shadow-color="#808080"/>
    </style:style>
    <style:style style:name="Mgr4" style:family="graphic" style:parent-style-name="standard">
      <style:graphic-properties draw:stroke="none" draw:fill="none" draw:fill-color="#ffffff" draw:textarea-horizontal-align="left" draw:textarea-vertical-align="bottom" draw:auto-grow-height="false" draw:auto-grow-width="false" fo:min-height="1.333cm" fo:min-width="0cm" fo:padding-top="0.134cm" fo:padding-bottom="0.134cm" fo:padding-left="0.268cm" fo:padding-right="0.268cm" fo:wrap-option="wrap" draw:shadow-color="#808080"/>
    </style:style>
    <style:style style:name="Mgr5" style:family="graphic" style:parent-style-name="standard">
      <style:graphic-properties draw:stroke="none" draw:fill="none" draw:fill-color="#ffffff" draw:textarea-horizontal-align="right" draw:textarea-vertical-align="bottom" draw:auto-grow-height="false" draw:auto-grow-width="false" fo:min-height="1.333cm" fo:min-width="0cm" fo:padding-top="0.134cm" fo:padding-bottom="0.134cm" fo:padding-left="0.268cm" fo:padding-right="0.268cm" fo:wrap-option="wrap" draw:shadow-color="#808080"/>
    </style:style>
    <style:style style:name="Mpr1" style:family="presentation" style:parent-style-name="Default-backgroundobjects">
      <style:graphic-properties draw:stroke="none" draw:fill="none" draw:fill-color="#ffffff" draw:auto-grow-height="false" draw:auto-grow-width="false" fo:min-height="1.271cm" fo:min-width="0cm" fo:wrap-option="wrap"/>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align="end" fo:text-indent="0cm" style:writing-mode="lr-tb" style:font-independent-line-spacing="true"/>
    </style:style>
    <style:style style:name="MP6" style:family="paragraph">
      <style:paragraph-properties fo:margin-left="0cm" fo:margin-right="0cm" fo:text-indent="0cm" style:punctuation-wrap="hanging" style:line-break="strict"/>
    </style:style>
    <style:style style:name="MP7" style:family="paragraph">
      <style:paragraph-properties fo:margin-left="0cm" fo:margin-right="0cm"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writing-mode="lr-tb" style:font-independent-line-spacing="true"/>
    </style:style>
    <style:style style:name="MP9" style:family="paragraph">
      <style:paragraph-properties fo:margin-left="0cm" fo:margin-right="0cm" fo:text-align="end" fo:text-indent="0cm" style:punctuation-wrap="hanging" style:line-break="strict"/>
    </style:style>
    <style:style style:name="MT1" style:family="text">
      <style:text-properties fo:color="#000000" fo:font-size="12pt" fo:language="en" fo:country="US" style:font-size-asian="12pt" style:language-asian="en" style:country-asian="US" style:font-size-complex="12pt" style:language-complex="en" style:country-complex="US"/>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20.32cm" svg:height="26.67cm" svg:x="0cm" svg:y="0cm">
        <text:p/>
      </draw:rect>
      <draw:frame draw:style-name="Mgr2" draw:text-style-name="MP3" draw:layer="backgroundobjects" svg:width="8.802cm" svg:height="1.332cm" svg:x="0cm" svg:y="0cm" presentation:class="header">
        <draw:text-box>
          <text:list text:style-name="ML1">
            <text:list-header>
              <text:p text:style-name="MP2"><text:span text:style-name="MT1">Extra Materials</text:span></text:p>
            </text:list-header>
          </text:list>
        </draw:text-box>
      </draw:frame>
      <draw:frame draw:style-name="Mgr3" draw:text-style-name="MP5" draw:layer="backgroundobjects" svg:width="8.802cm" svg:height="1.332cm" svg:x="11.514cm" svg:y="0cm" presentation:class="date-time">
        <draw:text-box>
          <text:list text:style-name="ML1">
            <text:list-header>
              <text:p text:style-name="MP4"><text:span text:style-name="MT1">IT 327</text:span></text:p>
              <text:p text:style-name="MP4"><text:span text:style-name="MT1">Concepts of Programming Languages</text:span></text:p>
            </text:list-header>
          </text:list>
        </draw:text-box>
      </draw:frame>
      <draw:frame draw:style-name="Mgr4" draw:text-style-name="MP3" draw:layer="backgroundobjects" svg:width="8.802cm" svg:height="1.332cm" svg:x="0cm" svg:y="25.334cm" presentation:class="footer">
        <draw:text-box>
          <text:list text:style-name="ML1">
            <text:list-header>
              <text:p text:style-name="MP2"><text:span text:style-name="MT1">Construct_LL1_PT.ppt</text:span></text:p>
            </text:list-header>
          </text:list>
        </draw:text-box>
      </draw:frame>
      <draw:frame draw:style-name="Mgr5" draw:text-style-name="MP5" draw:layer="backgroundobjects" svg:width="8.802cm" svg:height="1.332cm" svg:x="11.514cm" svg:y="25.334cm" presentation:class="page-number">
        <draw:text-box>
          <text:list text:style-name="ML1">
            <text:list-header>
              <text:p text:style-name="MP4"><text:span text:style-name="MT1">© Chung-Chih Li -- </text:span><text:span text:style-name="MT1"><text:page-number>&lt;number&gt;</text:page-number></text:span></text:p>
            </text:list-header>
          </text:list>
        </draw:text-box>
      </draw:frame>
      <draw:page-thumbnail draw:layer="backgroundobjects" svg:width="8.659cm" svg:height="6.494cm" svg:x="1cm" svg:y="2.419cm"/>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style:handout-master>
    <style:master-page style:name="Default" style:page-layout-name="PM1" draw:style-name="Mdp1">
      <draw:frame presentation:style-name="Default-title" draw:layer="backgroundobjects" svg:width="21.59cm" svg:height="3.175cm" svg:x="1.905cm" svg:y="1.692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presentation:style-name="Mpr1" draw:layer="backgroundobjects" svg:width="5.292cm" svg:height="1.27cm" svg:x="1.905cm" svg:y="17.357cm" presentation:class="date-time">
        <draw:text-box>
          <text:list text:style-name="ML1">
            <text:list-header>
              <text:p><text:span text:style-name="MT2">9/30/2014</text:span></text:p>
            </text:list-header>
          </text:list>
        </draw:text-box>
      </draw:frame>
      <draw:frame presentation:style-name="Mpr1" draw:layer="backgroundobjects" svg:width="8.044cm" svg:height="1.27cm" svg:x="8.678cm" svg:y="17.357cm" presentation:class="footer">
        <draw:text-box>
          <text:list text:style-name="ML1">
            <text:list-header>
              <text:p><text:span text:style-name="MT2">IT 327</text:span></text:p>
            </text:list-header>
          </text:list>
        </draw:text-box>
      </draw:frame>
      <draw:frame presentation:style-name="Mpr1" draw:layer="backgroundobjects" svg:width="5.292cm" svg:height="1.27cm" svg:x="18.203cm" svg:y="17.357cm" presentation:class="page-number">
        <draw:text-box>
          <text:list text:style-name="ML1">
            <text:list-header>
              <text:p><text:span text:style-name="MT2"><text:page-number>&lt;number&gt;</text:page-number></text:span></text:p>
            </text:list-header>
          </text:list>
        </draw:text-box>
      </draw:frame>
      <presentation:notes style:page-layout-name="PM0">
        <draw:rect draw:style-name="Mgr1" draw:text-style-name="MP1" draw:layer="backgroundobjects" svg:width="20.32cm" svg:height="26.67cm" svg:x="0cm" svg:y="0cm">
          <text:p/>
        </draw:rect>
        <draw:frame draw:style-name="Mgr2" draw:text-style-name="MP7" draw:layer="backgroundobjects" svg:width="8.802cm" svg:height="1.332cm" svg:x="0cm" svg:y="0cm" presentation:class="header">
          <draw:text-box>
            <text:list text:style-name="ML1">
              <text:list-header>
                <text:p text:style-name="MP6"><text:span text:style-name="MT3">IT327</text:span></text:p>
              </text:list-header>
            </text:list>
          </draw:text-box>
        </draw:frame>
        <draw:frame draw:style-name="Mgr3" draw:text-style-name="MP8" draw:layer="backgroundobjects" svg:width="8.802cm" svg:height="1.332cm" svg:x="11.518cm" svg:y="0cm" presentation:class="date-time">
          <draw:text-box>
            <text:list text:style-name="ML1">
              <text:list-header>
                <text:p><text:span text:style-name="MT3"/></text:p>
              </text:list-header>
            </text:list>
          </draw:text-box>
        </draw:frame>
        <draw:page-thumbnail presentation:style-name="Default-title" draw:layer="backgroundobjects" svg:width="13.335cm" svg:height="10.001cm" svg:x="3.492cm" svg:y="2.001cm" presentation:class="page"/>
        <draw:frame presentation:style-name="Default-notes" draw:layer="backgroundobjects" svg:width="14.904cm" svg:height="11.999cm" svg:x="2.708cm" svg:y="12.668cm" presentation:class="notes" presentation:placeholder="true">
          <draw:text-box/>
        </draw:frame>
        <draw:frame draw:style-name="Mgr4" draw:text-style-name="MP7" draw:layer="backgroundobjects" svg:width="8.802cm" svg:height="1.332cm" svg:x="0cm" svg:y="25.338cm" presentation:class="footer">
          <draw:text-box>
            <text:list text:style-name="ML1">
              <text:list-header>
                <text:p><text:span text:style-name="MT3"/></text:p>
              </text:list-header>
            </text:list>
          </draw:text-box>
        </draw:frame>
        <draw:frame draw:style-name="Mgr5" draw:text-style-name="MP8" draw:layer="backgroundobjects" svg:width="8.802cm" svg:height="1.332cm" svg:x="11.518cm" svg:y="25.338cm" presentation:class="page-number">
          <draw:text-box>
            <text:list text:style-name="ML1">
              <text:list-header>
                <text:p text:style-name="MP9"><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lgorithm-Program</dc:title>
    <meta:initial-creator>Chung-Chih Li</meta:initial-creator>
    <dc:creator>itktech</dc:creator>
    <dc:date>2014-09-30T14:53:38.194000000</dc:date>
    <meta:print-date>2014-09-30T14:53:22.549000000</meta:print-date>
    <meta:editing-cycles>90</meta:editing-cycles>
    <meta:editing-duration>P1DT12H1S</meta:editing-duration>
    <meta:document-statistic meta:object-count="245"/>
    <meta:generator>LibreOffice/4.3.3.2$Linux_X86_64 LibreOffice_project/430m0$Build-2</meta:generator>
  </office:meta>
</office:document-meta>
</file>